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5661_L.jpg=</text:p>
      <text:p text:style-name="Standard">cccc liii°</text:p>
      <text:p text:style-name="Standard">Mercurii penultima januarii capitulantibus dominis</text:p>
      <text:p text:style-name="Standard">Succentore</text:p>
      <text:p text:style-name="Standard">De Croces</text:p>
      <text:p text:style-name="Standard">Cancellario</text:p>
      <text:p text:style-name="Standard">Pion</text:p>
      <text:p text:style-name="Standard">Victri</text:p>
      <text:p text:style-name="Standard">Penitenciario</text:p>
      <text:p text:style-name="Standard">Mondidier</text:p>
      <text:p text:style-name="Standard">Sohier</text:p>
      <text:p text:style-name="Standard">Chacy</text:p>
      <text:p text:style-name="Standard">Bastardi</text:p>
      <text:p text:style-name="Standard">Boullardi</text:p>
      <text:p text:style-name="Standard">Breton</text:p>
      <text:p text:style-name="Standard">Monnetii</text:p>
      <text:p text:style-name="Standard">Aguenin</text:p>
      <text:p text:style-name="Standard">Cotin</text:p>
      <text:p text:style-name="Standard">Luillier</text:p>
      <text:p text:style-name="Standard">Burdelot</text:p>
      <text:p text:style-name="Standard">Gaillon</text:p>
      <text:p text:style-name="Standard">Vayli</text:p>
      <text:p text:style-name="Standard">Parenti</text:p>
      <text:p text:style-name="Standard">Barre</text:p>
      <text:p text:style-name="Standard">Archidiacono excusato</text:p>
      <text:p text:style-name="Standard">Hauny</text:p>
      <text:p text:style-name="Standard">Fraxinis</text:p>
      <text:p text:style-name="Standard">Despars</text:p>
      <text:p text:style-name="Standard">Du Drac</text:p>
      <text:p text:style-name="Standard">Jerson</text:p>
      <text:p text:style-name="Standard">P Thomas</text:p>
      <text:p text:style-name="Standard">Archidiaconus de Josayo</text:p>
      <text:p text:style-name="Standard">commictuntur ad audiendum et examinandum compotum quem</text:p>
      <text:p text:style-name="Standard">Deputati ad</text:p>
      <text:p text:style-name="Standard">Barre et</text:p>
      <text:p text:style-name="Standard">vult reddere magister Ste . Pion de officio camere pro uno</text:p>
      <text:p text:style-name="Standard"><text:soft-page-break/>audiendum compotum</text:p>
      <text:p text:style-name="Standard">Monneti</text:p>
      <text:p text:style-name="Standard">anno incipiente ad festum Sancti Bartholomei ccccli et finiente</text:p>
      <text:p text:style-name="Standard">ad simile festum cccclii. in ipso concluende et refferendum</text:p>
      <text:p text:style-name="Standard">Commissi ad loquendum</text:p>
      <text:p text:style-name="Standard">Succentor } commictuntur ad loquendum cum camerario layco ecclesie pro facto cujusdam</text:p>
      <text:p text:style-name="Standard">Camerario layco</text:p>
      <text:p text:style-name="Standard">Victri } Mulieris de qua hic locutas est magister V. de Croces.</text:p>
      <text:p text:style-name="Standard">Preceptum est camerario clerico hic presenti quod faciat diligenciam de habendo peccunie</text:p>
      <text:p text:style-name="Standard">De domino Par.</text:p>
      <text:p text:style-name="Standard">a domino Par. qui debet suo officio plures peccunias videlicet pro terminis nativitatis Marie concepconis</text:p>
      <text:p text:style-name="Standard">et Purificacionis</text:p>
      <text:p text:style-name="Standard">Super requesta m. Jo. Bastardi petentis habere extracta seu copia certa a</text:p>
      <text:p text:style-name="Standard">De magistro Jo.</text:p>
      <text:p text:style-name="Standard">parvo pastorali et a libro decani Par. vigore sue requeste a curia parlamenti</text:p>
      <text:p text:style-name="Standard">Bastardi</text:p>
      <text:p text:style-name="Standard">obtente Ordinatum est quod ponatur execucioni sua requesta et postmodum sibi</text:p>
      <text:p text:style-name="Standard">respondebitur</text:p>
      <text:p text:style-name="Standard">Hodie in capitulo Par. Petrus Petit boulengarius et burgensis Par. nunc proprietarius</text:p>
      <text:p text:style-name="Standard">domus ad intersignum Caniculorum in vico Sancti Jacobi redimit a Capitulo xx s. p. quos</text:p>
      <text:p text:style-name="Standard">Jo. Cressonalle eciam boulengarius nuper et tunc proprietarius dicte domus vendiderat</text:p>
      <text:p text:style-name="Standard">P. Petit</text:p>
      <text:p text:style-name="Standard">Capitulo a duobus annis citra ad opus officii anniversariorum postquam ipse Cressonalle</text:p>
      <text:p text:style-name="Standard">fuit proprietarius dicte domus Et hoc mediante summa xviii £. t. soluta hodie</text:p>
      <text:p text:style-name="Standard">in capitulo Par. pro una vice quam recepit m. V. De Croces officius anniversariorum Et</text:p>
      <text:p text:style-name="Standard">hoc sine prejudicio iiii £. par. redditus quas ecclesia habet jus percipiendi anno quolibet de</text:p>
      <text:p text:style-name="Standard">antiquitate super dicta domo videlicet xl s. officio predicto et xl s. officio puerorum chori de quibus</text:p>
      <text:p text:style-name="Standard">xviii £. t. Capituli quictavit dictum P. Petit et suos. Et ista scripta sunt ad dorsum</text:p>
      <text:p text:style-name="Standard">licterarum dicti Cressonalle.</text:p>
      <text:p text:style-name="Standard">451.</text:p>
      <text:p text:style-name="Standard">=FRAN_0393_05662_L.jpg=</text:p>
      <text:p text:style-name="Standard">452.</text:p>
      <text:p text:style-name="Standard">Veneris in vigillia purificacionis Marie capitulantibus dominis</text:p>
      <text:p text:style-name="Standard">Succentore</text:p>
      <text:p text:style-name="Standard">Victri</text:p>
      <text:p text:style-name="Standard"><text:soft-page-break/>Pion</text:p>
      <text:p text:style-name="Standard">Cancellario</text:p>
      <text:p text:style-name="Standard">Bastardi</text:p>
      <text:p text:style-name="Standard">Penitenciario</text:p>
      <text:p text:style-name="Standard">Luillier</text:p>
      <text:p text:style-name="Standard">Archidiacono</text:p>
      <text:p text:style-name="Standard">Chacy</text:p>
      <text:p text:style-name="Standard">Monneti</text:p>
      <text:p text:style-name="Standard">Despars</text:p>
      <text:p text:style-name="Standard">excusatis</text:p>
      <text:p text:style-name="Standard">Breton</text:p>
      <text:p text:style-name="Standard">Fraxinis</text:p>
      <text:p text:style-name="Standard">Cotin</text:p>
      <text:p text:style-name="Standard">Gaillon</text:p>
      <text:p text:style-name="Standard">Parenti</text:p>
      <text:p text:style-name="Standard">Barre</text:p>
      <text:p text:style-name="Standard">Jerson</text:p>
      <text:p text:style-name="Standard">Hauny</text:p>
      <text:p text:style-name="Standard">Sohier</text:p>
      <text:p text:style-name="Standard">De Croces</text:p>
      <text:p text:style-name="Standard">Mondidier</text:p>
      <text:p text:style-name="Standard">Boullardi</text:p>
      <text:p text:style-name="Standard">Placet dominis quod quidem Albertus de Acry miles naturalis regni</text:p>
      <text:p text:style-name="Standard">De uno scuto tradendo</text:p>
      <text:p text:style-name="Standard">Cipri alias capti per infideles sarracenos habeat unum scutum auri</text:p>
      <text:p text:style-name="Standard">per m. V. de Croces.</text:p>
      <text:p text:style-name="Standard">in elemosina per manum magistri V. de Croces officiarii etc.</text:p>
      <text:p text:style-name="Standard">Ja. Tellier</text:p>
      <text:p text:style-name="Standard">Super requesta JacobiTellier petentis recipi in clericum matutinarum ecclesie</text:p>
      <text:p text:style-name="Standard">dictum est sibi $v$ quod veniet ad ecclesiam istis diebus in choro et audietur</text:p>
      <text:p text:style-name="Standard">De $dno$ magistro Johanne</text:p>
      <text:p text:style-name="Standard">Hodie quidem consiliarius regis precepit capitulo tradere magistro Jo. Bastardi canonico Par.</text:p>
      <text:p text:style-name="Standard">Bastardi pro extractis faciendis</text:p>
      <text:p text:style-name="Standard">certa extracta a parvo pastorali et libro decani . Super quo nichil actum</text:p>
      <text:p text:style-name="Standard">est sed expectetur usque ad diem lune proxime</text:p>
      <text:p text:style-name="Standard">Raporté par Estienne Brassin maire de Sucy pour messeigneurs de chapitre</text:p>
      <text:p text:style-name="Standard"><text:soft-page-break/>que il a adjourné de mercredi derrain passé a hui Symon Gouyer en</text:p>
      <text:p text:style-name="Standard">parlant a sa personne contre Ginot Le Comte pour veoir anticiper</text:p>
      <text:p text:style-name="Standard">Adjournemens</text:p>
      <text:p text:style-name="Standard">certain adjournement fait a la requeste dudit Gouyer au premier vendredi</text:p>
      <text:p text:style-name="Standard">a la Barre</text:p>
      <text:p text:style-name="Standard">d'aprés la Toussains et pour proceder etc.</text:p>
      <text:p text:style-name="Standard">A viiie a faire foy par ledit Guiot le Comte de l'adjournement dont il</text:p>
      <text:p text:style-name="Standard">se vante contre ledit Symon Gouyer a hui / et prendra ledit</text:p>
      <text:p text:style-name="Standard">Symon autant de l'adjournement qui est devers lacourt se bon lui</text:p>
      <text:p text:style-name="Standard">semble</text:p>
      <text:p text:style-name="Standard">=FRAN_0393_05663_L.jpg=</text:p>
      <text:p text:style-name="Standard">cccc liii.</text:p>
      <text:p text:style-name="Standard">Lune iiii febrauarii capitulantibus dominis</text:p>
      <text:p text:style-name="Standard">Archidiacono</text:p>
      <text:p text:style-name="Standard">Victri</text:p>
      <text:p text:style-name="Standard">Succentore</text:p>
      <text:p text:style-name="Standard">De Croces</text:p>
      <text:p text:style-name="Standard">Cancellario</text:p>
      <text:p text:style-name="Standard">Pion</text:p>
      <text:p text:style-name="Standard">Penitenciario</text:p>
      <text:p text:style-name="Standard">Bastardi</text:p>
      <text:p text:style-name="Standard">Chacy</text:p>
      <text:p text:style-name="Standard">Mondidier</text:p>
      <text:p text:style-name="Standard">Breton</text:p>
      <text:p text:style-name="Standard">Monneti</text:p>
      <text:p text:style-name="Standard">Cotin</text:p>
      <text:p text:style-name="Standard">Aguenin</text:p>
      <text:p text:style-name="Standard">Gaillon</text:p>
      <text:p text:style-name="Standard">Luillier</text:p>
      <text:p text:style-name="Standard">Barre</text:p>
      <text:p text:style-name="Standard">Fraxinis</text:p>
      <text:p text:style-name="Standard">Hauny</text:p>
      <text:p text:style-name="Standard">Du Drac</text:p>
      <text:p text:style-name="Standard">Parenti</text:p>
      <text:p text:style-name="Standard">Michault Totee a adjourné messeigneurs a demain contre ceulx la Saincte</text:p>
      <text:p text:style-name="Standard">adjournement</text:p>
      <text:p text:style-name="Standard"><text:soft-page-break/>Chapelle pour avoir par rachat x. sols par. de rente a cause de la</text:p>
      <text:p text:style-name="Standard">chapelle que tient Vincent Havart en l'eglise de Paris</text:p>
      <text:p text:style-name="Standard">Fraxinis</text:p>
      <text:p text:style-name="Standard">Loquantur cum priore Sancti Lazari audient ipsum et refferent</text:p>
      <text:p text:style-name="Standard">De priore Sancti</text:p>
      <text:p text:style-name="Standard">Aguenin</text:p>
      <text:p text:style-name="Standard">Lazari</text:p>
      <text:p text:style-name="Standard">Pion } et erit presens m. V. De Croces si voluerit</text:p>
      <text:p text:style-name="Standard">Ad requestam m. Jo. Le Sellier archidiaconus Brye petentis fieri obitum deffuncti</text:p>
      <text:p text:style-name="Standard">De obitu m. Jo.</text:p>
      <text:p text:style-name="Standard">m. Jo. de Bussi ejus quondam avunculi . Placet dominis quod hodie fiant</text:p>
      <text:p text:style-name="Standard">de Bussi faciendo</text:p>
      <text:p text:style-name="Standard">vigillie et die crastina missa / et distribuetur summa quam obtulit</text:p>
      <text:p text:style-name="Standard">$videlicet xi £.</text:p>
      <text:p text:style-name="Standard">de Jo. Galteri</text:p>
      <text:p text:style-name="Standard">Super requesta Jo. Galteri spé petentis recipi in clericum matutinarum</text:p>
      <text:p text:style-name="Standard">ecclesie detur sibi spes</text:p>
      <text:p text:style-name="Standard">Canonicatus et prebenda Sancti Aniani in ecclesia Par. vacantes per obitum defuncti m. R.</text:p>
      <text:p text:style-name="Standard">Le Fourbeur ultimi possessoris eorumdem pro quibus ad hodie fit convocacio per</text:p>
      <text:p text:style-name="Standard">De prebenda Sancti</text:p>
      <text:p text:style-name="Standard">Aniani.</text:p>
      <text:p text:style-name="Standard">deliberacionem capituli conferentur domino Gabrieli Harenger presbytero vicario dicti</text:p>
      <text:p text:style-name="Standard">Sancti Aniani Et hoc salvo jure cujuslibet.</text:p>
      <text:p text:style-name="Standard">De aliis autem prebendis sancti Dionisii et Sancti Johanni Rotundi alias deliberabitur</text:p>
      <text:p text:style-name="Standard">Collacio bursarum</text:p>
      <text:p text:style-name="Standard">Burse collegii xviii. scolarium Par. vacantes per absenciam Johannis Coleti</text:p>
      <text:p text:style-name="Standard">collate sunt Johanni de Furno.</text:p>
      <text:p text:style-name="Standard">Similiter Burse Johannis de Vico per ejus absenciam vacantes collate sunt</text:p>
      <text:p text:style-name="Standard">Collacio bursarum</text:p>
      <text:p text:style-name="Standard">Aymerico Blanchon diocesis Lemovicensis</text:p>
      <text:p text:style-name="Standard">Jerson</text:p>
      <text:p text:style-name="Standard">P Thomas</text:p>
      <text:p text:style-name="Standard">Sohier</text:p>
      <text:p text:style-name="Standard">Despars</text:p>
      <text:p text:style-name="Standard">Burdelot</text:p>
      <text:p text:style-name="Standard">Bouchier</text:p>
      <text:p text:style-name="Standard"><text:soft-page-break/>Vayli</text:p>
      <text:p text:style-name="Standard">Boullardi</text:p>
      <text:p text:style-name="Standard">453.</text:p>
      <text:p text:style-name="Standard">=FRAN_0393_05664_L.jpg=</text:p>
      <text:p text:style-name="Standard">454.</text:p>
      <text:p text:style-name="Standard">Menurii via februarii capitulantibus dominis</text:p>
      <text:p text:style-name="Standard">Archidiacono de Josayo</text:p>
      <text:p text:style-name="Standard">De Croces</text:p>
      <text:p text:style-name="Standard">Boullardi</text:p>
      <text:p text:style-name="Standard">Succentore</text:p>
      <text:p text:style-name="Standard">Victri</text:p>
      <text:p text:style-name="Standard">Burdelot</text:p>
      <text:p text:style-name="Standard">Cancellario</text:p>
      <text:p text:style-name="Standard">Parenti</text:p>
      <text:p text:style-name="Standard">Vayli</text:p>
      <text:p text:style-name="Standard">Penitenciario</text:p>
      <text:p text:style-name="Standard">Aguenin</text:p>
      <text:p text:style-name="Standard">Chacy</text:p>
      <text:p text:style-name="Standard">G. Harenger</text:p>
      <text:p text:style-name="Standard">Luillier</text:p>
      <text:p text:style-name="Standard">Breton</text:p>
      <text:p text:style-name="Standard">Fraxinis</text:p>
      <text:p text:style-name="Standard">Mondidier</text:p>
      <text:p text:style-name="Standard">Cotin</text:p>
      <text:p text:style-name="Standard">Despars</text:p>
      <text:p text:style-name="Standard">Jerson</text:p>
      <text:p text:style-name="Standard">Gaillon</text:p>
      <text:p text:style-name="Standard">Monneti</text:p>
      <text:p text:style-name="Standard">P Thomas } excusatis</text:p>
      <text:p text:style-name="Standard">Barre</text:p>
      <text:p text:style-name="Standard">Bastardi</text:p>
      <text:p text:style-name="Standard">Sohier</text:p>
      <text:p text:style-name="Standard">Hauny</text:p>
      <text:p text:style-name="Standard">Jehan Leschalas a adjourné messeigneurs a jendi prochain Contre les chevecier et</text:p>
      <text:p text:style-name="Standard">Adjournement</text:p>
      <text:p text:style-name="Standard">Chanoines de Saincte Opportune sur le prouffit de ii. deffaults</text:p>
      <text:p text:style-name="Standard"><text:soft-page-break/>tus</text:p>
      <text:p text:style-name="Standard">Canonicatus et prebenda Sancti Aniani in ecclesia Par. quos nuper dum viveret obtinebat</text:p>
      <text:p text:style-name="Standard">et possidebat deffunctus magister Ra. Le Fourbeur . vacantes ad presens per ejus obitum</text:p>
      <text:p text:style-name="Standard">et ad collacionem capituli Par. pleno jure spectantes . Collati sunt per capitulum par.</text:p>
      <text:p text:style-name="Standard">Collacio prebende</text:p>
      <text:p text:style-name="Standard">In communi domino Gabrieli Harenger vicario dicti Sancti Aniani tamquam beneficiatus</text:p>
      <text:p text:style-name="Standard">Sancti Aniani</text:p>
      <text:p text:style-name="Standard">Et hoc salvo jure cujuslibet qui juravit in forma ut continetur in parvo</text:p>
      <text:p text:style-name="Standard">pastorali et fuit installatus in choro et in capitulo ut moris est / et solvit</text:p>
      <text:p text:style-name="Standard">pro sua recepcione xxii £. x s. p.</text:p>
      <text:p text:style-name="Standard">vicaria Sancti Aniani in ecclesia Par. quam ultimatem obtinebat et possidebat dominus Gabri</text:p>
      <text:p text:style-name="Standard">Harenger vacans ad presens per assecucionem prebende dicti Sancti Aniani per ipsum d</text:p>
      <text:p text:style-name="Standard">Collacio vicarie</text:p>
      <text:p text:style-name="Standard">Sancti Aniani.</text:p>
      <text:p text:style-name="Standard">Gabrielem pacifice assecute Salvo jure cujusibet collata est d</text:p>
      <text:p text:style-name="Standard">Philippo Infantis presbytero . qui juravit in forma et fuit installatus in choro etc</text:p>
      <text:p text:style-name="Standard">Prebenda sacerdotalis Sancti Dionisii de Passu in ecclesia Par. quam ultimate</text:p>
      <text:p text:style-name="Standard">obtinebat et possidebat dominus Philippus Infantis presbyter nunc vacans per assecucionem</text:p>
      <text:p text:style-name="Standard">Collacio prebendoe vicarie Sancti Aniani in ecclesia Par. per ipsum dominum Philippum pacifice assecute</text:p>
      <text:p text:style-name="Standard">Sancti Dionisii de Passu</text:p>
      <text:p text:style-name="Standard">Salvo jure cujuslibet collata est domino Germano Watree presbytero qui</text:p>
      <text:p text:style-name="Standard">juravit in forma et fuit installatus in choro etc.</text:p>
      <text:p text:style-name="Standard">=FRAN_0393_05665_L.jpg=</text:p>
      <text:p text:style-name="Standard">CCCC liii</text:p>
      <text:p text:style-name="Standard">455.</text:p>
      <text:p text:style-name="Standard">Prebenda dyaconalis Sancti Dyonisii de Passu in ecclesia Par. quam</text:p>
      <text:p text:style-name="Standard">sltimate obtinebat et possidebat dominus Germanus Watree presbyter</text:p>
      <text:p text:style-name="Standard">Collacio prebende dyaconalis</text:p>
      <text:p text:style-name="Standard">vacans ad presens per assecucionem $dicti domini G.$ prebende sacerdotalis dicti</text:p>
      <text:p text:style-name="Standard">sancti Dionisii de Passu</text:p>
      <text:p text:style-name="Standard">Sancti Dyonisii per ipsum Germanum pacifice assecute Salvo jure</text:p>
      <text:p text:style-name="Standard">cujuslibet Collata est domino Johanni Foulon presbytero qui juravit in forma</text:p>
      <text:p text:style-name="Standard">et fuit installatus in choro etc.</text:p>
      <text:p text:style-name="Standard">Prebenda dyaconalis Sancti Johannis Rotundi quam ultimate obtinebat</text:p>
      <text:p text:style-name="Standard">Collacio prebende dyaconalis</text:p>
      <text:p text:style-name="Standard"><text:soft-page-break/>et possidebat dominus Johannes Foulon presbyter vacans ad presens per assecucionem</text:p>
      <text:p text:style-name="Standard">Sancto Jo. Rotundi</text:p>
      <text:p text:style-name="Standard">prebende dyaconalis sancti Dyonisii de Passu in ecclesia Par. per ipsum Foulon pacifice</text:p>
      <text:p text:style-name="Standard">assecute Salvo jure cujuslibet collata est Hugoni Paté qui juravit in</text:p>
      <text:p text:style-name="Standard">forma et fuit installatus in choro etc.</text:p>
      <text:p text:style-name="Standard">Prebenda subdyaconalis dicti Sancti Johannis Rotundi quam ultimate obtinebat Hugo</text:p>
      <text:p text:style-name="Standard">Collacio prebende subdiaconalis</text:p>
      <text:p text:style-name="Standard">Paté vacans ad presens per assecucionem prebende dyaconalis dicti Sancti Johannis</text:p>
      <text:p text:style-name="Standard">Sancti Jo. Rotundi</text:p>
      <text:p text:style-name="Standard">per dictum Hugonem pacifice assecute Salvo jure cujuslibet collata est</text:p>
      <text:p text:style-name="Standard">Jacobo Lignage clerico matutinarum qui juravit in forma et fuit installatus in</text:p>
      <text:p text:style-name="Standard">choro etc.</text:p>
      <text:p text:style-name="Standard">Capellanie ad altare Sancte Agnetis in ecclesia Sancti Mederici Par. vacans ad</text:p>
      <text:p text:style-name="Standard">presens per resignacionem m. Andree Fourcault presbyteri qui eam possidebat in</text:p>
      <text:p text:style-name="Standard">manibus capituli Par. factam et admissa . Causa tamen permutacionis de ipsa capellania</text:p>
      <text:p text:style-name="Standard">o</text:p>
      <text:p text:style-name="Standard">suisque juribus etc. cum magistro Reginaldo Croutelle capellano capellanie annunciacionis beate Marie</text:p>
      <text:p text:style-name="Standard">virginis in ecclesia Sancti Jacobi de hospitali par. ad dictam capellaniam annunciacionis</text:p>
      <text:p text:style-name="Standard">Marie suaque jura etc. et non alias faciende Salvo jure cujuslibet collacta est dicto magistro</text:p>
      <text:p text:style-name="Standard">R. Croutelle presenti et requirenti qui juravit in forma et fuit installatus etc</text:p>
      <text:p text:style-name="Standard">prestito prius hincinde juramento quod in hujusmodi resignacione non intervenient fraus dolus etc</text:p>
      <text:p text:style-name="Standard">Collacio capellanie</text:p>
      <text:p text:style-name="Standard">ecclesie par.</text:p>
      <text:p text:style-name="Standard">=FRAN_0393_05666_L.jpg=</text:p>
      <text:p text:style-name="Standard">456.</text:p>
      <text:p text:style-name="Standard">Veneris viiia februarii capitulantibus dominis</text:p>
      <text:p text:style-name="Standard">Succentore</text:p>
      <text:p text:style-name="Standard">Aguenin</text:p>
      <text:p text:style-name="Standard">Cancellario</text:p>
      <text:p text:style-name="Standard">Chacy</text:p>
      <text:p text:style-name="Standard">Boullardi</text:p>
      <text:p text:style-name="Standard">Breton</text:p>
      <text:p text:style-name="Standard">Sohier</text:p>
      <text:p text:style-name="Standard">Barre</text:p>
      <text:p text:style-name="Standard">Pion</text:p>
      <text:p text:style-name="Standard"><text:soft-page-break/>De Croces</text:p>
      <text:p text:style-name="Standard">Harenger</text:p>
      <text:p text:style-name="Standard">Victri</text:p>
      <text:p text:style-name="Standard">Jerson</text:p>
      <text:p text:style-name="Standard">Luillier</text:p>
      <text:p text:style-name="Standard">Archidiacono de Josayo</text:p>
      <text:p text:style-name="Standard">Fraxinis</text:p>
      <text:p text:style-name="Standard">Penitenciario</text:p>
      <text:p text:style-name="Standard">} excusatis</text:p>
      <text:p text:style-name="Standard">Monneti</text:p>
      <text:p text:style-name="Standard">Cotin</text:p>
      <text:p text:style-name="Standard">Nichil actum seu conclusum est hodie in presenti capitulo propter absenciam nonnullorum dominorum</text:p>
      <text:p text:style-name="Standard">canonicorum Par.</text:p>
      <text:p text:style-name="Standard">nichil</text:p>
      <text:p text:style-name="Standard">Lune xia februarii capitulantibus dominis</text:p>
      <text:p text:style-name="Standard">Archidiacono de Josayo</text:p>
      <text:p text:style-name="Standard">Mondidier</text:p>
      <text:p text:style-name="Standard">Sohier</text:p>
      <text:p text:style-name="Standard">Succentore</text:p>
      <text:p text:style-name="Standard">Burdelot</text:p>
      <text:p text:style-name="Standard">Bastardi</text:p>
      <text:p text:style-name="Standard">Cancellario</text:p>
      <text:p text:style-name="Standard">Pion</text:p>
      <text:p text:style-name="Standard">Harenger</text:p>
      <text:p text:style-name="Standard">Penitenciario</text:p>
      <text:p text:style-name="Standard">Monnet</text:p>
      <text:p text:style-name="Standard">Parenti</text:p>
      <text:p text:style-name="Standard">Chacy.</text:p>
      <text:p text:style-name="Standard">Luillier</text:p>
      <text:p text:style-name="Standard">Jerson</text:p>
      <text:p text:style-name="Standard">Breton</text:p>
      <text:p text:style-name="Standard">Fraxinis</text:p>
      <text:p text:style-name="Standard">de Longolio</text:p>
      <text:p text:style-name="Standard">Cotin</text:p>
      <text:p text:style-name="Standard">Aguenin</text:p>
      <text:p text:style-name="Standard">Gaillon</text:p>
      <text:p text:style-name="Standard"><text:soft-page-break/>Barre</text:p>
      <text:p text:style-name="Standard">excusatis</text:p>
      <text:p text:style-name="Standard">P Thomas</text:p>
      <text:p text:style-name="Standard">Victri</text:p>
      <text:p text:style-name="Standard">Hauny</text:p>
      <text:p text:style-name="Standard">Boullardi</text:p>
      <text:p text:style-name="Standard">Vayli</text:p>
      <text:p text:style-name="Standard">De Croces</text:p>
      <text:p text:style-name="Standard">Super questione mota inter magistros V. De Croces officiarium et Ra. Hauny canonicos Par.</text:p>
      <text:p text:style-name="Standard">occacione certorum estaratorum cuptorum ut dicitur ex parte dicti Hauny in nemorib</text:p>
      <text:p text:style-name="Standard">de Andresi spectantes officialo horarum ut dicitur dictus De Croces offeris probare G.</text:p>
      <text:p text:style-name="Standard">idem Hauny confitens cepisse et sibi spstare racione prebendaum etc et ipsi in</text:p>
      <text:p text:style-name="Standard">manu justicie poni fecisse . ordinatum est ipsis a capitulo absente quod ipse Hauny su</text:p>
      <text:p text:style-name="Standard">pena perdicionis panis sui capituli restablira galice lesditus escharas infra</text:p>
      <text:p text:style-name="Standard">octo dies et in loco ubi erant Et interim capitulum ordinabit ad quem</text:p>
      <text:p text:style-name="Standard">spectabit.</text:p>
      <text:p text:style-name="Standard">Placet dominis quod dominus archidiaconus de Josayo lucratur et habeat suas distribuciones</text:p>
      <text:p text:style-name="Standard">eundo et redeundo apud Ayencot ubi intendit ire prout dixt pro octo die</text:p>
      <text:p text:style-name="Standard">et reputatur pro presente</text:p>
      <text:p text:style-name="Standard">Habeat dominus cantor extracta librorum decani et pastolaris parvi ut petit</text:p>
      <text:p text:style-name="Standard">vigore licterarum compulsoriarum etc.</text:p>
      <text:p text:style-name="Standard">De Croces</text:p>
      <text:p text:style-name="Standard">Hauny</text:p>
      <text:p text:style-name="Standard">Hauny</text:p>
      <text:p text:style-name="Standard">Bastardi</text:p>
      <text:p text:style-name="Standard">Mondidier</text:p>
      <text:p text:style-name="Standard">Parenti</text:p>
      <text:p text:style-name="Standard">Gaillon</text:p>
      <text:p text:style-name="Standard">Josas</text:p>
      <text:p text:style-name="Standard">Cantor</text:p>
      <text:p text:style-name="Standard">=FRAN_0393_05667_L.jpg=</text:p>
      <text:p text:style-name="Standard">cccc liii.</text:p>
      <text:p text:style-name="Standard">Mercurii xiii februarii capitulantibus dominis</text:p>
      <text:p text:style-name="Standard">Succentore</text:p>
      <text:p text:style-name="Standard">Luillier</text:p>
      <text:p text:style-name="Standard">Parenti</text:p>
      <text:p text:style-name="Standard"><text:soft-page-break/>Cancellario</text:p>
      <text:p text:style-name="Standard">Vayli</text:p>
      <text:p text:style-name="Standard">Jerson</text:p>
      <text:p text:style-name="Standard">Penitenciario</text:p>
      <text:p text:style-name="Standard">Aguenin</text:p>
      <text:p text:style-name="Standard">Archidiacono</text:p>
      <text:p text:style-name="Standard">Chacy</text:p>
      <text:p text:style-name="Standard">Fraxinis</text:p>
      <text:p text:style-name="Standard">De Croces</text:p>
      <text:p text:style-name="Standard">Breton</text:p>
      <text:p text:style-name="Standard">Pion</text:p>
      <text:p text:style-name="Standard">Mondidier</text:p>
      <text:p text:style-name="Standard">Cotin</text:p>
      <text:p text:style-name="Standard">excusatis</text:p>
      <text:p text:style-name="Standard">P Thomas</text:p>
      <text:p text:style-name="Standard">Victri</text:p>
      <text:p text:style-name="Standard">Gaillon</text:p>
      <text:p text:style-name="Standard">Boullardi</text:p>
      <text:p text:style-name="Standard">Barre</text:p>
      <text:p text:style-name="Standard">Despars</text:p>
      <text:p text:style-name="Standard">Sohier</text:p>
      <text:p text:style-name="Standard">Hauny</text:p>
      <text:p text:style-name="Standard">Burdelot</text:p>
      <text:p text:style-name="Standard">Bastardi</text:p>
      <text:p text:style-name="Standard">Harenger</text:p>
      <text:p text:style-name="Standard">Monnet</text:p>
      <text:p text:style-name="Standard">N. Bertin a adjourné messeigneurs a demain contre monseigneur de Meaulx comme</text:p>
      <text:p text:style-name="Standard">adjournement</text:p>
      <text:p text:style-name="Standard">administrateur du prioré Saint Eloy sur le prouffit de J. deffault</text:p>
      <text:p text:style-name="Standard">Hodie ad requestam m. P. Chauveau Capellani in ecclesia Parisiensi quidem</text:p>
      <text:p text:style-name="Standard">commissarius precepit Capitulo ut sibi traderet aliqua extracta registrorum capellaniarum</text:p>
      <text:p text:style-name="Standard">ecclesie pro se adjuvando contra religiosos domus Dei Par. pro jure sue</text:p>
      <text:p text:style-name="Standard">capellanie quod sibi concessum est vocata parte etc.</text:p>
      <text:p text:style-name="Standard">Succentore</text:p>
      <text:p text:style-name="Standard">Commictuntur ad loquendum cum Petro de Hennelles scutiffero</text:p>
      <text:p text:style-name="Standard">Commissi</text:p>
      <text:p text:style-name="Standard"><text:soft-page-break/>Monneti }</text:p>
      <text:p text:style-name="Standard">qui vult vendere ecclesie certum redditus et refferendum</text:p>
      <text:p text:style-name="Standard">Burdelot</text:p>
      <text:p text:style-name="Standard">Pion</text:p>
      <text:p text:style-name="Standard">Inhibeatur ex parte capituli dominis Johanni Valet et Germano Watree quod</text:p>
      <text:p text:style-name="Standard">Jo. Valet</text:p>
      <text:p text:style-name="Standard">G. Wbatree</text:p>
      <text:p text:style-name="Standard">nichil Innovent de mutacione suarum domorum donec et quousque</text:p>
      <text:p text:style-name="Standard">capitulum super hoc ordinatum et maxime usque ad festum Sancti Johannis Baptiste</text:p>
      <text:p text:style-name="Standard">Super requesta m. R. Hauny requirentis quod non teneatur restituere gallice</text:p>
      <text:p text:style-name="Standard">Les eschalas de quibus supra fit mencio in locis alias sibi assignatis</text:p>
      <text:p text:style-name="Standard">Hauny</text:p>
      <text:p text:style-name="Standard">Placet dominis quod terminus octo dierum sibi assignatum prorogatur usque ad xv.</text:p>
      <text:p text:style-name="Standard">vel usque ad festum Sancti Mathie proxime ut interim provideatur super hoc</text:p>
      <text:p text:style-name="Standard">Preceptum</text:p>
      <text:p text:style-name="Standard">457</text:p>
      <text:p text:style-name="Standard">=FRAN_0393_05668_L.jpg=</text:p>
      <text:p text:style-name="Standard">458.</text:p>
      <text:p text:style-name="Standard">Veneris xv. mensis februarii capitulantibus dominis</text:p>
      <text:p text:style-name="Standard">Succentore</text:p>
      <text:p text:style-name="Standard">Mondidier</text:p>
      <text:p text:style-name="Standard">Parenti</text:p>
      <text:p text:style-name="Standard">Cancellario</text:p>
      <text:p text:style-name="Standard">Bastardi</text:p>
      <text:p text:style-name="Standard">Jerson</text:p>
      <text:p text:style-name="Standard">Penitenciario</text:p>
      <text:p text:style-name="Standard">Harenger</text:p>
      <text:p text:style-name="Standard">Luillier</text:p>
      <text:p text:style-name="Standard">Chacy</text:p>
      <text:p text:style-name="Standard">de Fraxinis</text:p>
      <text:p text:style-name="Standard">P Thomas</text:p>
      <text:p text:style-name="Standard">Breton</text:p>
      <text:p text:style-name="Standard">Pion</text:p>
      <text:p text:style-name="Standard">Archidiacono extra</text:p>
      <text:p text:style-name="Standard">Cotin</text:p>
      <text:p text:style-name="Standard">Sohier</text:p>
      <text:p text:style-name="Standard"><text:soft-page-break/>Despars excusato</text:p>
      <text:p text:style-name="Standard">Gaillon</text:p>
      <text:p text:style-name="Standard">Burdelot</text:p>
      <text:p text:style-name="Standard">Victri excusato</text:p>
      <text:p text:style-name="Standard">Barre</text:p>
      <text:p text:style-name="Standard">Monnet</text:p>
      <text:p text:style-name="Standard">Hauny</text:p>
      <text:p text:style-name="Standard">Boullardi</text:p>
      <text:p text:style-name="Standard">De Croces</text:p>
      <text:p text:style-name="Standard">Pebenda Sancti Sepulcri Par. ad collacionem Capituli Par. pleno jure</text:p>
      <text:p text:style-name="Standard">spectans quam nuper possidebat . m. Jo. Chambetin vacans ad presens</text:p>
      <text:p text:style-name="Standard">per resignacionem ipsius magistri Jo. ex causa permutacionis de ipsa cum magistro Guillelmo</text:p>
      <text:p text:style-name="Standard">et prebendam</text:p>
      <text:p text:style-name="Standard">Fabri subdiactonus licenciato in legibus ad canonicatum ecclesie Bicturicensis</text:p>
      <text:p text:style-name="Standard">et ad omne jus quod ipse habebat aut habet seu habere pretendebat</text:p>
      <text:p text:style-name="Standard">Collacio prebende</text:p>
      <text:p text:style-name="Standard">et $preb$ pretendit in eisdem / et ad prebendam ecclesie Sancti Michaelis de</text:p>
      <text:p text:style-name="Standard">Sepulcri</text:p>
      <text:p text:style-name="Standard">Belvaco. Salvo jure cujuslibet collata est dicto magistro G. Fabri</text:p>
      <text:p text:style-name="Standard">qui juravit in forma et fuit installatus etc. prestito prius hincunde juramento</text:p>
      <text:p text:style-name="Standard">quod in hujusmodi resignacione non intervenient fraus dolus etc.</text:p>
      <text:p text:style-name="Standard">Super requesta domini Johannis Loubloyer petentis sibi tradi ad vitam</text:p>
      <text:p text:style-name="Standard">Loubloyer</text:p>
      <text:p text:style-name="Standard">suam domum quam ipse nunc inhabitat pro iiii f. pro quolibet anno nichil</text:p>
      <text:p text:style-name="Standard">actum est</text:p>
      <text:p text:style-name="Standard">Super requesta religiosorum domus Dei Parisiensi petencium sibi licenciam concedi</text:p>
      <text:p text:style-name="Standard">ut possint tradere magistro G. de Culan commissario in Castelleto Par.</text:p>
      <text:p text:style-name="Standard">quandam plateam seu masuram sitam in veteri vico templi Cum</text:p>
      <text:p text:style-name="Standard">De religiosis domus Dei</text:p>
      <text:p text:style-name="Standard">arreragis debitis videlicet pro xx. f. pro eorum jure et arreragiis debitis</text:p>
      <text:p text:style-name="Standard">Audiatur magister dicte domus Dei</text:p>
      <text:p text:style-name="Standard">Deffault Symon Gouyer contre Guiot Le Coume assignatus</text:p>
      <text:p text:style-name="Standard">deffault</text:p>
      <text:p text:style-name="Standard">continue appellé par Chastenay</text:p>
      <text:p text:style-name="Standard">Vocatus est per Johannem du Chastenet hostiarium capituli ad hostium dicti capituli</text:p>
      <text:p text:style-name="Standard">Deffault</text:p>
      <text:p text:style-name="Standard"><text:soft-page-break/>Petrus Girard Citatus auctoritate privilegiorum etc. pro procuratore ecclesie ad causam</text:p>
      <text:p text:style-name="Standard">fabrice</text:p>
      <text:p text:style-name="Standard">=FRAN_0393_05669_L.jpg=</text:p>
      <text:p text:style-name="Standard">459.</text:p>
      <text:p text:style-name="Standard">Anno domini m°. cccc°. liii°. die lune</text:p>
      <text:p text:style-name="Standard">xviii mensis februarii capitulantibus dominis</text:p>
      <text:p text:style-name="Standard">Succentore</text:p>
      <text:p text:style-name="Standard">De Croces</text:p>
      <text:p text:style-name="Standard">Burdelot</text:p>
      <text:p text:style-name="Standard">Cancellario</text:p>
      <text:p text:style-name="Standard">Bastardi</text:p>
      <text:p text:style-name="Standard">Parenti</text:p>
      <text:p text:style-name="Standard">Penitenciario</text:p>
      <text:p text:style-name="Standard">Vayli</text:p>
      <text:p text:style-name="Standard">Boullardi</text:p>
      <text:p text:style-name="Standard">Chacy</text:p>
      <text:p text:style-name="Standard">Monnet</text:p>
      <text:p text:style-name="Standard">P Thomas</text:p>
      <text:p text:style-name="Standard">Breton</text:p>
      <text:p text:style-name="Standard">Luillier</text:p>
      <text:p text:style-name="Standard">Jerson</text:p>
      <text:p text:style-name="Standard">Cotin</text:p>
      <text:p text:style-name="Standard">Aguenin</text:p>
      <text:p text:style-name="Standard">Gaillon</text:p>
      <text:p text:style-name="Standard">Harenger</text:p>
      <text:p text:style-name="Standard">Barre</text:p>
      <text:p text:style-name="Standard">Fraxinis</text:p>
      <text:p text:style-name="Standard">Josas extra</text:p>
      <text:p text:style-name="Standard">Hauny</text:p>
      <text:p text:style-name="Standard">Pion</text:p>
      <text:p text:style-name="Standard">Victri } excusatis</text:p>
      <text:p text:style-name="Standard">Du Drac</text:p>
      <text:p text:style-name="Standard">Sohier</text:p>
      <text:p text:style-name="Standard">Despars</text:p>
      <text:p text:style-name="Standard">De domibus</text:p>
      <text:p text:style-name="Standard">De certis domibus in hallis de lingeria de quibus hic locutus</text:p>
      <text:p text:style-name="Standard"><text:soft-page-break/>in lingeria</text:p>
      <text:p text:style-name="Standard">est De Croces . Ipse loquetur cum certis personis et referet</text:p>
      <text:p text:style-name="Standard">Tradantur magistro Johanni Du Drac canonico Par. et commisso ad officium</text:p>
      <text:p text:style-name="Standard">De vi £. traditis</text:p>
      <text:p text:style-name="Standard">panis capituli vi £b. par. nuper tradite per dominum Philipum Infantis</text:p>
      <text:p text:style-name="Standard">per dominum P. Infantis</text:p>
      <text:p text:style-name="Standard">vicarium Sancti Aniani pro suo pane Capituli de quibus ipse du Drac</text:p>
      <text:p text:style-name="Standard">tradet quictanciaem et reddet compotum de ipsis et aliis per eum receptis</text:p>
      <text:p text:style-name="Standard">De Martino</text:p>
      <text:p text:style-name="Standard">Placet dominis quod expediantur per Johannem du Chemin $j$ Martino</text:p>
      <text:p text:style-name="Standard">Prevost</text:p>
      <text:p text:style-name="Standard">Prevost certe hareditagia hic declarate existentes apud Chivilliacum et</text:p>
      <text:p text:style-name="Standard">Layacum solvendo jura et redevancie</text:p>
      <text:p text:style-name="Standard">Precipiatur Johanni du Chemin et Philippo de Gironnes quod faciant</text:p>
      <text:p text:style-name="Standard">De molendano</text:p>
      <text:p text:style-name="Standard">de Lay et Chivilli</text:p>
      <text:p text:style-name="Standard">reparare molendinum de Chivilli et Lay. de quo hic conquestus est</text:p>
      <text:p text:style-name="Standard">Jacobus Climent.</text:p>
      <text:p text:style-name="Standard">=FRAN_0393_05670_L.jpg=</text:p>
      <text:p text:style-name="Standard">460.</text:p>
      <text:p text:style-name="Standard">Mercurii xx mensis februarii capitulantibus dominis</text:p>
      <text:p text:style-name="Standard">Succentore</text:p>
      <text:p text:style-name="Standard">Mondidier</text:p>
      <text:p text:style-name="Standard">Boullardi</text:p>
      <text:p text:style-name="Standard">Cancellario</text:p>
      <text:p text:style-name="Standard">Bastardi</text:p>
      <text:p text:style-name="Standard">Fraxinis</text:p>
      <text:p text:style-name="Standard">Penitenciario</text:p>
      <text:p text:style-name="Standard">Monneti</text:p>
      <text:p text:style-name="Standard">Jerson</text:p>
      <text:p text:style-name="Standard">Chacy</text:p>
      <text:p text:style-name="Standard">Aguenin</text:p>
      <text:p text:style-name="Standard">Burdelot</text:p>
      <text:p text:style-name="Standard">Breton</text:p>
      <text:p text:style-name="Standard">Parenti</text:p>
      <text:p text:style-name="Standard">Josas</text:p>
      <text:p text:style-name="Standard"><text:soft-page-break/>Gaillon</text:p>
      <text:p text:style-name="Standard">Luillier</text:p>
      <text:p text:style-name="Standard">Victri</text:p>
      <text:p text:style-name="Standard">excusatis</text:p>
      <text:p text:style-name="Standard">Harenger</text:p>
      <text:p text:style-name="Standard">Barre</text:p>
      <text:p text:style-name="Standard">Despars</text:p>
      <text:p text:style-name="Standard">Sohier</text:p>
      <text:p text:style-name="Standard">Hauny</text:p>
      <text:p text:style-name="Standard">P Thomas</text:p>
      <text:p text:style-name="Standard">De Croces</text:p>
      <text:p text:style-name="Standard">Pion</text:p>
      <text:p text:style-name="Standard">Cotin</text:p>
      <text:p text:style-name="Standard">Quia Jacobus Linage hic presens noluit amplius excercere officium distributoris merellorum</text:p>
      <text:p text:style-name="Standard">clericorum matatinarum Nisi habeat iiii f. pensionis Tradita est Bursa</text:p>
      <text:p text:style-name="Standard">dictorum merellorum hic exhibita per dictum Linage magistro Johanni Notin hic presenti</text:p>
      <text:p text:style-name="Standard">De merellis clericorum</text:p>
      <text:p text:style-name="Standard">pro vadiis assuetis prout Gabriel qui hoc acceptavit et juravit solemniter</text:p>
      <text:p text:style-name="Standard">matutinarum</text:p>
      <text:p text:style-name="Standard">distribuere fideliter et diligenter juste et sive favore odio rancore amore etc</text:p>
      <text:p text:style-name="Standard">sed secundum statuta et prout lucrabuntur horis quibus debent lucrari</text:p>
      <text:p text:style-name="Standard">Hodie dominus Gabriel Harenger canonicus Par. peciit et requisivit assignarii</text:p>
      <text:p text:style-name="Standard">de suo dimidio grosso ubi erat assignatus magister R. $Hauny$ Le Fourbeur</text:p>
      <text:p text:style-name="Standard">Harenger pro</text:p>
      <text:p text:style-name="Standard">videlicet apud Mory quod sibi concessum est non obstante contradicione</text:p>
      <text:p text:style-name="Standard">suo dimidio grosso</text:p>
      <text:p text:style-name="Standard">m. R. Hauny / qui ibidem $obta$ optaverat pro se</text:p>
      <text:p text:style-name="Standard">Veniat pistor sive boulengarius capituli in capitulo Par. et videat</text:p>
      <text:p text:style-name="Standard">De boulengario</text:p>
      <text:p text:style-name="Standard">Capituli.</text:p>
      <text:p text:style-name="Standard">Bladum quod vult et offert tradere m. Martinus de Fraxinis</text:p>
      <text:p text:style-name="Standard">=FRAN_0393_05671_L.jpg=</text:p>
      <text:p text:style-name="Standard">CCCC liii°.</text:p>
      <text:p text:style-name="Standard">Lune xxv februarii capitulantibus dominis</text:p>
      <text:p text:style-name="Standard">Archidiacono</text:p>
      <text:p text:style-name="Standard">Aguenin</text:p>
      <text:p text:style-name="Standard"><text:soft-page-break/>Cancellario</text:p>
      <text:p text:style-name="Standard">Chacy</text:p>
      <text:p text:style-name="Standard">Luillier</text:p>
      <text:p text:style-name="Standard">Breton</text:p>
      <text:p text:style-name="Standard">Fraxinis</text:p>
      <text:p text:style-name="Standard">Cotin</text:p>
      <text:p text:style-name="Standard">Pion</text:p>
      <text:p text:style-name="Standard">Gaillon</text:p>
      <text:p text:style-name="Standard">Sohier</text:p>
      <text:p text:style-name="Standard">Barre</text:p>
      <text:p text:style-name="Standard">Mondidier</text:p>
      <text:p text:style-name="Standard">Hauny</text:p>
      <text:p text:style-name="Standard">Du Drac</text:p>
      <text:p text:style-name="Standard">P Thomas</text:p>
      <text:p text:style-name="Standard">Victri</text:p>
      <text:p text:style-name="Standard">Boullardi</text:p>
      <text:p text:style-name="Standard">De Croces</text:p>
      <text:p text:style-name="Standard">Burdelot</text:p>
      <text:p text:style-name="Standard">Hodie magister Jacobus Bernard alter executorum deffuncti domini Clementis</text:p>
      <text:p text:style-name="Standard">Melloti dum viveret Canonici Par. obtulit capitulo tradere lxiiii. scuta</text:p>
      <text:p text:style-name="Standard">Magister Ja. Bernard</text:p>
      <text:p text:style-name="Standard">auri ad emendum redditus s. pro anniversariro ipsius deffuncti in ecclesia Par. faciendo</text:p>
      <text:p text:style-name="Standard">Cle. Mellot</text:p>
      <text:p text:style-name="Standard">singulis annis et hoc in terra Capituli.</text:p>
      <text:p text:style-name="Standard">Hodie Jacobus Le Fournier de Ayencourt fecit hommagium capitulo</text:p>
      <text:p text:style-name="Standard">Par. more solito ad causam cujusdam feodi in terra dicti loci de Ayencont</text:p>
      <text:p text:style-name="Standard">De homagio</text:p>
      <text:p text:style-name="Standard">facto capitulo</text:p>
      <text:p text:style-name="Standard">racione xxxvi arpenta terrarum Et promisit tradere licteras de denombrement</text:p>
      <text:p text:style-name="Standard">gallice infra xlta dies proxime</text:p>
      <text:p text:style-name="Standard">Du Drac} Cum consilio nonnullorum aliquorum aliorum quos voluerint</text:p>
      <text:p text:style-name="Standard">Fraxinis secum capere pro Capitulo deputantur ad tractandum cum illis</text:p>
      <text:p text:style-name="Standard">de Sancto Germano Autissiodorensis pro facto domus des Ras in vico sancti</text:p>
      <text:p text:style-name="Standard">Dyonisii spectantis pueris chori ecclesie Par. de qua est questio videlicet</text:p>
      <text:p text:style-name="Standard">Deputati pro domo</text:p>
      <text:p text:style-name="Standard">occcione vi £. p. redditus Ita quod similiter illi de Sancto Germano capiant</text:p>
      <text:p text:style-name="Standard"><text:soft-page-break/>des Ras.</text:p>
      <text:p text:style-name="Standard">ex parte eorum aliquos videlicet dominos de eorum parte et consilio . Et ad refferendum</text:p>
      <text:p text:style-name="Standard">Placet dominis quod tradatur Jo. Le Fevre Laborati de Bourbonnoys ad</text:p>
      <text:p text:style-name="Standard">Jo. Le Fevre</text:p>
      <text:p text:style-name="Standard">lx annos domus de</text:p>
      <text:p text:style-name="Standard">ut continetur in minuta</text:p>
      <text:p text:style-name="Standard">super hoc facta et hic visa</text:p>
      <text:p text:style-name="Standard">Quia Johannes Mine vult habere a Capitulo quandam domum seu masuram apud</text:p>
      <text:p text:style-name="Standard">Saint Fargel cum certa quantitate $nemorum$ terrarum et jardinorum magister V. de</text:p>
      <text:p text:style-name="Standard">Saint Fargel</text:p>
      <text:p text:style-name="Standard">Croces et Jo. Du Drac ibunt supra locum et facient dictas terras arpenter</text:p>
      <text:p text:style-name="Standard">gallice et scient ab ipso quas terras voluerit habere Et hoc facto fiet una</text:p>
      <text:p text:style-name="Standard">minuta de modo tradicionis et</text:p>
      <text:p text:style-name="Standard">Harenger</text:p>
      <text:p text:style-name="Standard">H. Renouart</text:p>
      <text:p text:style-name="Standard">Succentor</text:p>
      <text:p text:style-name="Standard">Monnet}</text:p>
      <text:p text:style-name="Standard">Despars</text:p>
      <text:p text:style-name="Standard">excusatis</text:p>
      <text:p text:style-name="Standard">Jerson</text:p>
      <text:p text:style-name="Standard">Penitenciario</text:p>
      <text:p text:style-name="Standard">461.</text:p>
      <text:p text:style-name="Standard">=FRAN_0393_05672_L.jpg=</text:p>
      <text:p text:style-name="Standard">462.</text:p>
      <text:p text:style-name="Standard">Mercurii penultima februarii capitulantibus dominis</text:p>
      <text:p text:style-name="Standard">Archidiacono de Josayo</text:p>
      <text:p text:style-name="Standard">Mondidier</text:p>
      <text:p text:style-name="Standard">Burdelot</text:p>
      <text:p text:style-name="Standard">Succentore</text:p>
      <text:p text:style-name="Standard">Aguenin</text:p>
      <text:p text:style-name="Standard">Harenger</text:p>
      <text:p text:style-name="Standard">Cancellario</text:p>
      <text:p text:style-name="Standard">Parenti</text:p>
      <text:p text:style-name="Standard">Renouart</text:p>
      <text:p text:style-name="Standard">Penitenciario</text:p>
      <text:p text:style-name="Standard">De Brolio</text:p>
      <text:p text:style-name="Standard"><text:soft-page-break/>Victri</text:p>
      <text:p text:style-name="Standard">Chacy</text:p>
      <text:p text:style-name="Standard">Monneti</text:p>
      <text:p text:style-name="Standard">Fraxinis</text:p>
      <text:p text:style-name="Standard">} excusatis</text:p>
      <text:p text:style-name="Standard">Luillier</text:p>
      <text:p text:style-name="Standard">Breton</text:p>
      <text:p text:style-name="Standard">Despars</text:p>
      <text:p text:style-name="Standard">Cotin</text:p>
      <text:p text:style-name="Standard">Pion</text:p>
      <text:p text:style-name="Standard">Gaillon</text:p>
      <text:p text:style-name="Standard">Sohier</text:p>
      <text:p text:style-name="Standard">Barre</text:p>
      <text:p text:style-name="Standard">Boullardi</text:p>
      <text:p text:style-name="Standard">Hauny</text:p>
      <text:p text:style-name="Standard">Jerson</text:p>
      <text:p text:style-name="Standard">De Croces</text:p>
      <text:p text:style-name="Standard">Jehan le Fevre a adjourné messeigneurs a demain contre doyen et chapitre de Saint</text:p>
      <text:p text:style-name="Standard">Adjournement $Germain la$ Thomas du Lourire et Ancelot de la Croix</text:p>
      <text:p text:style-name="Standard">pour oir une sommacion.</text:p>
      <text:p text:style-name="Standard">Hodie Dyonisius Martin Canonicus Sancti Johannis Rotundi qui jandiu</text:p>
      <text:p text:style-name="Standard">est fuit et est vacabundus per patriam supplicavit dominis ut vellent ipsum</text:p>
      <text:p text:style-name="Standard">recipere et habere recommendum ac sibi providere de vestimentis et neccesssariis</text:p>
      <text:p text:style-name="Standard">exhibens licteras recomendatorias domini Patriarche Anthiocheni Super quo</text:p>
      <text:p text:style-name="Standard">Placet dominis quod recipiatur ad provisionem aliorum et quo ad vestituram quam</text:p>
      <text:p text:style-name="Standard">petit domini alias ordinabunt quondo fuerunt congregati in majori numero.</text:p>
      <text:p text:style-name="Standard">i</text:p>
      <text:p text:style-name="Standard">Capellania ad altare Sancti Remigii in ecclesia Par. quam nuper obtinebat Johannes</text:p>
      <text:p text:style-name="Standard">Troussebays clericus vacans ad presens per ejus resignacionem ex causa permutacionis</text:p>
      <text:p text:style-name="Standard">de ipsa suisque juribus etc. cum Johanne Godin ad vicariam seu capellaniam</text:p>
      <text:p text:style-name="Standard">Collacio capellanie</text:p>
      <text:p text:style-name="Standard">quam ipse nunc in ecclesia collegiata Sancti Ursini Bicturicensis obtinet suaque</text:p>
      <text:p text:style-name="Standard">jura etc. et non alias faciende Salvo jure cujuslibet Collata est dicto Godin</text:p>
      <text:p text:style-name="Standard">qui juravit in forma / et fuit installatus prestito prius hincinde juramento</text:p>
      <text:p text:style-name="Standard">quod in hujusmodi permutacione non intervenient fraus dolus etc</text:p>
      <text:p text:style-name="Standard">De nemoribus de Villesi de quibus hic locutus est m. V. De Croces</text:p>
      <text:p text:style-name="Standard"><text:soft-page-break/>De nemoribus</text:p>
      <text:p text:style-name="Standard">de Villesi</text:p>
      <text:p text:style-name="Standard">placet dominis quod vendantur et quod habeat super hoc mandatum Capituli.</text:p>
      <text:p text:style-name="Standard">Habeat Johannes Petri mandatum capituli de solvendo P. de Cajart</text:p>
      <text:p text:style-name="Standard">Jo. Pierre</text:p>
      <text:p text:style-name="Standard">Cajart</text:p>
      <text:p text:style-name="Standard">viii s. p. ut petit.</text:p>
      <text:p text:style-name="Standard">Dyonisius</text:p>
      <text:p text:style-name="Standard">Martin</text:p>
      <text:p text:style-name="Standard">=FRAN_0393_05673_L.jpg=</text:p>
      <text:p text:style-name="Standard">ccccliii.</text:p>
      <text:p text:style-name="Standard">Veneris prima marcii capitulantibus dominis</text:p>
      <text:p text:style-name="Standard">Archidiacono de Josayo</text:p>
      <text:p text:style-name="Standard">De Croces</text:p>
      <text:p text:style-name="Standard">Sohier</text:p>
      <text:p text:style-name="Standard">Succentore</text:p>
      <text:p text:style-name="Standard">Mondidier</text:p>
      <text:p text:style-name="Standard">P Thomas</text:p>
      <text:p text:style-name="Standard">Cancellario</text:p>
      <text:p text:style-name="Standard">Aguenin</text:p>
      <text:p text:style-name="Standard">Boullardi</text:p>
      <text:p text:style-name="Standard">Penitenciario</text:p>
      <text:p text:style-name="Standard">Parenti</text:p>
      <text:p text:style-name="Standard">Harenger</text:p>
      <text:p text:style-name="Standard">Chacy</text:p>
      <text:p text:style-name="Standard">De Brolio</text:p>
      <text:p text:style-name="Standard">Renouart</text:p>
      <text:p text:style-name="Standard">Breton</text:p>
      <text:p text:style-name="Standard">Monneti</text:p>
      <text:p text:style-name="Standard">Cotin</text:p>
      <text:p text:style-name="Standard">Du Drac</text:p>
      <text:p text:style-name="Standard">Gaillon</text:p>
      <text:p text:style-name="Standard">Luillier</text:p>
      <text:p text:style-name="Standard">Victri</text:p>
      <text:p text:style-name="Standard">Fraxinis</text:p>
      <text:p text:style-name="Standard">excusatis</text:p>
      <text:p text:style-name="Standard"><text:soft-page-break/>Barre</text:p>
      <text:p text:style-name="Standard">Despars</text:p>
      <text:p text:style-name="Standard">Pion</text:p>
      <text:p text:style-name="Standard">Hauny</text:p>
      <text:p text:style-name="Standard">Jerson</text:p>
      <text:p text:style-name="Standard">Capellania ad altare Sancti Remigii in ecclesia Par. quam nuper obtinebat</text:p>
      <text:p text:style-name="Standard">Johannes Godin vacans ad presens per ejus resignacionem in manibus capituli Par. ex causa</text:p>
      <text:p text:style-name="Standard">tamen permutacionis de ipsa cum suis juribus etc. Cum magistro Jo. de Parenti ad capellaniam</text:p>
      <text:p text:style-name="Standard">Collacio capellanie</text:p>
      <text:p text:style-name="Standard">sanctorum Cosme et Damiani in ecclesia Sancti Eligii Par. suaque jura etc. et</text:p>
      <text:p text:style-name="Standard">non alias faciende Salvo jure cujuslibet collata est dicto magistro Jo. de Parenti</text:p>
      <text:p text:style-name="Standard">licet absente in personam m. G. de Widehen ejus procuratoris ad hoc fundati</text:p>
      <text:p text:style-name="Standard">qui juravit in forma et fuit installatus prestito prius juramento quod in hujusmodi</text:p>
      <text:p text:style-name="Standard">resignacione non intervenient dolus etc.</text:p>
      <text:p text:style-name="Standard">De peccuniis consignatis</text:p>
      <text:p text:style-name="Standard">Placet dominis quod peccunie tradende et consignate per m. Jo. Le Clerc pro domo</text:p>
      <text:p text:style-name="Standard">per m. Jo. Clerici</text:p>
      <text:p text:style-name="Standard">prope Sanctum Benedictum consignantur in manu de Vallere genin</text:p>
      <text:p text:style-name="Standard">Hodie magister R. Hauny canonicus Par. et assignatus de suo grosso pro integro apud Andresiacum</text:p>
      <text:p text:style-name="Standard">requirebat $re$ Capituli assignatur videlicet pro medietate dicti sui grossi apud Moriacum</text:p>
      <text:p text:style-name="Standard">Loco deffuncti m. R. Le Fourbeur dum viveret canonici Par. semiprebendati et pro alia</text:p>
      <text:p text:style-name="Standard">medetate apud dictum Andresiacum Et $similiter$ dominus Gabriel Harenger canonicus Par.$</text:p>
      <text:p text:style-name="Standard">econtra</text:p>
      <text:p text:style-name="Standard">semi prebendatus requirebat apud dictum locum de Monaco loco dicti Le Fourbeur</text:p>
      <text:p text:style-name="Standard">pro suo dimidio grosso assignari Positum fuit in deliberacione quid esset</text:p>
      <text:p text:style-name="Standard">super hoc agendum Et ipsis partibus a Capitulo absentibus auditisque oppinionibus</text:p>
      <text:p text:style-name="Standard">singulorum dominorum canonicorum et tunc capitulancium finaliter fuit conclusum quod dictus dominus Gabriel</text:p>
      <text:p text:style-name="Standard">Harenger assignaretur apud dictum locum de Moriaco pro dicto suo dimidio grosso Actento</text:p>
      <text:p text:style-name="Standard">quod nullus alius antiquior canonicus semiprebendatus hoc optaverat nec ibidem assignari</text:p>
      <text:p text:style-name="Standard">requisiverat quia visus fuit ipsis dominis capitulantbus quod non sufficiebat eo quod dictus Ra allegabat</text:p>
      <text:p text:style-name="Standard">quod ipse optaverat loco et tempore et quod in particularibus ultimate factis magister Jo. Le Biseul</text:p>
      <text:p text:style-name="Standard">eciam canonicus Par. fuerat assignatus de suo grosso integro in duobus locis quia illa ordinacio</text:p>
      <text:p text:style-name="Standard">fuerat facta solum pro illa vice et quod si ista via apperieretur posset insequi una</text:p>
      <text:p text:style-name="Standard">magna confusio in futurum Et ista conclusio fuit post modum $reci$ recitata per</text:p>
      <text:p text:style-name="Standard"><text:soft-page-break/>dominum archidiaconum de Josayo presidentem in capitulo dictis Hauny et Harenger presentibus</text:p>
      <text:p text:style-name="Standard">463.</text:p>
      <text:p text:style-name="Standard">R. Hauny</text:p>
      <text:p text:style-name="Standard">Harenger</text:p>
      <text:p text:style-name="Standard">2</text:p>
      <text:p text:style-name="Standard">=FRAN_0393_05674_L.jpg=</text:p>
      <text:p text:style-name="Standard">464.</text:p>
      <text:p text:style-name="Standard">Lune iiiita mensis Marcii capitulantibus dominis</text:p>
      <text:p text:style-name="Standard">Archidiacono de Josayo</text:p>
      <text:p text:style-name="Standard">Succentore</text:p>
      <text:p text:style-name="Standard">Du Drac</text:p>
      <text:p text:style-name="Standard">Pion</text:p>
      <text:p text:style-name="Standard">Cancellario</text:p>
      <text:p text:style-name="Standard">De Croces</text:p>
      <text:p text:style-name="Standard">Sohier</text:p>
      <text:p text:style-name="Standard">Penitenciario</text:p>
      <text:p text:style-name="Standard">Aguenin</text:p>
      <text:p text:style-name="Standard">P Thomas</text:p>
      <text:p text:style-name="Standard">Chacy</text:p>
      <text:p text:style-name="Standard">Bastardi</text:p>
      <text:p text:style-name="Standard">Harenger</text:p>
      <text:p text:style-name="Standard">Breton</text:p>
      <text:p text:style-name="Standard">Luillier</text:p>
      <text:p text:style-name="Standard">Jerson</text:p>
      <text:p text:style-name="Standard">Cotin</text:p>
      <text:p text:style-name="Standard">Monneti</text:p>
      <text:p text:style-name="Standard">Gaillon</text:p>
      <text:p text:style-name="Standard">Parenti</text:p>
      <text:p text:style-name="Standard">Renouart</text:p>
      <text:p text:style-name="Standard">Boullardi</text:p>
      <text:p text:style-name="Standard">Barre</text:p>
      <text:p text:style-name="Standard">Fraxinis</text:p>
      <text:p text:style-name="Standard">Victri</text:p>
      <text:p text:style-name="Standard">Hauny</text:p>
      <text:p text:style-name="Standard">De Brollio</text:p>
      <text:p text:style-name="Standard">Mondidier } excusatis</text:p>
      <text:p text:style-name="Standard"><text:soft-page-break/>Despars</text:p>
      <text:p text:style-name="Standard">Hodie magister domus Dei Par. peciit licenciam ministrandi in ista quadragesima</text:p>
      <text:p text:style-name="Standard">De domo Dei Par.</text:p>
      <text:p text:style-name="Standard">lac et Butirum pauperibus dicte domus remititur sue discricioni secundum</text:p>
      <text:p text:style-name="Standard">pro pauperibus</text:p>
      <text:p text:style-name="Standard">consilium cirurgicorum et mulierum dicte domus.</text:p>
      <text:p text:style-name="Standard">De dominis volentis</text:p>
      <text:p text:style-name="Standard">Placet capitulo quod domini canonici Par. supplicantes possint uti lac et butirum</text:p>
      <text:p text:style-name="Standard">uti lac et butirum</text:p>
      <text:p text:style-name="Standard">in ista Quadragesima qui voluerint et remictitur eorum consciencie / et super hoc</text:p>
      <text:p text:style-name="Standard">. Dispensatur</text:p>
      <text:p text:style-name="Standard">Placet dominis quod quidem prisioniarius in carceribus capituli detentus expediatur</text:p>
      <text:p text:style-name="Standard">De quodam prisioniario</text:p>
      <text:p text:style-name="Standard">per camerarium laycum ad suam Caucionem juratorum sub pena conmicti</text:p>
      <text:p text:style-name="Standard">expediendo</text:p>
      <text:p text:style-name="Standard">casus et aliis penis juris . Actento quod non invenitur causa</text:p>
      <text:p text:style-name="Standard">quare debeat detineri</text:p>
      <text:p text:style-name="Standard">Quia dominus Johannes Loubloyer supplicavit sibi tradi domum quam ipse nunc</text:p>
      <text:p text:style-name="Standard">De domo domini Jo.</text:p>
      <text:p text:style-name="Standard">inhabitat pro iiii f . domini persisterunt in alias deliberatis videlicet quod nichil</text:p>
      <text:p text:style-name="Standard">ad vitam</text:p>
      <text:p text:style-name="Standard">Loubloyer</text:p>
      <text:p text:style-name="Standard">Innovetur usque ad instans festum Sancti Johannis Baptiste et interim visitabitur</text:p>
      <text:p text:style-name="Standard">domus ipsa et loquetur cum ipso Loubloyer et domino Philippo Infantis</text:p>
      <text:p text:style-name="Standard">Super facto illorum de Sancto Victore de quibus hic locutus est</text:p>
      <text:p text:style-name="Standard">Commissi pro illis</text:p>
      <text:p text:style-name="Standard">Camerarius clericus ecclesie Super questionibus motis inter capitulum et</text:p>
      <text:p text:style-name="Standard">de Sancto Victore</text:p>
      <text:p text:style-name="Standard">ipsos Ad tractandum cum ipsis deputantur domini archidiaconus de Josayo</text:p>
      <text:p text:style-name="Standard">Cancellario et Barre / et refferendum</text:p>
      <text:p text:style-name="Standard">Commissi ad loquendum</text:p>
      <text:p text:style-name="Standard">De Croces } commictuntur ad loquendum cum episcopo Meldensis pro facto</text:p>
      <text:p text:style-name="Standard">cum domino Meldensis Camerarius</text:p>
      <text:p text:style-name="Standard">Sancti Eligii cujus ipse est administrator et refferendum</text:p>
      <text:p text:style-name="Standard">processiones Fiant processiones generales ad Conventum predicatorum Par. die</text:p>
      <text:p text:style-name="Standard">generales.</text:p>
      <text:p text:style-name="Standard"><text:soft-page-break/>Jovis proxime</text:p>
      <text:p text:style-name="Standard">Mercurii via. marcii fuit festum Cinerum.</text:p>
      <text:p text:style-name="Standard">Festum</text:p>
      <text:p text:style-name="Standard">=FRAN_0393_05675_L.jpg=</text:p>
      <text:p text:style-name="Standard">CCCC liii°.</text:p>
      <text:p text:style-name="Standard">Veneris viiia mai capitulantibus dominis</text:p>
      <text:p text:style-name="Standard">Succentore</text:p>
      <text:p text:style-name="Standard">Monneti</text:p>
      <text:p text:style-name="Standard">Parenti</text:p>
      <text:p text:style-name="Standard">Cancellario</text:p>
      <text:p text:style-name="Standard">Fraxinis</text:p>
      <text:p text:style-name="Standard">Penitenciario</text:p>
      <text:p text:style-name="Standard">Chacy</text:p>
      <text:p text:style-name="Standard">De Brolio</text:p>
      <text:p text:style-name="Standard">Breton</text:p>
      <text:p text:style-name="Standard">Pion</text:p>
      <text:p text:style-name="Standard">Cotin</text:p>
      <text:p text:style-name="Standard">Sohier</text:p>
      <text:p text:style-name="Standard">Gaillon</text:p>
      <text:p text:style-name="Standard">P Thomas</text:p>
      <text:p text:style-name="Standard">Barre</text:p>
      <text:p text:style-name="Standard">Harenger</text:p>
      <text:p text:style-name="Standard">Hauny</text:p>
      <text:p text:style-name="Standard">Jerson</text:p>
      <text:p text:style-name="Standard">De Croces</text:p>
      <text:p text:style-name="Standard">Renouart</text:p>
      <text:p text:style-name="Standard">Luillier</text:p>
      <text:p text:style-name="Standard">Boullardi</text:p>
      <text:p text:style-name="Standard">Audita relacione m. Domus Dei Par. pro facto cujusdam platee seu</text:p>
      <text:p text:style-name="Standard">masure in veteri vico Templi pro qua seu pro arreragiis m. G. de Culen</text:p>
      <text:p text:style-name="Standard">De quadam masura</text:p>
      <text:p text:style-name="Standard">offert xx f. m. Jo. Monneti ibit cum dicto magistro ad videndum dictam plateam</text:p>
      <text:p text:style-name="Standard">pro domo Dei par.</text:p>
      <text:p text:style-name="Standard">et refferet</text:p>
      <text:p text:style-name="Standard">Super debato moto inter magistros R. Hauny / et V. De Croces occasione nonnullorum</text:p>
      <text:p text:style-name="Standard">gallice eschalas apud Andresiacum . traditis hodie per dictum Hauny nonnullis</text:p>
      <text:p text:style-name="Standard"><text:soft-page-break/>articulis super hoc. domini archidiaconus de Josayo Du Drac et Barre comictuntur</text:p>
      <text:p text:style-name="Standard">ad videndum / ad audiendum et appunctuandum partes et refferendum et hoc infra octo</text:p>
      <text:p text:style-name="Standard">Commissi pro terra</text:p>
      <text:p text:style-name="Standard">voces m. V. De Croces officiarius etc. aliquos de dominis pro loquendo cum quodam</text:p>
      <text:p text:style-name="Standard">de Villesi</text:p>
      <text:p text:style-name="Standard">homine pro facto terre de Villesi.</text:p>
      <text:p text:style-name="Standard">Cancellarius } deputantur ad videndum jura et redditus $cl$ matriculariorum</text:p>
      <text:p text:style-name="Standard">Commissi pro</text:p>
      <text:p text:style-name="Standard">Barre</text:p>
      <text:p text:style-name="Standard">Laycorum et onera eorum et refferendum</text:p>
      <text:p text:style-name="Standard">Matriculis Laycis</text:p>
      <text:p text:style-name="Standard">De Croces</text:p>
      <text:p text:style-name="Standard">Habeant matricularii layci panem capituli in ista Quadragesima proxime presenti</text:p>
      <text:p text:style-name="Standard">de matriculis</text:p>
      <text:p text:style-name="Standard">faciendo debitum suum et ipsum lucrando</text:p>
      <text:p text:style-name="Standard">Laycis.</text:p>
      <text:p text:style-name="Standard">Hauny</text:p>
      <text:p text:style-name="Standard">De Croces</text:p>
      <text:p text:style-name="Standard">Josas</text:p>
      <text:p text:style-name="Standard">Victri</text:p>
      <text:p text:style-name="Standard">Mondidier</text:p>
      <text:p text:style-name="Standard">} excusatis</text:p>
      <text:p text:style-name="Standard">Aguenin</text:p>
      <text:p text:style-name="Standard">Bastardi</text:p>
      <text:p text:style-name="Standard">Despars</text:p>
      <text:p text:style-name="Standard">465.</text:p>
      <text:p text:style-name="Standard">=FRAN_0393_05676_L.jpg=</text:p>
      <text:p text:style-name="Standard">466.</text:p>
      <text:p text:style-name="Standard">Martis post invocavit sive post brandones xii. marcii capitulantibus dominis</text:p>
      <text:p text:style-name="Standard">Archidiacono de Josayo</text:p>
      <text:p text:style-name="Standard">Mondidier</text:p>
      <text:p text:style-name="Standard">P Thomas</text:p>
      <text:p text:style-name="Standard">Succentore</text:p>
      <text:p text:style-name="Standard">Parenti</text:p>
      <text:p text:style-name="Standard">Harenger</text:p>
      <text:p text:style-name="Standard">Cancellario</text:p>
      <text:p text:style-name="Standard"><text:soft-page-break/>Monneti</text:p>
      <text:p text:style-name="Standard">Jerson</text:p>
      <text:p text:style-name="Standard">De Brolio</text:p>
      <text:p text:style-name="Standard">Penitenciario</text:p>
      <text:p text:style-name="Standard">Burdelot</text:p>
      <text:p text:style-name="Standard">Aguenin</text:p>
      <text:p text:style-name="Standard">Chacy</text:p>
      <text:p text:style-name="Standard">Boullardi</text:p>
      <text:p text:style-name="Standard">Bastardi</text:p>
      <text:p text:style-name="Standard">Breton</text:p>
      <text:p text:style-name="Standard">Renouardi</text:p>
      <text:p text:style-name="Standard">Gaillon</text:p>
      <text:p text:style-name="Standard">Luillier</text:p>
      <text:p text:style-name="Standard">Cotin infirmo</text:p>
      <text:p text:style-name="Standard">Fraxinis</text:p>
      <text:p text:style-name="Standard">Barre</text:p>
      <text:p text:style-name="Standard">Victri</text:p>
      <text:p text:style-name="Standard">} excusatis</text:p>
      <text:p text:style-name="Standard">Hauny</text:p>
      <text:p text:style-name="Standard">Pion</text:p>
      <text:p text:style-name="Standard">Despars</text:p>
      <text:p text:style-name="Standard">De Croces</text:p>
      <text:p text:style-name="Standard">Sohier</text:p>
      <text:p text:style-name="Standard">Capellania ad altare sanctorum Johannis Baptiste et Katherine in ecclesia Sancti</text:p>
      <text:p text:style-name="Standard">Sepulcri Par. vacans per resignacionem m. Jo. Angot procuratoris et nomine</text:p>
      <text:p text:style-name="Standard">procuratorio Johannis Hurterel in manibus Capituli factam et admissam causa</text:p>
      <text:p text:style-name="Standard">permutacionis et non alias faciende cum magistro Ricardo Viart presbytero magistro in artibus</text:p>
      <text:p text:style-name="Standard">Collacio capellanie</text:p>
      <text:p text:style-name="Standard">Sepulcri</text:p>
      <text:p text:style-name="Standard">ad capellaniam ad altare Sancti Jacobi in ecclesia parrochiali de La Veville</text:p>
      <text:p text:style-name="Standard">diocesis Rothomagensis . Salvo jure cujuslibet collata est dicto magistro Ricardo</text:p>
      <text:p text:style-name="Standard">presenti et requirente qui juravit in forma et fuit installatus ubique</text:p>
      <text:p text:style-name="Standard">prestito prius per procuratorem et m. R. ante dictos juramento quod in hujusmodi</text:p>
      <text:p text:style-name="Standard">resignacione non intervenient fraus etc.</text:p>
      <text:p text:style-name="Standard">Super requesta hic facta per m. Jo. Luillier clericum ville Par.</text:p>
      <text:p text:style-name="Standard">pro facto cujusdam molendini supra pontem novum . Commictuntur</text:p>
      <text:p text:style-name="Standard"><text:soft-page-break/>De molendino</text:p>
      <text:p text:style-name="Standard">domini Succentor Victri et Fraxinis ad loquendum et conveniendum cum illis</text:p>
      <text:p text:style-name="Standard">supra pontem novum</text:p>
      <text:p text:style-name="Standard">de villa Parisiensi et aliis ecclesiasticiis ville Par. de commodo vel incommodo</text:p>
      <text:p text:style-name="Standard">et refferendum</text:p>
      <text:p text:style-name="Standard">De quadam domo in vico des Murs de qua hic locutus est dominus</text:p>
      <text:p text:style-name="Standard">De domo in vico</text:p>
      <text:p text:style-name="Standard">Johannes Petri procurator clericorum matutinarum deputantur m. Johannes</text:p>
      <text:p text:style-name="Standard">des Murs</text:p>
      <text:p text:style-name="Standard">Monnet et V. De Croces vocato dicto procuratore ad videndum et refferendum</text:p>
      <text:p text:style-name="Standard">=FRAN_0393_05677_L.jpg=</text:p>
      <text:p text:style-name="Standard">ccccliii.</text:p>
      <text:p text:style-name="Standard">Jovis prot Brandones xiiii marcii capitulantibus dominis.</text:p>
      <text:p text:style-name="Standard">Succentore</text:p>
      <text:p text:style-name="Standard">Parenti</text:p>
      <text:p text:style-name="Standard">Cotin infirmo</text:p>
      <text:p text:style-name="Standard">Penitenciario</text:p>
      <text:p text:style-name="Standard">Fraxinis</text:p>
      <text:p text:style-name="Standard">Chacy</text:p>
      <text:p text:style-name="Standard">Harenger</text:p>
      <text:p text:style-name="Standard">Josas</text:p>
      <text:p text:style-name="Standard">Victri</text:p>
      <text:p text:style-name="Standard">Breton</text:p>
      <text:p text:style-name="Standard">Pion</text:p>
      <text:p text:style-name="Standard">excusatis</text:p>
      <text:p text:style-name="Standard">Gaillon</text:p>
      <text:p text:style-name="Standard">Boullardi</text:p>
      <text:p text:style-name="Standard">Despars</text:p>
      <text:p text:style-name="Standard">Barre</text:p>
      <text:p text:style-name="Standard">Sohier</text:p>
      <text:p text:style-name="Standard">Hauny</text:p>
      <text:p text:style-name="Standard">P. Thomas</text:p>
      <text:p text:style-name="Standard">Du Drac</text:p>
      <text:p text:style-name="Standard">Jerson</text:p>
      <text:p text:style-name="Standard">De Croces</text:p>
      <text:p text:style-name="Standard">Renouart</text:p>
      <text:p text:style-name="Standard"><text:soft-page-break/>Monneti</text:p>
      <text:p text:style-name="Standard">Luillier.</text:p>
      <text:p text:style-name="Standard">Jo. Le Maire</text:p>
      <text:p text:style-name="Standard">habeat Jo. Le Maire francus serviens ecclesie xvi s. p. pro isto anno prout</text:p>
      <text:p text:style-name="Standard">.</text:p>
      <text:p text:style-name="Standard">in anno preterito pro mapis ponendis in capitulo in antiphona de .oo.</text:p>
      <text:p text:style-name="Standard">Super requesta Laurencii Laignelet tradita seu facta contra m. Ra.</text:p>
      <text:p text:style-name="Standard">Laurencius Lagnelet Hauny canonicus Par. deputati sunt dominus Succentor et . Jo. Monneti ad</text:p>
      <text:p text:style-name="Standard">et m. R. Hauny audiendum et appunctuandum partes.</text:p>
      <text:p text:style-name="Standard">467.</text:p>
      <text:p text:style-name="Standard">Sabbati in jejuniis iiiior temporum post Brandones xvi marcii</text:p>
      <text:p text:style-name="Standard">reverendus in Christo pater dominus . Ludovicus Dei gracia episcopus Trecensis</text:p>
      <text:p text:style-name="Standard">de licencia et permissu reverendi in Christo patris domini G. eadem gracia episcopi Par. in sua</text:p>
      <text:p text:style-name="Standard">capella episcopali Par. sacros ordines celebrans ad presentacionem capituli Par.</text:p>
      <text:p text:style-name="Standard">promovit altissimo concedente Ja. Parvi clericum matutinarum et macicotum</text:p>
      <text:p text:style-name="Standard">ecclesie ad subdiaconatum. Ja. Le Quarrellier alias Lignage canonicum Sancti Johannis Rotundi</text:p>
      <text:p text:style-name="Standard">Promoti ad</text:p>
      <text:p text:style-name="Standard">ordines.</text:p>
      <text:p text:style-name="Standard">ad accolitatum Jo. Lerbier canonicum Sancti Stephani de Gressibus ad accolitatum</text:p>
      <text:p text:style-name="Standard">P. du Puis alias CMjart capellanim in ecclesia Par. ad subdiconatum m. G. Fabri canonicum sancti</text:p>
      <text:p text:style-name="Standard">Sepulcri ad dyaconatum G. Le Ber capellanum in ecclesia Sancti Mederici ad subdiaconatum</text:p>
      <text:p text:style-name="Standard">Hugonis Paté canonicum Sancti Johannis Rotundi ad dyaconum et N. Fournier capellanum in ecclesia</text:p>
      <text:p text:style-name="Standard">Par. predicta ad accolitatum etc.</text:p>
      <text:p text:style-name="Standard">=FRAN_0393_05678_L.jpg=</text:p>
      <text:p text:style-name="Standard">468.</text:p>
      <text:p text:style-name="Standard">Sabbati xvi marcii capitulantibus dominis.</text:p>
      <text:p text:style-name="Standard">Succentore</text:p>
      <text:p text:style-name="Standard">Luillier</text:p>
      <text:p text:style-name="Standard">Penitenciario</text:p>
      <text:p text:style-name="Standard">Monneti</text:p>
      <text:p text:style-name="Standard">Chacy</text:p>
      <text:p text:style-name="Standard">Bastardi</text:p>
      <text:p text:style-name="Standard">Breton</text:p>
      <text:p text:style-name="Standard">Parenti</text:p>
      <text:p text:style-name="Standard">Gaillon</text:p>
      <text:p text:style-name="Standard">Fraxinis</text:p>
      <text:p text:style-name="Standard"><text:soft-page-break/>Barre</text:p>
      <text:p text:style-name="Standard">Hauny</text:p>
      <text:p text:style-name="Standard">Gabriel</text:p>
      <text:p text:style-name="Standard">De Croces</text:p>
      <text:p text:style-name="Standard">Aguenin</text:p>
      <text:p text:style-name="Standard">Victri</text:p>
      <text:p text:style-name="Standard">Pion</text:p>
      <text:p text:style-name="Standard">Mondidier</text:p>
      <text:p text:style-name="Standard">Boullardi</text:p>
      <text:p text:style-name="Standard">De Brolio</text:p>
      <text:p text:style-name="Standard">Sohier</text:p>
      <text:p text:style-name="Standard">Monnet} ibunt apud Corbollium pro casibus et causis</text:p>
      <text:p text:style-name="Standard">De Croces } per ipsum De Croces hic dictis</text:p>
      <text:p text:style-name="Standard">Placet dominis quod Massiotus Mauger pelliparius habeat</text:p>
      <text:p text:style-name="Standard">officium sergenterie ecclesie Par. quod obtinebat deffuncti Georgius</text:p>
      <text:p text:style-name="Standard">George.</text:p>
      <text:p text:style-name="Standard">visitetur $m$ domus m. Jo. Paillard et ad hoc deputantur</text:p>
      <text:p text:style-name="Standard">Fraxinis et Monneti vocatis operariis ecclesie et refferatur</text:p>
      <text:p text:style-name="Standard">Hodie m. Jo. Clerici obtulit in capitulo quod de peccuniis consignatis</text:p>
      <text:p text:style-name="Standard">in curia requestarum in processu moto inter capitulum et ipsum quod</text:p>
      <text:p text:style-name="Standard">dicatur per m. E. Luillier ejus advocatum ex parte ipsius et</text:p>
      <text:p text:style-name="Standard">De magistro Jo. Clerici</text:p>
      <text:p text:style-name="Standard">per m. Se. Fabri ex parte capituli quod dicte peccunie sibi debeant</text:p>
      <text:p text:style-name="Standard">restitui vel capitulo quod ita fiat ad evitandum processum aut quod</text:p>
      <text:p text:style-name="Standard">si dicatur quod debeat plus tradere tradet Super quo deputati sunt</text:p>
      <text:p text:style-name="Standard">De Croces Fraxinis et Monnet ad loquendum super hoc cum consilio</text:p>
      <text:p text:style-name="Standard">Capituli quod ipse acceptavit</text:p>
      <text:p text:style-name="Standard">Commissi</text:p>
      <text:p text:style-name="Standard">Collacio sergenterie</text:p>
      <text:p text:style-name="Standard">de domo m. Jo.</text:p>
      <text:p text:style-name="Standard">Paillardi</text:p>
      <text:p text:style-name="Standard">Jerson</text:p>
      <text:p text:style-name="Standard">P Thomas</text:p>
      <text:p text:style-name="Standard">Burdelot</text:p>
      <text:p text:style-name="Standard">Renouart</text:p>
      <text:p text:style-name="Standard">Josas</text:p>
      <text:p text:style-name="Standard"><text:soft-page-break/>Despars</text:p>
      <text:p text:style-name="Standard">Du Drac</text:p>
      <text:p text:style-name="Standard">=FRAN_0393_05679_L.jpg=</text:p>
      <text:p text:style-name="Standard">cccclleii.</text:p>
      <text:p text:style-name="Standard">ccccliii.</text:p>
      <text:p text:style-name="Standard">Martis post remeniscere xix marcii post fynodim capituli tentum et</text:p>
      <text:p text:style-name="Standard">Martis post reminiscere xix marcii post synodum capituli tentum et</text:p>
      <text:p text:style-name="Standard">servionem factum per magistrum Jo. Luillier canonicum Par. capitulantibus dominis.</text:p>
      <text:p text:style-name="Standard">sermonem factum per magistrum Jo. Luillier canonicum Par. Capitulantibus dominis.</text:p>
      <text:p text:style-name="Standard">Archidiacono de Josayo</text:p>
      <text:p text:style-name="Standard">Archidiacono de Josayo</text:p>
      <text:p text:style-name="Standard">apunet extra</text:p>
      <text:p text:style-name="Standard">Monnet extra</text:p>
      <text:p text:style-name="Standard">Pion</text:p>
      <text:p text:style-name="Standard">Pion</text:p>
      <text:p text:style-name="Standard">Sohier</text:p>
      <text:p text:style-name="Standard">Sohier</text:p>
      <text:p text:style-name="Standard">Succentore</text:p>
      <text:p text:style-name="Standard">Succentore</text:p>
      <text:p text:style-name="Standard">P Thomus</text:p>
      <text:p text:style-name="Standard">P Thomas</text:p>
      <text:p text:style-name="Standard">Penitenciario</text:p>
      <text:p text:style-name="Standard">Penitenciario</text:p>
      <text:p text:style-name="Standard">Chacy sz</text:p>
      <text:p text:style-name="Standard">Chacy</text:p>
      <text:p text:style-name="Standard">Jerson</text:p>
      <text:p text:style-name="Standard">Jerson</text:p>
      <text:p text:style-name="Standard">Renouart</text:p>
      <text:p text:style-name="Standard">Renouart</text:p>
      <text:p text:style-name="Standard">Breton</text:p>
      <text:p text:style-name="Standard">Breton</text:p>
      <text:p text:style-name="Standard">Cotin</text:p>
      <text:p text:style-name="Standard">Cotin</text:p>
      <text:p text:style-name="Standard">Barre</text:p>
      <text:p text:style-name="Standard">Barre</text:p>
      <text:p text:style-name="Standard">Hauny</text:p>
      <text:p text:style-name="Standard"><text:soft-page-break/>Hauny</text:p>
      <text:p text:style-name="Standard">Gaillon</text:p>
      <text:p text:style-name="Standard">Gaillon</text:p>
      <text:p text:style-name="Standard">Luillier</text:p>
      <text:p text:style-name="Standard">Luillier</text:p>
      <text:p text:style-name="Standard">Despars } excusato</text:p>
      <text:p text:style-name="Standard">Despars } excusatis</text:p>
      <text:p text:style-name="Standard">Bastardi</text:p>
      <text:p text:style-name="Standard">Bastardi</text:p>
      <text:p text:style-name="Standard">Boullardi</text:p>
      <text:p text:style-name="Standard">Boullardi</text:p>
      <text:p text:style-name="Standard">Parenti</text:p>
      <text:p text:style-name="Standard">Parenti</text:p>
      <text:p text:style-name="Standard">Victri</text:p>
      <text:p text:style-name="Standard">Victri</text:p>
      <text:p text:style-name="Standard">Fraxinis</text:p>
      <text:p text:style-name="Standard">Fraxinis</text:p>
      <text:p text:style-name="Standard">De Croces extra</text:p>
      <text:p text:style-name="Standard">De Croces extra</text:p>
      <text:p text:style-name="Standard">Harenger</text:p>
      <text:p text:style-name="Standard">Harenger</text:p>
      <text:p text:style-name="Standard">Datum est domino Johanni du Sanchoy presbytero matriculario clerico ecclesie Sancti Mederici</text:p>
      <text:p text:style-name="Standard">Datum est domino Johanni du Sauchoy presbytero matriculario clerico ecclesie Sancti Mederici</text:p>
      <text:p text:style-name="Standard">Parsinsis licenciatum pro isto anno deserviendi parrochiale dicte ecclesie loco et in absente m. Johannis</text:p>
      <text:p text:style-name="Standard">Par. licenciam pro isto anno deserviendi parrochiale dicte ecclesie loco et in absencia m. Johannis</text:p>
      <text:p text:style-name="Standard">Beaupere alterius capiceriorum ipsius ecclesie absentis</text:p>
      <text:p text:style-name="Standard">Beaupere alterius capiceriorum ipsius ecclesie absentis</text:p>
      <text:p text:style-name="Standard">Hodie dominus Johannes Marconnelle presbyter camerarius clericus ecclesie Par. retulit</text:p>
      <text:p text:style-name="Standard">Hodie dominus Johannes Marconnelle presbyter Camerarius clericus ecclesie Par. retulit</text:p>
      <text:p text:style-name="Standard">in capitulo Par. quod heredes defuncti G. Guiardi de Cristollio sunt contenti et</text:p>
      <text:p text:style-name="Standard">in Capitulo Par. quod heredes defuncti G. Guiardi de Cristollio sunt contenti et</text:p>
      <text:p text:style-name="Standard">offerunt tradere et deliberare capitulo Par. tam pro summa liii. l. viii s. ix d. ob. par.</text:p>
      <text:p text:style-name="Standard">offerunt tradere et deliberare capitulo Par. tam pro summa liii £. viii s ix d. ob. par.</text:p>
      <text:p text:style-name="Standard">in qua dictus G. et ejus uxra erant condempntum coga dictum capitulum de et pro certis</text:p>
      <text:p text:style-name="Standard">in qua dictus G. et ejus uxor erant condempnati erga dictum capitulum de et pro certis</text:p>
      <text:p text:style-name="Standard"><text:soft-page-break/>arreragiis officio camere debitis quam procertis expensis debitis Petro Pilastre servienti</text:p>
      <text:p text:style-name="Standard">arreragiis officio camere debitis quam pro certis expensis debitis Petro Pilastre servienti</text:p>
      <text:p text:style-name="Standard">Regis pro certis proclacaionibus propter hoc per ipsum factis de hereditagiis ipsius Guillelmo ac</text:p>
      <text:p text:style-name="Standard">regis pro certis proclamacionibus propter hoc per ipsum factis de hereditagiis ipsius Guillelmi ac</text:p>
      <text:p text:style-name="Standard">eciam pro aliis arreragiis debitis a tempore dictarum proclamatrs usque nunc heredi</text:p>
      <text:p text:style-name="Standard">eciam pro aliis arreragiis debitis a tempore dictarum proclamacionum usque nunc hereditagia</text:p>
      <text:p text:style-name="Standard">inframenta declarata sita tam apud Cristollium quam apud Merly et Mebitoruis circummicis</text:p>
      <text:p text:style-name="Standard">infrascritpta declarata sita tam apud Cristollium quam apud Merly et in territoriis circumvicinis</text:p>
      <text:p text:style-name="Standard">vielicet pr. tria arpenti pratorum sita interritorio de primentis tentes ripparie de</text:p>
      <text:p text:style-name="Standard">videlicet primo tria arpenta pratorum sita in territorio de Premente tenentes ripparie de</text:p>
      <text:p text:style-name="Standard">Marne Item dimidum arpenti et dimidum quarterium insule sitis supra molendinum</text:p>
      <text:p text:style-name="Standard">Marne Item dimidium arpenti et dimidium quarterium insule siti supra molendinum</text:p>
      <text:p text:style-name="Standard">Item dumdum arpento de Feriziers sitis in loco dicto Larche. Item unum arpen</text:p>
      <text:p text:style-name="Standard">Item dimidium arpenti de seriziers siti in loco dicto Larche. Item unum arpentum</text:p>
      <text:p text:style-name="Standard">cum domino tam preti quam insule in loco dicto Laure sitis prope portum de Cristollio</text:p>
      <text:p text:style-name="Standard">cum dimidio tam prati quam insule in loco dicto La Noe siti prope portum de Cristollio</text:p>
      <text:p text:style-name="Standard">Item unam gallico Clos vicee ante ecclesiam sive monasterii loci sitis continentes unum</text:p>
      <text:p text:style-name="Standard">Item unum gallice Clos vinee ante ecclesiam sive monasterium loci sitis continentes unum</text:p>
      <text:p text:style-name="Standard">arpentas tam en clos quam in masura. Item unum quarterium terre tenta a la</text:p>
      <text:p text:style-name="Standard">arpentum tam en clos quam in masura. Item unum quarterium terre tenentis a la</text:p>
      <text:p text:style-name="Standard">$$ Pauline sitis prope communtatate capellanorum ecclesie Par. Ita quod proclamaciones jum</text:p>
      <text:p text:style-name="Standard">$ paulmne sitis prope communitatem capellanorum ecclesie Par. Ita quod proclamaciones jam</text:p>
      <text:p text:style-name="Standard">Incepte nomine dicti capituli fuit et proveniant ad utilitatem dictorum heredum super</text:p>
      <text:p text:style-name="Standard">incepte nomine dicti capituli fuit et proveniant ad utilitatem dictorum heredum super</text:p>
      <text:p text:style-name="Standard">aliis hereditagiis dicti defuncti declaratis in dictis proclamatitbus Super quo audita</text:p>
      <text:p text:style-name="Standard">aliis hereditagiis dicti defuncti declaratis in dictis proclamaionibus Super quo audita</text:p>
      <text:p text:style-name="Standard">relacione dicti camerarii placet dominis quod ita fiat videlicet quod dicti heredi maneant</text:p>
      <text:p text:style-name="Standard">relacione dicti Camerarii placet dominis quod ita fiat videlicet quod dicti hereditagia maneant</text:p>
      <text:p text:style-name="Standard">quicti erga capitulum tam de dicta summa liii l. viii s ixd. ob par. pro dicta condemp</text:p>
      <text:p text:style-name="Standard">quicti erga capitulum tam de dicta summa liii £. viii s.i xd. ob p. pro dicta condempnacione</text:p>
      <text:p text:style-name="Standard">quam de dictis expensis ipsius pulastre pro dictis proculacionibus et aliis arreragis exinde debitis</text:p>
      <text:p text:style-name="Standard">quam de dictis expensis ipsius Pilastre pro dictis proclacionibus et aliis arreragis exinde debitis</text:p>
      <text:p text:style-name="Standard">=FRAN_0393_05680_L.jpg=</text:p>
      <text:p text:style-name="Standard">Hodie venerabilis vir magister Jo. Bastardi canonicus Par. alias ad cantoriam</text:p>
      <text:p text:style-name="Standard">ecclesie Par. receptus Salvo jure cujuslibet fuit receptus et admissus</text:p>
      <text:p text:style-name="Standard">pacificus ad dictam Cantoriam et sedit in capitulo Par. in loco cantoris</text:p>
      <text:p text:style-name="Standard"><text:soft-page-break/>Manutensio m. Jo.</text:p>
      <text:p text:style-name="Standard">Et hoc vigore licterarum regiarum super hoc obtentarum et hic exhibitarum quarum</text:p>
      <text:p text:style-name="Standard">Bastardi cantoris.</text:p>
      <text:p text:style-name="Standard">tenor sequitur et est talis</text:p>
      <text:p text:style-name="Standard">ecclesie Par.</text:p>
      <text:p text:style-name="Standard">universis presentes licteras inspecturis salutem Cum pendente certa</text:p>
      <text:p text:style-name="Standard">Karolus Dei gracia francorum rex</text:p>
      <text:p text:style-name="Standard">causa in nostra parlamenti curia inter dilectum et fidelem consiliarium nostrum</text:p>
      <text:p text:style-name="Standard">in nostra parlamenti curia magister Johannem Bastardi actorem in casu novitatis</text:p>
      <text:p text:style-name="Standard">et $sait$ saisine ex una parte / et magistrum Johannem Paillard deffensorem</text:p>
      <text:p text:style-name="Standard">et opponentem in dicto casu ex altera racione cantorie ecclesie Par.</text:p>
      <text:p text:style-name="Standard">fructuumque proficiencium et emolumentorum eiusdem in quibus quelibet dictarum</text:p>
      <text:p text:style-name="Standard">parcium tertis titulis et modiis in processu declaratis jus habere</text:p>
      <text:p text:style-name="Standard">pretendebat / dictus deffensor prout fertur suos dies clauserit exterminos</text:p>
      <text:p text:style-name="Standard">et ob hoc prefatus actor suam requestam dicte nostre Curie / ut</text:p>
      <text:p text:style-name="Standard">manus nostra in dicta re contenciosa ad ejus utilitatem levaretur</text:p>
      <text:p text:style-name="Standard">porrexerit / qua visa per dictam nostram curiam ipsa quod dictus actor</text:p>
      <text:p text:style-name="Standard">dictam requestam faceret in judicio ordinaverit. Notum facimus</text:p>
      <text:p text:style-name="Standard">quod audita per eandem curiam nostram supplicacione sive requesta dicti</text:p>
      <text:p text:style-name="Standard">actoris die date presencium judiciali facta Prefata curia nostra</text:p>
      <text:p text:style-name="Standard">Cui de morte $ipsius$ defuncti deffensoris ac de titulis licteris et munimentis</text:p>
      <text:p text:style-name="Standard">dicti</text:p>
      <text:p text:style-name="Standard">predicti actoris debite constitit ac consideratis considerantes manum</text:p>
      <text:p text:style-name="Standard">nostram et omne impedinmenti in dicta cantoria ecclesie Par. fructibusque</text:p>
      <text:p text:style-name="Standard">profertibus et revenutis ejusdem ob debatum dictarum parcium appositam</text:p>
      <text:p text:style-name="Standard">et appositum ad ipsius actorem opus et utili quo ad futura $bone$</text:p>
      <text:p text:style-name="Standard">en</text:p>
      <text:p text:style-name="Standard">Levavit atque levat. Quocirca primo parlamenti notri hostiario</text:p>
      <text:p text:style-name="Standard">vel servienti nostro super hoc requirendo tenore presencium commictimus</text:p>
      <text:p text:style-name="Standard">et mandamus quatinus presentes licteras juxta sui formam et tenorem in hiis</text:p>
      <text:p text:style-name="Standard">que execucionem requirunt execucioni debite demandet Compellenderet</text:p>
      <text:p text:style-name="Standard">ad hoc viriliter compellendo / Ab omnibus justiciariis et subditis nostris dicto</text:p>
      <text:p text:style-name="Standard">hostiario vel servienti nostro in hac parte Pareri volumus et Jubemus</text:p>
      <text:p text:style-name="Standard">datu Parisius in parlamento nostro xviii die marcii Anno domini m° cccc . liii°</text:p>
      <text:p text:style-name="Standard">et regni nostri xxxii sic signatum per camerami Cheveteau.</text:p>
      <text:p text:style-name="Standard">470.</text:p>
      <text:p text:style-name="Standard"><text:soft-page-break/>Super requesta domini Jo. Loubloyer petentis sibi tradi ad vitam suam</text:p>
      <text:p text:style-name="Standard">Loubloyer</text:p>
      <text:p text:style-name="Standard">domum quam ipse nunc inhabitat ad portum sancti Landerici infra claustrum</text:p>
      <text:p text:style-name="Standard">pro iiii fr. redditus seu pensionis ordinatum est quod expectetur officiarius et audiatur primo</text:p>
      <text:p text:style-name="Standard">=FRAN_0393_05681_L.jpg=</text:p>
      <text:p text:style-name="Standard">cccc liii.</text:p>
      <text:p text:style-name="Standard">Jovis post Reminiscere xia marcii capitulantibus dominis</text:p>
      <text:p text:style-name="Standard">Jo. Bastardi Cantore</text:p>
      <text:p text:style-name="Standard">Harenger</text:p>
      <text:p text:style-name="Standard">Succentore</text:p>
      <text:p text:style-name="Standard">Chacy</text:p>
      <text:p text:style-name="Standard">Pion</text:p>
      <text:p text:style-name="Standard">Breton</text:p>
      <text:p text:style-name="Standard">Boullardi</text:p>
      <text:p text:style-name="Standard">Sohier</text:p>
      <text:p text:style-name="Standard">Barre</text:p>
      <text:p text:style-name="Standard">Hauny</text:p>
      <text:p text:style-name="Standard">P Thomas</text:p>
      <text:p text:style-name="Standard">De Croces</text:p>
      <text:p text:style-name="Standard">Jerson</text:p>
      <text:p text:style-name="Standard">Monneti</text:p>
      <text:p text:style-name="Standard">Burdelot</text:p>
      <text:p text:style-name="Standard">Luillier</text:p>
      <text:p text:style-name="Standard">Renouart</text:p>
      <text:p text:style-name="Standard">Parenti</text:p>
      <text:p text:style-name="Standard">Josas } excusatis</text:p>
      <text:p text:style-name="Standard">Fraxinis</text:p>
      <text:p text:style-name="Standard">Cotin</text:p>
      <text:p text:style-name="Standard">Adjournement</text:p>
      <text:p text:style-name="Standard">Guillaume Coulon sergent etc. a adjourné messeigneurs a mardi prochain contre les</text:p>
      <text:p text:style-name="Standard">Cheveciers et chanoines de Saincte Opportune sur pluseursvdeffaulx</text:p>
      <text:p text:style-name="Standard">pour rayson de certaines masures estans en la Tapleterie</text:p>
      <text:p text:style-name="Standard">De domo de la Levriere de qua hic locutus est magister V. de Croces provideat</text:p>
      <text:p text:style-name="Standard">De domo de</text:p>
      <text:p text:style-name="Standard">La Levriere</text:p>
      <text:p text:style-name="Standard">idem De Croces officiarius . videlicet respectu xx s. p. quos ille qui nunc</text:p>
      <text:p text:style-name="Standard"><text:soft-page-break/>tenet dictam domum vult redimere de lx s.p.</text:p>
      <text:p text:style-name="Standard">Item respectu trium molendinorum subtus pontem nostre domine de</text:p>
      <text:p text:style-name="Standard">et pro quibus illi de villa Par. petunt consensum capituli unus eorumdem</text:p>
      <text:p text:style-name="Standard">molendinorum remaneat et alii duo demoliantur Et audita relacione</text:p>
      <text:p text:style-name="Standard">domini Succentoris et m. T. de Victri ad hoc commissorum qui viderunt et</text:p>
      <text:p text:style-name="Standard">De molendinis</text:p>
      <text:p text:style-name="Standard">visitaverunt dicta molendina domini sunt oppinionis quod nichil Innovetur</text:p>
      <text:p text:style-name="Standard">nisi vocatis et auditis ac consenicientibus aliis ecclesiis qui habent ibidem</text:p>
      <text:p text:style-name="Standard">interesse.</text:p>
      <text:p text:style-name="Standard">Gaillon</text:p>
      <text:p text:style-name="Standard">Despars</text:p>
      <text:p text:style-name="Standard">} excusatis</text:p>
      <text:p text:style-name="Standard">Mondidier</text:p>
      <text:p text:style-name="Standard">Victri</text:p>
      <text:p text:style-name="Standard">Penitenciario</text:p>
      <text:p text:style-name="Standard">471</text:p>
      <text:p text:style-name="Standard">=FRAN_0393_05682_L.jpg=</text:p>
      <text:p text:style-name="Standard">472.</text:p>
      <text:p text:style-name="Standard">Sabbati post Reminiscere xxiii marcii capitulantibus dominis</text:p>
      <text:p text:style-name="Standard">Cantore</text:p>
      <text:p text:style-name="Standard">Monnet</text:p>
      <text:p text:style-name="Standard">P Thomas</text:p>
      <text:p text:style-name="Standard">Josayo</text:p>
      <text:p text:style-name="Standard">Luillier</text:p>
      <text:p text:style-name="Standard">Renouart</text:p>
      <text:p text:style-name="Standard">Succentore</text:p>
      <text:p text:style-name="Standard">Parenti</text:p>
      <text:p text:style-name="Standard">Cotin</text:p>
      <text:p text:style-name="Standard">Penitenciario</text:p>
      <text:p text:style-name="Standard">De Brolio</text:p>
      <text:p text:style-name="Standard">Despars</text:p>
      <text:p text:style-name="Standard">excusatis</text:p>
      <text:p text:style-name="Standard">Chacy</text:p>
      <text:p text:style-name="Standard">Jerson</text:p>
      <text:p text:style-name="Standard">Breton</text:p>
      <text:p text:style-name="Standard">Victri</text:p>
      <text:p text:style-name="Standard"><text:soft-page-break/>Fraxinis</text:p>
      <text:p text:style-name="Standard">Gaillon</text:p>
      <text:p text:style-name="Standard">Harenger</text:p>
      <text:p text:style-name="Standard">Barre</text:p>
      <text:p text:style-name="Standard">Hauny</text:p>
      <text:p text:style-name="Standard">Pion</text:p>
      <text:p text:style-name="Standard">ᗞe Croces</text:p>
      <text:p text:style-name="Standard">Sohier</text:p>
      <text:p text:style-name="Standard">Mondidier</text:p>
      <text:p text:style-name="Standard">Boullardi</text:p>
      <text:p text:style-name="Standard">Hodie capitulum declaravit nominacionem seu presentacionem nuper</text:p>
      <text:p text:style-name="Standard">factam per m. P. de Chacy in suo parvo turno existentem de parrochiali</text:p>
      <text:p text:style-name="Standard">ecclesia de Machau cuidem domino Guilberto N. nullam fuisse fore</text:p>
      <text:p text:style-name="Standard">et esse et ipsum existere in dicto suo parvo turno . Quo facto</text:p>
      <text:p text:style-name="Standard">ipse contulit magistro Guidoni Mendine presbytero pro suo turno predicto</text:p>
      <text:p text:style-name="Standard">capellaniam Sancti Leonardi in ecclesia Par. nunc vacantem per obitum</text:p>
      <text:p text:style-name="Standard">deffuncti domini Guillelmi Grantsire Et hoc de consensu m. G. Britonis</text:p>
      <text:p text:style-name="Standard">ibidem presentis et nunc existentis in dicto turno post dictam collacionem</text:p>
      <text:p text:style-name="Standard">et sine prejudicio dicti sui turni cui dictus turnus sibi</text:p>
      <text:p text:style-name="Standard">reservatur</text:p>
      <text:p text:style-name="Standard">De parrochianis</text:p>
      <text:p text:style-name="Standard">De consensu nonnullorum parrochianorum de Layaco hic existencium condempnati</text:p>
      <text:p text:style-name="Standard">Layaco.</text:p>
      <text:p text:style-name="Standard">sunt ad defferendum eorum panem ad furnum bannerium dicti loci</text:p>
      <text:p text:style-name="Standard">gallice pour Cuire</text:p>
      <text:p text:style-name="Standard">Conclusum est quod officialis et promotor capituli ibunt in castalleto</text:p>
      <text:p text:style-name="Standard">De clerico m. P.</text:p>
      <text:p text:style-name="Standard">Par. ad requirendum ex parte capituli Clericum m. P. de Chacy</text:p>
      <text:p text:style-name="Standard">de Chacy</text:p>
      <text:p text:style-name="Standard">ibidem prisionarium</text:p>
      <text:p text:style-name="Standard">Collacio capellanie</text:p>
      <text:p text:style-name="Standard">in turno</text:p>
      <text:p text:style-name="Standard">=FRAN_0393_05683_L.jpg=</text:p>
      <text:p text:style-name="Standard">ccccliii</text:p>
      <text:p text:style-name="Standard">Martis post oculi xxvi marcii capitulantibus dominis</text:p>
      <text:p text:style-name="Standard">Cantore</text:p>
      <text:p text:style-name="Standard"><text:soft-page-break/>De Croces</text:p>
      <text:p text:style-name="Standard">Pion</text:p>
      <text:p text:style-name="Standard">Archidiacono</text:p>
      <text:p text:style-name="Standard">Victri</text:p>
      <text:p text:style-name="Standard">Boullardi</text:p>
      <text:p text:style-name="Standard">Succentore</text:p>
      <text:p text:style-name="Standard">Mondidier</text:p>
      <text:p text:style-name="Standard">Sohier</text:p>
      <text:p text:style-name="Standard">Cancellario</text:p>
      <text:p text:style-name="Standard">Luillier</text:p>
      <text:p text:style-name="Standard">P Thomas</text:p>
      <text:p text:style-name="Standard">Penitenciario</text:p>
      <text:p text:style-name="Standard">Monneti</text:p>
      <text:p text:style-name="Standard">Renouart</text:p>
      <text:p text:style-name="Standard">Chacy</text:p>
      <text:p text:style-name="Standard">Parenti</text:p>
      <text:p text:style-name="Standard">Despars excusato</text:p>
      <text:p text:style-name="Standard">Breton</text:p>
      <text:p text:style-name="Standard">Aguenin</text:p>
      <text:p text:style-name="Standard">Cotin</text:p>
      <text:p text:style-name="Standard">De Brolio</text:p>
      <text:p text:style-name="Standard">Gaillon</text:p>
      <text:p text:style-name="Standard">Jerson</text:p>
      <text:p text:style-name="Standard">Barre</text:p>
      <text:p text:style-name="Standard">Fraxinis</text:p>
      <text:p text:style-name="Standard">Hauny</text:p>
      <text:p text:style-name="Standard">Harenger</text:p>
      <text:p text:style-name="Standard">Super requesta religiosorum monasterii Sancti Martini de Campis petencium</text:p>
      <text:p text:style-name="Standard">ipsos teneri quictos de arreragiis et fieri sibi moderacionem de redditus</text:p>
      <text:p text:style-name="Standard">Capituli videlicet de iiii £. p. pro lx. et prorogari terminum ut non teneantur</text:p>
      <text:p text:style-name="Standard">De religiosis Sancti</text:p>
      <text:p text:style-name="Standard">Martini de Campis</text:p>
      <text:p text:style-name="Standard">munire ad causam eujusdem domus site in vico de Tracenonnain Barre</text:p>
      <text:p text:style-name="Standard">De Croces et Fraxinis videbunt locum et refferent de statu ejusdem et de</text:p>
      <text:p text:style-name="Standard">commodo vel incommodo</text:p>
      <text:p text:style-name="Standard">Audita relacione domini archidiaconi de Josayo et m. V. De Croces qui</text:p>
      <text:p text:style-name="Standard"><text:soft-page-break/>visitaverunt domum quam nunc inhabitat dominus Jo. Loubloyer qui prout</text:p>
      <text:p text:style-name="Standard">alias epetit eam habere et sibi tradi ad vitam suam pro iiii francis pro quolibet</text:p>
      <text:p text:style-name="Standard">anno redditus seu pensioniem cm xx. scutis solvendis pro una vice pro exponendo</text:p>
      <text:p text:style-name="Standard">in reparacionibus neccessariis Placet dominis quod ipse habeat dictam domum quamdiu</text:p>
      <text:p text:style-name="Standard">erit de habitu ecclesie videlicet in statu in quo est de presenti pro dictis iiii fr. redditus</text:p>
      <text:p text:style-name="Standard">seu pensionis pro quolibet anno / officiaro anniversariorum solvendis Sic quod ipse</text:p>
      <text:p text:style-name="Standard">tradat dicta xxx. scuta auri pro una vice pro exponendo in reparacioneibus neccessariis</text:p>
      <text:p text:style-name="Standard">Sic quod ipse renunciet domui quam nunc inhabitat dominus Gabriel Harenger</text:p>
      <text:p text:style-name="Standard">ad disposicionem et ordinacionem capituli $pro debato$ propter debatum parcium $condemp$</text:p>
      <text:p text:style-name="Standard">contendencium / proviso eciam quod non teneat nunc nec in futurum duas domos</text:p>
      <text:p text:style-name="Standard">simul in claustro $s$. par.</text:p>
      <text:p text:style-name="Standard">Domini</text:p>
      <text:p text:style-name="Standard">Cancellarius et</text:p>
      <text:p text:style-name="Standard">orum} aut unus ipsorum commictuntur ad loquendum cum quodam boulengario</text:p>
      <text:p text:style-name="Standard">officiarius anniversariorum</text:p>
      <text:p text:style-name="Standard">vocato Chaligant commorane prope ecclesiam beate Marie Magdalene</text:p>
      <text:p text:style-name="Standard">qui nuper fecit apportare in parvisio nostre domine sine situ et licencia capituli certam</text:p>
      <text:p text:style-name="Standard">quantitatem nemorum et ostendantur ei deffectus per ipsum circa hoc commissi et</text:p>
      <text:p text:style-name="Standard">De nemoribus</text:p>
      <text:p text:style-name="Standard">presentibus in parvisio recipiatur ab eodem propter hoc graciose quicquid voluerit propter hoc tradere et maxime duo</text:p>
      <text:p text:style-name="Standard">$casta$ scuta que offert et detur $sib$ sibi terminus usque ad viii° ita quod faciat</text:p>
      <text:p text:style-name="Standard">mundare plateam et reparare muros et interesse etc</text:p>
      <text:p text:style-name="Standard">473</text:p>
      <text:p text:style-name="Standard">OOO -</text:p>
      <text:p text:style-name="Standard">=FRAN_0393_05684_L.jpg=</text:p>
      <text:p text:style-name="Standard">474.</text:p>
      <text:p text:style-name="Standard">Jovis post oculi xxviii marcii capitulantibus dominis</text:p>
      <text:p text:style-name="Standard">Cantore</text:p>
      <text:p text:style-name="Standard">Archidiacono</text:p>
      <text:p text:style-name="Standard">De Croces</text:p>
      <text:p text:style-name="Standard">Succentore</text:p>
      <text:p text:style-name="Standard">Mondidier</text:p>
      <text:p text:style-name="Standard">Cancellario</text:p>
      <text:p text:style-name="Standard">Monnet</text:p>
      <text:p text:style-name="Standard">Penitenciario</text:p>
      <text:p text:style-name="Standard"><text:soft-page-break/>Luillier</text:p>
      <text:p text:style-name="Standard">Chacy</text:p>
      <text:p text:style-name="Standard">Harenger</text:p>
      <text:p text:style-name="Standard">Breton</text:p>
      <text:p text:style-name="Standard">Fraxinis</text:p>
      <text:p text:style-name="Standard">Cotin</text:p>
      <text:p text:style-name="Standard">Parenti</text:p>
      <text:p text:style-name="Standard">Gaillon</text:p>
      <text:p text:style-name="Standard">Aguenin</text:p>
      <text:p text:style-name="Standard">Barre</text:p>
      <text:p text:style-name="Standard">De Brolio</text:p>
      <text:p text:style-name="Standard">Hauny</text:p>
      <text:p text:style-name="Standard">Jerson</text:p>
      <text:p text:style-name="Standard">Du ᗞrac</text:p>
      <text:p text:style-name="Standard">Pion</text:p>
      <text:p text:style-name="Standard">Hodie dominus Thomas de Fonte resignavit in manibus capituli Par. suam capellaniam</text:p>
      <text:p text:style-name="Standard">ad altare Sanctorum Philippi et Jacobi in ecclesia Par. causa tamen permutacionis</text:p>
      <text:p text:style-name="Standard">et non alias faciende cum domino Thoma le Tellier ad canonicatum et prebendam</text:p>
      <text:p text:style-name="Standard">ecclesie sancti Reguli Silvanectensis quos obtinebat dictus dominus T. LeTellier</text:p>
      <text:p text:style-name="Standard">et juraverunt quod in hujusmodi resignacione non intervenient fraus et quam</text:p>
      <text:p text:style-name="Standard">resignacionem domini ab admiserunt nisi prius fuerunt visitata ornamenta dicte capellanie</text:p>
      <text:p text:style-name="Standard">et relacione super hoc facta in capitulo</text:p>
      <text:p text:style-name="Standard">hodie magister Stephanus Yver requisivit et supplicavit capitulo quod nichil innovaretur</text:p>
      <text:p text:style-name="Standard">de domo quam nunc ipse inhabitat in claustro Par. scilitet quod non visitetur</text:p>
      <text:p text:style-name="Standard">nec ponatur in licitacione usque ad suum regressum quod erit infra Pascha</text:p>
      <text:p text:style-name="Standard">proxime et tunc faciet tantum quod domini erunt contenti super quo</text:p>
      <text:p text:style-name="Standard">placet dominis quod ipse maneat ibidem secundum suam requestam et $usque$</text:p>
      <text:p text:style-name="Standard">ultra videlicet usque ad xv. mensis maii proxime aut plus ad</text:p>
      <text:p text:style-name="Standard">arbitrium illius qui habebit illam domum sed nichilominus visitabitur</text:p>
      <text:p text:style-name="Standard">interim et quamcicius poterit $et$ si visitacio jam facta non sufficerit</text:p>
      <text:p text:style-name="Standard">et ponetur in licitacione</text:p>
      <text:p text:style-name="Standard">Dominus Cantor</text:p>
      <text:p text:style-name="Standard">Placet dominis quod tradatur in pleno capitulo domino Cantori liber</text:p>
      <text:p text:style-name="Standard">Cantoris maxime ut dixit quod ipse est $pla$ pacificus</text:p>
      <text:p text:style-name="Standard">Hodie Andreas Marsel burgensis par. fecit hommagium capitulo</text:p>
      <text:p text:style-name="Standard">de hommagio facto</text:p>
      <text:p text:style-name="Standard"><text:soft-page-break/>Par. in capitulo Par. modo consueto ad causam terre et domini sancti Fugelli</text:p>
      <text:p text:style-name="Standard">per Andream Marsel</text:p>
      <text:p text:style-name="Standard">et promisit tradere suum gallice denombrement infra xl dies proxime</text:p>
      <text:p text:style-name="Standard">resignacio capellanie</text:p>
      <text:p text:style-name="Standard">Ste Yver</text:p>
      <text:p text:style-name="Standard">P. Thomar</text:p>
      <text:p text:style-name="Standard">Boullardi</text:p>
      <text:p text:style-name="Standard">Bur delot</text:p>
      <text:p text:style-name="Standard">Sohier</text:p>
      <text:p text:style-name="Standard">Renouart</text:p>
      <text:p text:style-name="Standard">Victri</text:p>
      <text:p text:style-name="Standard">Despars</text:p>
      <text:p text:style-name="Standard">} excusatis</text:p>
      <text:p text:style-name="Standard">=FRAN_0393_05685_L.jpg=</text:p>
      <text:p text:style-name="Standard">CCCC liii.</text:p>
      <text:p text:style-name="Standard">Sabbati post oculi penultima marcii capitulantibus dominis</text:p>
      <text:p text:style-name="Standard">Cantore</text:p>
      <text:p text:style-name="Standard">De Croces</text:p>
      <text:p text:style-name="Standard">Renouart</text:p>
      <text:p text:style-name="Standard">Aguenin</text:p>
      <text:p text:style-name="Standard">Archidiacono</text:p>
      <text:p text:style-name="Standard">Burdelot</text:p>
      <text:p text:style-name="Standard">Mondidier</text:p>
      <text:p text:style-name="Standard">P Thomas</text:p>
      <text:p text:style-name="Standard">Succentore</text:p>
      <text:p text:style-name="Standard">Luillier</text:p>
      <text:p text:style-name="Standard">Pion</text:p>
      <text:p text:style-name="Standard">Cancellario</text:p>
      <text:p text:style-name="Standard">Monnet</text:p>
      <text:p text:style-name="Standard">Victri</text:p>
      <text:p text:style-name="Standard">Penitenciario</text:p>
      <text:p text:style-name="Standard">excusatis</text:p>
      <text:p text:style-name="Standard">Harenger</text:p>
      <text:p text:style-name="Standard">Chacy</text:p>
      <text:p text:style-name="Standard">Despars</text:p>
      <text:p text:style-name="Standard">Fraxinis</text:p>
      <text:p text:style-name="Standard"><text:soft-page-break/>Breton</text:p>
      <text:p text:style-name="Standard">Parenti</text:p>
      <text:p text:style-name="Standard">Cotin</text:p>
      <text:p text:style-name="Standard">De Brolio</text:p>
      <text:p text:style-name="Standard">Gaillon</text:p>
      <text:p text:style-name="Standard">Barre</text:p>
      <text:p text:style-name="Standard">Jerson</text:p>
      <text:p text:style-name="Standard">Hauny</text:p>
      <text:p text:style-name="Standard">Sohier</text:p>
      <text:p text:style-name="Standard">Du Drac</text:p>
      <text:p text:style-name="Standard">Boullardi</text:p>
      <text:p text:style-name="Standard">Quia prout hic relatum est dominus Johannes Loubloyer non vult</text:p>
      <text:p text:style-name="Standard">acceptare ordinacionem Capituli ultimate factam de domo quam ipse</text:p>
      <text:p text:style-name="Standard">Lombloyer</text:p>
      <text:p text:style-name="Standard">pro domo sua</text:p>
      <text:p text:style-name="Standard">nunc tenet ad portum nostre domine . Positum est in deliberacione quid</text:p>
      <text:p text:style-name="Standard">esset super hoc agendum et habita deliberacione conclusum est et placet dominis</text:p>
      <text:p text:style-name="Standard">OOO-</text:p>
      <text:p text:style-name="Standard">quod ipse Loubloyer teneat dictam domum quamdiu erit de habitu ecclesie Par.</text:p>
      <text:p text:style-name="Standard">videlicet pro iiii f. redditus pro quolibet anno Sic quod tenebitur exponere in reparacionibus</text:p>
      <text:p text:style-name="Standard">neccessariis in dicta domo infra tres vel iiiior annos proxime xx. scuta auri</text:p>
      <text:p text:style-name="Standard">quibus expositis tenebitur tenere et sustinere dictam domum in tali aut meliori</text:p>
      <text:p text:style-name="Standard">statu prout erit dicta domus quando dicta xx scuta erunt sic exposita</text:p>
      <text:p text:style-name="Standard">nec poterit cogi ad faciendum ibidem aliquas reparaciones Et si contingat</text:p>
      <text:p text:style-name="Standard">dictam domum per ipsum Loubloyer alteri loco sui tradere ille cui tradetur</text:p>
      <text:p text:style-name="Standard">tenebitur ad easdem reparaciones et condiciones Et per hoc tenebitur renunciare</text:p>
      <text:p text:style-name="Standard">ad per desposiconem capituli domum quam nunc inhabitat dominus Gabriel Harenger</text:p>
      <text:p text:style-name="Standard">Super requesta domini Cantoris pro domo m. Ambrosii de Cameraco quam</text:p>
      <text:p text:style-name="Standard">Dominus Cantor</text:p>
      <text:p text:style-name="Standard">pro domo de Cameraco</text:p>
      <text:p text:style-name="Standard">ipse petit habere ad locagium differatur usque ad primum capitulum et fiet</text:p>
      <text:p text:style-name="Standard">Convocacio et videbitur statutum</text:p>
      <text:p text:style-name="Standard">475.</text:p>
      <text:p text:style-name="Standard">=FRAN_0393_05686_L.jpg=</text:p>
      <text:p text:style-name="Standard">476.</text:p>
      <text:p text:style-name="Standard">CCCC liii</text:p>
      <text:p text:style-name="Standard"><text:soft-page-break/>Martis post $oculi$ secundum aprlis capitulantibus dominis</text:p>
      <text:p text:style-name="Standard">Letare</text:p>
      <text:p text:style-name="Standard">Cantore</text:p>
      <text:p text:style-name="Standard">Archidiacono</text:p>
      <text:p text:style-name="Standard">De Croces</text:p>
      <text:p text:style-name="Standard">Despars</text:p>
      <text:p text:style-name="Standard">Succentore</text:p>
      <text:p text:style-name="Standard">Victri</text:p>
      <text:p text:style-name="Standard">Boullardi</text:p>
      <text:p text:style-name="Standard">Cancellario</text:p>
      <text:p text:style-name="Standard">Mondidier</text:p>
      <text:p text:style-name="Standard">Luillier</text:p>
      <text:p text:style-name="Standard">Renouart</text:p>
      <text:p text:style-name="Standard">Penitenciario</text:p>
      <text:p text:style-name="Standard">Burdelot</text:p>
      <text:p text:style-name="Standard">Chacy</text:p>
      <text:p text:style-name="Standard">Monnet</text:p>
      <text:p text:style-name="Standard">P Thomas</text:p>
      <text:p text:style-name="Standard">Breton</text:p>
      <text:p text:style-name="Standard">De Brolio</text:p>
      <text:p text:style-name="Standard">Pion</text:p>
      <text:p text:style-name="Standard">Cotin</text:p>
      <text:p text:style-name="Standard">Fraxinis</text:p>
      <text:p text:style-name="Standard">Aguenin excusato</text:p>
      <text:p text:style-name="Standard">Gaillon</text:p>
      <text:p text:style-name="Standard">Harenger</text:p>
      <text:p text:style-name="Standard">Barre</text:p>
      <text:p text:style-name="Standard">Parenti</text:p>
      <text:p text:style-name="Standard">Hauny</text:p>
      <text:p text:style-name="Standard">Jerson</text:p>
      <text:p text:style-name="Standard">Du Drac</text:p>
      <text:p text:style-name="Standard">Sohier</text:p>
      <text:p text:style-name="Standard">Ste. Yver pro domo</text:p>
      <text:p text:style-name="Standard">Hodie magister Ste Yuer ut supra alias supplicavit dominis quod nichil innovarent</text:p>
      <text:p text:style-name="Standard">in et de domo quam nunc ipse inhabitat in claustro Par. dicens quod ipse</text:p>
      <text:p text:style-name="Standard">alias tradiderat peccunias pro vendicione et empcione ejusdem requirens / quod</text:p>
      <text:p text:style-name="Standard"><text:soft-page-break/>domini vellent ipsen permictere eam tenere Alioquin $cat$ casu quo</text:p>
      <text:p text:style-name="Standard">domini vellent perseverare in ultima deliberacione ipse opponebat se omni</text:p>
      <text:p text:style-name="Standard">coaccione et casu quo domini non admicterent ipsum ad hujusmodi opposicionem ipse</text:p>
      <text:p text:style-name="Standard">intendum habere suum recursum ubi poterit . Super quo nichil conclusum</text:p>
      <text:p text:style-name="Standard">est sed differatur usque ad jovis . magistri Vvero M. de Fraxinis et G.</text:p>
      <text:p text:style-name="Standard">Burdelot requisiverunt quod poneretur in licitacione</text:p>
      <text:p text:style-name="Standard">Capellania ad altare Sanctorum Philippi et Jacobi in ecclesia Par. vacans</text:p>
      <text:p text:style-name="Standard">Collacio capellanie</text:p>
      <text:p text:style-name="Standard">ad presens per resignacionem domini Eustacii de Fonte ultimi possessoris ejusdem ex</text:p>
      <text:p text:style-name="Standard">causa permutacionis et non alias faciende cum domino Thoma Le Tellier presbytero</text:p>
      <text:p text:style-name="Standard">ad canonicatum et prebendam Sancti Reguli Silvanectensis Salvo jure cujuslibet</text:p>
      <text:p text:style-name="Standard">et ad jus pretensum etc</text:p>
      <text:p text:style-name="Standard">collata est dicto domino Thome in persona domini Jo. Nicole presbyteri</text:p>
      <text:p text:style-name="Standard">ejus procuratoris ad hoc sufficienter fundatis qui juravit in forma et fuit installatus</text:p>
      <text:p text:style-name="Standard">prestito prius per procuratorem et dominum E. predictos juramento quod in hujusmodi resignacione non intervenientt</text:p>
      <text:p text:style-name="Standard">fraus dolus. etc.</text:p>
      <text:p text:style-name="Standard">Dominus Cantor</text:p>
      <text:p text:style-name="Standard">Super requesta domini cantoris petentis habere domum claustralem</text:p>
      <text:p text:style-name="Standard">pro domo.</text:p>
      <text:p text:style-name="Standard">m. Ambrosii de Cameraco titulo locagii nichil actum est quia hora erat</text:p>
      <text:p text:style-name="Standard">nimis tarda.</text:p>
      <text:p text:style-name="Standard">procuratores pro capitulo</text:p>
      <text:p text:style-name="Standard">Fiat procurator capituli pro faciendo hommagium domino nostro regi ad causam terre de</text:p>
      <text:p text:style-name="Standard">ad faciendum hommagium</text:p>
      <text:p text:style-name="Standard">Cui et Quesnoy et nominantur procuratores m. G. d'Aulge An. Soreau</text:p>
      <text:p text:style-name="Standard">Jo. Secretain Jo. Bureau et T. de Caigneux canonici Par. et eorum quilibet</text:p>
      <text:p text:style-name="Standard">quod sic factum est</text:p>
      <text:p text:style-name="Standard">=FRAN_0393_05687_L.jpg=</text:p>
      <text:p text:style-name="Standard">ccccliii.</text:p>
      <text:p text:style-name="Standard">Jovis post letare iiiior aprilis capitulantibus dominis</text:p>
      <text:p text:style-name="Standard">Cantore</text:p>
      <text:p text:style-name="Standard">Archidiacono</text:p>
      <text:p text:style-name="Standard">Du Drac</text:p>
      <text:p text:style-name="Standard">Succentore</text:p>
      <text:p text:style-name="Standard">Luillier</text:p>
      <text:p text:style-name="Standard"><text:soft-page-break/>Cancellario</text:p>
      <text:p text:style-name="Standard">De Croces</text:p>
      <text:p text:style-name="Standard">Penitenciario</text:p>
      <text:p text:style-name="Standard">Monneti</text:p>
      <text:p text:style-name="Standard">Chacy</text:p>
      <text:p text:style-name="Standard">Fraxinis</text:p>
      <text:p text:style-name="Standard">Breton</text:p>
      <text:p text:style-name="Standard">De Brolio</text:p>
      <text:p text:style-name="Standard">Cotin</text:p>
      <text:p text:style-name="Standard">Harenger</text:p>
      <text:p text:style-name="Standard">Gaillon</text:p>
      <text:p text:style-name="Standard">Parenti</text:p>
      <text:p text:style-name="Standard">Barre</text:p>
      <text:p text:style-name="Standard">Jerson</text:p>
      <text:p text:style-name="Standard">Hauny</text:p>
      <text:p text:style-name="Standard">Sohier</text:p>
      <text:p text:style-name="Standard">Bursarum collegii</text:p>
      <text:p text:style-name="Standard">Placet dominis quod Symon Moreau dyaconus habeat Bursas collegii xviii scolarium</text:p>
      <text:p text:style-name="Standard">xviii scolarium Collacio</text:p>
      <text:p text:style-name="Standard">Par. vacante per resignacionem Johannis Charet</text:p>
      <text:p text:style-name="Standard">De compotis domini</text:p>
      <text:p text:style-name="Standard">Succentor et commictuntur ad audiendum compota que volt reddere executionre</text:p>
      <text:p text:style-name="Standard">de Cajart</text:p>
      <text:p text:style-name="Standard">m. P. Thomas }</text:p>
      <text:p text:style-name="Standard">defuncti domini P. de Cajart pro clericis matutinarum concludendum</text:p>
      <text:p text:style-name="Standard">et refferendum.</text:p>
      <text:p text:style-name="Standard">De compotis</text:p>
      <text:p text:style-name="Standard">Penitenciarius</text:p>
      <text:p text:style-name="Standard">De Croces</text:p>
      <text:p text:style-name="Standard">Du Drac</text:p>
      <text:p text:style-name="Standard">deputantur ad audiendum compota m. V. de Croces de officio</text:p>
      <text:p text:style-name="Standard">Monnet</text:p>
      <text:p text:style-name="Standard">horarum Concludendum et refferendum.</text:p>
      <text:p text:style-name="Standard">De domoibus de vico</text:p>
      <text:p text:style-name="Standard">De domibus de Troussenonnain de quibus hic locutus est de Croces</text:p>
      <text:p text:style-name="Standard">de Troussenonnain</text:p>
      <text:p text:style-name="Standard"><text:soft-page-break/>audita relacione magistrorum Ja. Barre Hauny et De Croces qui visitaverunt</text:p>
      <text:p text:style-name="Standard">nichil conclusum est</text:p>
      <text:p text:style-name="Standard">De domino de</text:p>
      <text:p text:style-name="Standard">Super requesta domini de Montmorency hic facta per ejus filium</text:p>
      <text:p text:style-name="Standard">Montmorency</text:p>
      <text:p text:style-name="Standard">qui petit graciam seu moderacionem sibi fieri de summa quam debet</text:p>
      <text:p text:style-name="Standard">Placet dominis facere de Par. pro turonense pro anno preterito et pro anno presenti</text:p>
      <text:p text:style-name="Standard">De domino Cantore</text:p>
      <text:p text:style-name="Standard">Super requesta domini Cantoris petentis prout alias domum m. Aubrosii de Cameraco</text:p>
      <text:p text:style-name="Standard">pro domo etc.</text:p>
      <text:p text:style-name="Standard">titulo locasii nichil conclusum est Tamen fuerunt aliqui et plures oppinionis</text:p>
      <text:p text:style-name="Standard">quod sibi permuteretur sibi de gracia ibidem manere pro uno anno aut quamdiu erit in</text:p>
      <text:p text:style-name="Standard">manu $capituli$ dicti m. Ambrosii Sic quod quando devenerit in manu capituli</text:p>
      <text:p text:style-name="Standard">poneretur in licitacione ipse tenetur recedere ab eadem statim postquam requireretur ex parte capituli</text:p>
      <text:p text:style-name="Standard">Ste. Yver</text:p>
      <text:p text:style-name="Standard">Super requesta m. Ste. Yver quam alias fecit de domo de qua supra nichil</text:p>
      <text:p text:style-name="Standard">conclusum est quia domini fuerunt diversorum $oppionorum$ oppinionis tamen fuerunt</text:p>
      <text:p text:style-name="Standard">plures oppinionis quod teneatur deliberacio alias facta videlicet quod visitaretur et</text:p>
      <text:p text:style-name="Standard">licitaretur aliqui vero alii se opposuerunt prout alias ne traderetur alteri</text:p>
      <text:p text:style-name="Standard">quam canonico Par. videlicet fuerunt oppinionis m. G. Sohier Aguenin Burdelot Monneti</text:p>
      <text:p text:style-name="Standard">Fraxinis et Bastardi</text:p>
      <text:p text:style-name="Standard">Despars</text:p>
      <text:p text:style-name="Standard">Boullardi</text:p>
      <text:p text:style-name="Standard">Renouart</text:p>
      <text:p text:style-name="Standard">Burdelot.</text:p>
      <text:p text:style-name="Standard">P Thomas</text:p>
      <text:p text:style-name="Standard">Mondidier</text:p>
      <text:p text:style-name="Standard">Aguenin } excusatis</text:p>
      <text:p text:style-name="Standard">Pion</text:p>
      <text:p text:style-name="Standard">477</text:p>
      <text:p text:style-name="Standard">=FRAN_0393_05688_L.jpg=</text:p>
      <text:p text:style-name="Standard">478.</text:p>
      <text:p text:style-name="Standard">Sabbati post letare via aprilis capitulantibus dominis</text:p>
      <text:p text:style-name="Standard">Cantore</text:p>
      <text:p text:style-name="Standard">De Croces</text:p>
      <text:p text:style-name="Standard">Succentore</text:p>
      <text:p text:style-name="Standard"><text:soft-page-break/>Vitri</text:p>
      <text:p text:style-name="Standard">Sohier</text:p>
      <text:p text:style-name="Standard">Cancellario</text:p>
      <text:p text:style-name="Standard">Aguenin</text:p>
      <text:p text:style-name="Standard">Boullardi</text:p>
      <text:p text:style-name="Standard">Penitenciario</text:p>
      <text:p text:style-name="Standard">Parenti</text:p>
      <text:p text:style-name="Standard">Renouardi</text:p>
      <text:p text:style-name="Standard">Chacy</text:p>
      <text:p text:style-name="Standard">Luillier</text:p>
      <text:p text:style-name="Standard">Burdelot</text:p>
      <text:p text:style-name="Standard">Breton</text:p>
      <text:p text:style-name="Standard">P Thomas</text:p>
      <text:p text:style-name="Standard">Cotin</text:p>
      <text:p text:style-name="Standard">Fraxinis</text:p>
      <text:p text:style-name="Standard">Monneti</text:p>
      <text:p text:style-name="Standard">Pion</text:p>
      <text:p text:style-name="Standard">Gaillon</text:p>
      <text:p text:style-name="Standard">Archidiacono</text:p>
      <text:p text:style-name="Standard">Hauny</text:p>
      <text:p text:style-name="Standard">Jerson</text:p>
      <text:p text:style-name="Standard">Mondidier</text:p>
      <text:p text:style-name="Standard">Du Drac</text:p>
      <text:p text:style-name="Standard">Harenger</text:p>
      <text:p text:style-name="Standard">De Brolio</text:p>
      <text:p text:style-name="Standard">} excusatis</text:p>
      <text:p text:style-name="Standard">Vayli</text:p>
      <text:p text:style-name="Standard">Despars</text:p>
      <text:p text:style-name="Standard">Barre</text:p>
      <text:p text:style-name="Standard">Hodie magister Guido Burdelot posuit domum m. Jo. Paillard ad C scuta</text:p>
      <text:p text:style-name="Standard">Vocatus est ad hostium capituli Par. Per Johannem du Chastenet</text:p>
      <text:p text:style-name="Standard">Johannes du Chemin contra procuratorem ecclesie ad causam prebendarum de Lay et</text:p>
      <text:p text:style-name="Standard">de Chivilli qui non comparuit etc. contra</text:p>
      <text:p text:style-name="Standard">Super requesta religiosorum Sancti Maglorii petentis sibi restitui</text:p>
      <text:p text:style-name="Standard">De Cruce</text:p>
      <text:p text:style-name="Standard">et tradi quandam eorum $caume$ Crucem argenteam deauratam solvendo</text:p>
      <text:p text:style-name="Standard"><text:soft-page-break/>Sancti Maglorii</text:p>
      <text:p text:style-name="Standard">xvi £. t. pro et loco xvi £. par. pro qua summa diu est consignata in manu</text:p>
      <text:p text:style-name="Standard">Capituli pro facto cujusdam subsidii pro rege pro sede de Monsterollio Fault</text:p>
      <text:p text:style-name="Standard">Yonne . Placet dominis quod eis restituatur solvendo xvii £. t. loco</text:p>
      <text:p text:style-name="Standard">dictarum xvi £. p. que postmodum fuit eis restituta mediante dictis</text:p>
      <text:p text:style-name="Standard">xvii £. t. solutis que fuerunt porte in thesauro in coffro fabrice Et</text:p>
      <text:p text:style-name="Standard">super hoc tradiderunt Capitulo quictanciam de recepisse dicte crucis et capitulum</text:p>
      <text:p text:style-name="Standard">tradidit eis quictanciam de recepisse de dictis xvii £. t. que quictis</text:p>
      <text:p text:style-name="Standard">posita est in thesuro in coffro intitulato Quitante etc.</text:p>
      <text:p text:style-name="Standard">Super requesta domini Cantoris videlicet m. Jo. Bastardi supplicantis dispensari</text:p>
      <text:p text:style-name="Standard">De domino Cantore cum eo ut possit manere in domo claustrali m. Ambrosii de Cameraco</text:p>
      <text:p text:style-name="Standard">canonici Par. absente Capitulum hodie dispensavit cum ipso de gracia ut</text:p>
      <text:p text:style-name="Standard">passit ibidem manere de consensu tamen dicti m. Ambrosii aut ejus</text:p>
      <text:p text:style-name="Standard">procuratoris et hoc usque ad annum vel quousque venum si ante venerit Et</text:p>
      <text:p text:style-name="Standard">tunc tenebitur eam dimictere et vacuare statim postquam fuerit requisitus</text:p>
      <text:p text:style-name="Standard">ex parte capituli et absque aliquo impedimento directe vel in directe</text:p>
      <text:p text:style-name="Standard">nec sollicitabit aliquem de impediendo licitacionem faciendum de ipsa</text:p>
      <text:p text:style-name="Standard">domo et super hoc tradet capitulo licteram quod ipse dominus Cantor acceptavit</text:p>
      <text:p text:style-name="Standard">De domo de Paillard</text:p>
      <text:p text:style-name="Standard">Vocatus est Jo.</text:p>
      <text:p text:style-name="Standard">du Chemin</text:p>
      <text:p text:style-name="Standard">=FRAN_0393_05689_L.jpg=</text:p>
      <text:p text:style-name="Standard">cccc° liii</text:p>
      <text:p text:style-name="Standard">Martis post Judica ix aprilis capitulantibus dominis</text:p>
      <text:p text:style-name="Standard">Cantore</text:p>
      <text:p text:style-name="Standard">Archidiacono</text:p>
      <text:p text:style-name="Standard">De Croces</text:p>
      <text:p text:style-name="Standard">Harenger</text:p>
      <text:p text:style-name="Standard">Succentore</text:p>
      <text:p text:style-name="Standard">Victri</text:p>
      <text:p text:style-name="Standard">Sohier</text:p>
      <text:p text:style-name="Standard">Cancellario</text:p>
      <text:p text:style-name="Standard">Mondidier</text:p>
      <text:p text:style-name="Standard">Boullardi</text:p>
      <text:p text:style-name="Standard">Penitenciario</text:p>
      <text:p text:style-name="Standard">Aguenin</text:p>
      <text:p text:style-name="Standard"><text:soft-page-break/>Renouart</text:p>
      <text:p text:style-name="Standard">Chacy</text:p>
      <text:p text:style-name="Standard">Parenti</text:p>
      <text:p text:style-name="Standard">Burdelot</text:p>
      <text:p text:style-name="Standard">Breton</text:p>
      <text:p text:style-name="Standard">Luillier</text:p>
      <text:p text:style-name="Standard">P Thomas</text:p>
      <text:p text:style-name="Standard">Cotin</text:p>
      <text:p text:style-name="Standard">De Brolio</text:p>
      <text:p text:style-name="Standard">Pion</text:p>
      <text:p text:style-name="Standard">Gaillon</text:p>
      <text:p text:style-name="Standard">Fraxinis</text:p>
      <text:p text:style-name="Standard">Barre</text:p>
      <text:p text:style-name="Standard">Monnet</text:p>
      <text:p text:style-name="Standard">Despars } excusatis</text:p>
      <text:p text:style-name="Standard">Hauny</text:p>
      <text:p text:style-name="Standard">Jerson</text:p>
      <text:p text:style-name="Standard">Auchidiacono</text:p>
      <text:p text:style-name="Standard">Vayli</text:p>
      <text:p text:style-name="Standard">Succentore</text:p>
      <text:p text:style-name="Standard">De collegio xviii</text:p>
      <text:p text:style-name="Standard">Penitenciario</text:p>
      <text:p text:style-name="Standard">deputantur ad videndum statu collegii xviii scolarium ad finem</text:p>
      <text:p text:style-name="Standard">scolarium Par.</text:p>
      <text:p text:style-name="Standard">Gaillon</text:p>
      <text:p text:style-name="Standard">sive occacione debati moti inter ipsos et promotorem Capituli racione</text:p>
      <text:p text:style-name="Standard">Monnet } recusacionis Symonis Moreau quia erant citatum ex officio et</text:p>
      <text:p text:style-name="Standard">interim suspendetur negocium</text:p>
      <text:p text:style-name="Standard">Barre</text:p>
      <text:p text:style-name="Standard">Hodie dominus Gabriel Harenger canonicus Par. requisivit quod magister Ja. Barre eciam canonicum</text:p>
      <text:p text:style-name="Standard">Gabriel } pro domo Par. declareret suam intencionem de acceptando domum que fuit m. R. Le</text:p>
      <text:p text:style-name="Standard">Fourbeur canonico Par. in claustro Par. / aut suam quem nuc ipse Barre in habitat</text:p>
      <text:p text:style-name="Standard">qui quidem magister Ja. Barre peciit dilacionem usque ad Pascha et tunc</text:p>
      <text:p text:style-name="Standard">deliberabit.</text:p>
      <text:p text:style-name="Standard">Super requesta domini Philippi Infantis presbyteri vicarii Sancti Aniani in ecclesia Par.</text:p>
      <text:p text:style-name="Standard">Philippus infantis</text:p>
      <text:p text:style-name="Standard"><text:soft-page-break/>petentis sibi tradi domum sive partem domus quam nunc inhabitat in claustro</text:p>
      <text:p text:style-name="Standard">pro quadam domo</text:p>
      <text:p text:style-name="Standard">Par. dominus Gabriel Harenger canonicus Par. Sancti Aniani nuncupatus Placet dominis</text:p>
      <text:p text:style-name="Standard">quod ipse habeat . Accepcione prius facta per dominum Jo. Loubloyer de domo sibi nuper</text:p>
      <text:p text:style-name="Standard">concessa ad portum nostre domine.</text:p>
      <text:p text:style-name="Standard">pro pueris chori</text:p>
      <text:p text:style-name="Standard">M. Martinus de Fraxinis obtulit tradere sex scuta et ultra de mutuo</text:p>
      <text:p text:style-name="Standard">prod querendo abbas pro pueris chori et m. Jo. Monnet faciet diligenciam</text:p>
      <text:p text:style-name="Standard">de residuo.</text:p>
      <text:p text:style-name="Standard">De capellano sancti</text:p>
      <text:p text:style-name="Standard">Archidiaconus } deputantur ad loquendum cum capellano Sancti Yvonis qui percipit</text:p>
      <text:p text:style-name="Standard">Yvonis</text:p>
      <text:p text:style-name="Standard">Domini }</text:p>
      <text:p text:style-name="Standard">De Croces redditus super domo de Mongeria in Civitate et sciendum an poterit</text:p>
      <text:p text:style-name="Standard">Du Drac } dictum redditus redimi vel non ac eciam cum illis de Sancto</text:p>
      <text:p text:style-name="Standard">Yvone et refferendum</text:p>
      <text:p text:style-name="Standard">Collacio bursarum</text:p>
      <text:p text:style-name="Standard">Burse collegii Forteti quas nuper obtinebat Symon de Saint Benoyt</text:p>
      <text:p text:style-name="Standard">collegii xviii</text:p>
      <text:p text:style-name="Standard">vacantes ad presens per ejus absenciam aut renunciacionem simplicem seu alias</text:p>
      <text:p text:style-name="Standard">scolarium</text:p>
      <text:p text:style-name="Standard">collate sunt Johanni de Saint Benoyt ejus fratri super hoc supplicanti</text:p>
      <text:p text:style-name="Standard">479.</text:p>
      <text:p text:style-name="Standard">=FRAN_0393_05690_L.jpg=</text:p>
      <text:p text:style-name="Standard">Religiosi domus Dei Par.</text:p>
      <text:p text:style-name="Standard">Super requesta religiosorum domus Dei Par. pro quadam platea seu</text:p>
      <text:p text:style-name="Standard">M. G. de Culant</text:p>
      <text:p text:style-name="Standard">masura sita Parisius in veteri vico Templi pro qua videlicet pro jure quod</text:p>
      <text:p text:style-name="Standard">eisdem religiosis competit et pro arreragiis debitis m. G. de Culan commissarius</text:p>
      <text:p text:style-name="Standard">in Castelleto Par. offert xx. f. pro una vice Audita relacione m.</text:p>
      <text:p text:style-name="Standard">Johannis Monneti ad visitandum dictam masuram seu plateam et</text:p>
      <text:p text:style-name="Standard">refferendum Placet dominis quod dicti religiosi faciant eorum commodum</text:p>
      <text:p text:style-name="Standard">et ut melius poterunt.</text:p>
      <text:p text:style-name="Standard">480.</text:p>
      <text:p text:style-name="Standard">Mercurii post Judica decima aprilis processio ecclesie Par. ivit ad</text:p>
      <text:p text:style-name="Standard">ecclesiam Sancti Martini de Campis ut consuetum est / et post nonnulla suffragia</text:p>
      <text:p text:style-name="Standard"><text:soft-page-break/>ibidem decantata ipsa processio ivit ad capitulum dicte ecclesie seu monasterii more</text:p>
      <text:p text:style-name="Standard">solito Et ad personam fratris Guillelmi de Lourme tercii prioris dicti monasterii dominus</text:p>
      <text:p text:style-name="Standard">Cantor ecclesie Par. videlicet magister Jo. Bastardi nomine capituli Par. inquisivit ab eodem</text:p>
      <text:p text:style-name="Standard">an essent aliqui prisionarii qui secundum composiciones alias inter capitulum et religiosos</text:p>
      <text:p text:style-name="Standard">dicti monasterii deberent eidem capitulo reddi et restitui Quiquidem frater Guillelmus</text:p>
      <text:p text:style-name="Standard">De processione Sancti</text:p>
      <text:p text:style-name="Standard">Martini de Campis</text:p>
      <text:p text:style-name="Standard">asservit quod nulli erant super quo idem dominus Cantor peciit instrumentum presentibus</text:p>
      <text:p text:style-name="Standard">dominis T. de Courcellis penitenciario Chacy Monneti Harenger Renouart</text:p>
      <text:p text:style-name="Standard">Pion canonicis P. Le Normant Loubloyer Famuli et pluribus aliis tam clericis</text:p>
      <text:p text:style-name="Standard">quam laicis</text:p>
      <text:p text:style-name="Standard">=FRAN_0393_05691_L.jpg=</text:p>
      <text:p text:style-name="Standard">cccc liii.</text:p>
      <text:p text:style-name="Standard">Jovis post Judica xi aprilis capitulantibus dominis</text:p>
      <text:p text:style-name="Standard">Boullardi</text:p>
      <text:p text:style-name="Standard">Luillier</text:p>
      <text:p text:style-name="Standard">Cantore</text:p>
      <text:p text:style-name="Standard">P Thomas</text:p>
      <text:p text:style-name="Standard">Monnet</text:p>
      <text:p text:style-name="Standard">Succentore</text:p>
      <text:p text:style-name="Standard">Renouart</text:p>
      <text:p text:style-name="Standard">Jerson</text:p>
      <text:p text:style-name="Standard">Penitenciario</text:p>
      <text:p text:style-name="Standard">Burdlot</text:p>
      <text:p text:style-name="Standard">Chacy</text:p>
      <text:p text:style-name="Standard">Parenti</text:p>
      <text:p text:style-name="Standard">Mondidier</text:p>
      <text:p text:style-name="Standard">Breton</text:p>
      <text:p text:style-name="Standard">Vaily</text:p>
      <text:p text:style-name="Standard">Archidiacono</text:p>
      <text:p text:style-name="Standard">Cotin</text:p>
      <text:p text:style-name="Standard">Harenger</text:p>
      <text:p text:style-name="Standard">Cancellario</text:p>
      <text:p text:style-name="Standard">Gaillon</text:p>
      <text:p text:style-name="Standard">Fraxinis</text:p>
      <text:p text:style-name="Standard">De Croces</text:p>
      <text:p text:style-name="Standard"><text:soft-page-break/>excusatis</text:p>
      <text:p text:style-name="Standard">Barre</text:p>
      <text:p text:style-name="Standard">De Brolio</text:p>
      <text:p text:style-name="Standard">Victri</text:p>
      <text:p text:style-name="Standard">Hauny</text:p>
      <text:p text:style-name="Standard">Sohier</text:p>
      <text:p text:style-name="Standard">Despars</text:p>
      <text:p text:style-name="Standard">Du Drac</text:p>
      <text:p text:style-name="Standard">Pion</text:p>
      <text:p text:style-name="Standard">Aguenin</text:p>
      <text:p text:style-name="Standard">Hodie dominus Succentor et magister P. Thomas ad hoc commissi fecerunt suam relacionem</text:p>
      <text:p text:style-name="Standard">de compotis executorum et retulerunt audivisse et examinasse compotis executorum defuncti domini P. Cajart super quo</text:p>
      <text:p text:style-name="Standard">de Cajart</text:p>
      <text:p text:style-name="Standard">nichil aliud Actum est</text:p>
      <text:p text:style-name="Standard">Hodie magister Martinus de Fraxinis ad requestam Capituli obtulit tradere per modum</text:p>
      <text:p text:style-name="Standard">mutui decem scuta auri pro albis et camisiis faciendis pro pueris chori que</text:p>
      <text:p text:style-name="Standard">recuperabit a capitulo et de ipsis faciendis oneratus est magister Jo. Monneti et hoc de</text:p>
      <text:p text:style-name="Standard">consensu capituli</text:p>
      <text:p text:style-name="Standard">Sabbati post Judica xiiia aprilis capitulantibus dominis.</text:p>
      <text:p text:style-name="Standard">Despars</text:p>
      <text:p text:style-name="Standard">Cantore</text:p>
      <text:p text:style-name="Standard">Vitri</text:p>
      <text:p text:style-name="Standard">Pion</text:p>
      <text:p text:style-name="Standard">Mondidier</text:p>
      <text:p text:style-name="Standard">Archidiacono</text:p>
      <text:p text:style-name="Standard">Boullardi</text:p>
      <text:p text:style-name="Standard">de Brolio</text:p>
      <text:p text:style-name="Standard">Succentore</text:p>
      <text:p text:style-name="Standard">P Thomas</text:p>
      <text:p text:style-name="Standard">Vayli</text:p>
      <text:p text:style-name="Standard">Cancellario</text:p>
      <text:p text:style-name="Standard">Burdelot</text:p>
      <text:p text:style-name="Standard">Penitenciario</text:p>
      <text:p text:style-name="Standard">Luillier</text:p>
      <text:p text:style-name="Standard">Chacy</text:p>
      <text:p text:style-name="Standard"><text:soft-page-break/>Monneti</text:p>
      <text:p text:style-name="Standard">Renouart</text:p>
      <text:p text:style-name="Standard">Breton</text:p>
      <text:p text:style-name="Standard">Soyer</text:p>
      <text:p text:style-name="Standard">Jerson</text:p>
      <text:p text:style-name="Standard">Cotin</text:p>
      <text:p text:style-name="Standard">Aguenin</text:p>
      <text:p text:style-name="Standard">Poytevin</text:p>
      <text:p text:style-name="Standard">Gaillon</text:p>
      <text:p text:style-name="Standard">Du Drac excusato</text:p>
      <text:p text:style-name="Standard">Parenti</text:p>
      <text:p text:style-name="Standard">Barre</text:p>
      <text:p text:style-name="Standard">Harenger</text:p>
      <text:p text:style-name="Standard">Hauny</text:p>
      <text:p text:style-name="Standard">Fraxinis</text:p>
      <text:p text:style-name="Standard">De Croces</text:p>
      <text:p text:style-name="Standard">Hodie magister Johannes Barre presentavit capitulo suas licteras nominacionis</text:p>
      <text:p text:style-name="Standard">Nominacio</text:p>
      <text:p text:style-name="Standard">universitatis Pars. de data</text:p>
      <text:p text:style-name="Standard">universitatis</text:p>
      <text:p text:style-name="Standard">Super requesta m. Ja. Marinus petentis sibi remicti arreragia</text:p>
      <text:p text:style-name="Standard">De domo in vico</text:p>
      <text:p text:style-name="Standard">debita de xii s. p. quos officium horarum percipit super quadam domo in</text:p>
      <text:p text:style-name="Standard">De menestriers</text:p>
      <text:p text:style-name="Standard">vico des Menestriers quam dict m. V. De Croces officiarius fecit proclamari</text:p>
      <text:p text:style-name="Standard">Du Drac et De Croces commictuntur ad rediendum dictum redditum</text:p>
      <text:p text:style-name="Standard">De pueris chori</text:p>
      <text:p text:style-name="Standard">481.</text:p>
      <text:p text:style-name="Standard">=FRAN_0393_05692_L.jpg=</text:p>
      <text:p text:style-name="Standard">Hodie dominus Philippus Infantis peciit sibi deliberari et expediri domum sive partem</text:p>
      <text:p text:style-name="Standard">De domino Philippo</text:p>
      <text:p text:style-name="Standard">domui claustralis domini Gabrielis Harenger canonici Par. Super quo ordinatum</text:p>
      <text:p text:style-name="Standard">Infantis</text:p>
      <text:p text:style-name="Standard">est quod nisi hodie dominus Johannes Loubloyer declaraverit suam intencionem</text:p>
      <text:p text:style-name="Standard">de alia domo quam petit ad portum nostre domine domini providebunt super requesta</text:p>
      <text:p text:style-name="Standard">dicti domini Philippi</text:p>
      <text:p text:style-name="Standard"><text:soft-page-break/>Super requesta iiiior ordinum mendicancium petencium elemosinam ut consueverunt</text:p>
      <text:p text:style-name="Standard">De iiiior ordinibus</text:p>
      <text:p text:style-name="Standard">habeant ut in anno preterito per manum Camerarii clerici</text:p>
      <text:p text:style-name="Standard">mendicantibus</text:p>
      <text:p text:style-name="Standard">Super requesta cujusdam hominis de Baigneux carpentarii pro quadam domo</text:p>
      <text:p text:style-name="Standard">De quodam homine</text:p>
      <text:p text:style-name="Standard">qui petit moderacionem ad xxii s. p. redditus placet dominis commutare vinum</text:p>
      <text:p text:style-name="Standard">de Baigneux</text:p>
      <text:p text:style-name="Standard">et avenam que debet pro dictis xxii s. p.</text:p>
      <text:p text:style-name="Standard">Super requesta dominorum Guillelmi de Landellis et Johannis de Ruella</text:p>
      <text:p text:style-name="Standard">vicariorum in ecclesia Sancti Mederici qui petunt quandam emendam per</text:p>
      <text:p text:style-name="Standard">De quadam emenda</text:p>
      <text:p text:style-name="Standard">ipsos gagiatam sibi moderari . ordinatum est quod quilibet solvat unum scutum</text:p>
      <text:p text:style-name="Standard">auri pro presenti et de residuo differatur suspensio usque post Penthecostes</text:p>
      <text:p text:style-name="Standard">482.</text:p>
      <text:p text:style-name="Standard">=FRAN_0393_05693_L.jpg=</text:p>
      <text:p text:style-name="Standard">Anno Domini M° CCCC°. liii° die lune post Ramos xv aprilis</text:p>
      <text:p text:style-name="Standard">capitulantibus dominis.</text:p>
      <text:p text:style-name="Standard">Cantore</text:p>
      <text:p text:style-name="Standard">Archidiacono</text:p>
      <text:p text:style-name="Standard">Mondidier</text:p>
      <text:p text:style-name="Standard">Succentore</text:p>
      <text:p text:style-name="Standard">Aguenin</text:p>
      <text:p text:style-name="Standard">Burdelot</text:p>
      <text:p text:style-name="Standard">Renouart</text:p>
      <text:p text:style-name="Standard">Cancellario</text:p>
      <text:p text:style-name="Standard">De Brolio</text:p>
      <text:p text:style-name="Standard">Penitenciario</text:p>
      <text:p text:style-name="Standard">Vayli</text:p>
      <text:p text:style-name="Standard">Poytevin</text:p>
      <text:p text:style-name="Standard">Monnet</text:p>
      <text:p text:style-name="Standard">Chacy</text:p>
      <text:p text:style-name="Standard">Luillier</text:p>
      <text:p text:style-name="Standard">} excusatis</text:p>
      <text:p text:style-name="Standard">Breton</text:p>
      <text:p text:style-name="Standard">Parenti</text:p>
      <text:p text:style-name="Standard"><text:soft-page-break/>Despars</text:p>
      <text:p text:style-name="Standard">Jerson</text:p>
      <text:p text:style-name="Standard">Cotin</text:p>
      <text:p text:style-name="Standard">Gaillon</text:p>
      <text:p text:style-name="Standard">Harenger</text:p>
      <text:p text:style-name="Standard">Barre</text:p>
      <text:p text:style-name="Standard">Sohier</text:p>
      <text:p text:style-name="Standard">Hauny</text:p>
      <text:p text:style-name="Standard">Fraxinis</text:p>
      <text:p text:style-name="Standard">Du Drac</text:p>
      <text:p text:style-name="Standard">Boullard</text:p>
      <text:p text:style-name="Standard">De Croces</text:p>
      <text:p text:style-name="Standard">Pion</text:p>
      <text:p text:style-name="Standard">Victri</text:p>
      <text:p text:style-name="Standard">P Thomas</text:p>
      <text:p text:style-name="Standard">Hodie dominus Johannes Cormont presbyter alter curatorum Sancti Johannis Rotundi</text:p>
      <text:p text:style-name="Standard">Cormont pro suis</text:p>
      <text:p text:style-name="Standard">parrochianis claustri</text:p>
      <text:p text:style-name="Standard">requisivit ibi dari licenciam et potestatem cognoscendi de casibus reservatis ordinariis</text:p>
      <text:p text:style-name="Standard">respectu parrochianorum suorum claustri videlicet de familiaribus claustri . Super quo</text:p>
      <text:p text:style-name="Standard">placet dominis quod habeat potestatem cum modificacionibus sibi tradendis per</text:p>
      <text:p text:style-name="Standard">dominos Succentorem et Cancellarium</text:p>
      <text:p text:style-name="Standard">Quia dominus P. Coque et Ja. Lignage canonici Sancti Johannis Rotundi in ecclesia</text:p>
      <text:p text:style-name="Standard">De reliquiis Sancti</text:p>
      <text:p text:style-name="Standard">Par. nuper ceperant et transportaverunt auctoritate propa reliquias ecclesie dicti</text:p>
      <text:p text:style-name="Standard">Jo. Rotundi</text:p>
      <text:p text:style-name="Standard">Sancti Johannis ab ipsa ecclesia dicente quod ad ipsos et nullis aliis spectabant</text:p>
      <text:p text:style-name="Standard">oblaciones dicte ecclesie que fuerit in die veneris sancto et hoc fecerunt pro eo</text:p>
      <text:p text:style-name="Standard">quod uxor P. Milet alierius parrochianorum dicte ecclesie volebat percipere dictas oblaciones</text:p>
      <text:p text:style-name="Standard">fuit eis injunctum propter plures causas ut eas afferrent apportarent et</text:p>
      <text:p text:style-name="Standard">exhiberent in capitulo quod sic fecerunt quo facto fuit ordinatum quod dicte reliquie</text:p>
      <text:p text:style-name="Standard">traderentur dicte uxore dicti P. Milet que exhiberet et $oss$ ostenderet in dicta</text:p>
      <text:p text:style-name="Standard">ecclesia et reciperet oblaciones ibidem provenientes de quibus redderet compotum coram</text:p>
      <text:p text:style-name="Standard">commissariis capituli partibus presentibus . Et inhibitum est eis ne aliquid</text:p>
      <text:p text:style-name="Standard">super hoc actemptent aut innovent donec et quousque alias fuerit ordinatum</text:p>
      <text:p text:style-name="Standard">super hoc per capitulum</text:p>
      <text:p text:style-name="Standard"><text:soft-page-break/>483.</text:p>
      <text:p text:style-name="Standard">=FRAN_0393_05694_L.jpg=</text:p>
      <text:p text:style-name="Standard">Nhjene</text:p>
      <text:p text:style-name="Standard">De heredibus</text:p>
      <text:p text:style-name="Standard">rJaut¬</text:p>
      <text:p text:style-name="Standard">Cajart</text:p>
      <text:p text:style-name="Standard">48i</text:p>
      <text:p text:style-name="Standard">484.</text:p>
      <text:p text:style-name="Standard">Cnry Vor-f ſ-S Sſſli Dyp. ſafur-peto) GuO quit e</text:p>
      <text:p text:style-name="Standard">Super requesta heredum deffuncti domini P. Cajart petentis habere quictanciam</text:p>
      <text:p text:style-name="Standard">gafem, A doppote, abisſe vote pu Sſpts, eiv ſinus Pyp</text:p>
      <text:p text:style-name="Standard">generalem de compotis redditis ex parte dicti deffuncti et quod summa xvi £.</text:p>
      <text:p text:style-name="Standard">E PſT Ac.el ayMο Iee parutueiy ceu filéup ſpireil</text:p>
      <text:p text:style-name="Standard">et xvi s. par. debita commictitur loco peticionum eis factarum racione</text:p>
      <text:p text:style-name="Standard">Pegfié quuimn ceé-Car-Aem cſuit aSvvourhe, eſt ꝙ Aſpruus¬</text:p>
      <text:p text:style-name="Standard">leprosarie quam tenebat idem Cajart Ordinatum est quod differatur</text:p>
      <text:p text:style-name="Standard">quS Lſ Je Fre Qesꝰ ſea avupota &amp; eſfes cnlumy vuratutrac</text:p>
      <text:p text:style-name="Standard">quousque Jo. Pierre redditur sua compota de officio clericorum matutinarum</text:p>
      <text:p text:style-name="Standard">An N..' Iuerytun, dſ qy G’xcrvereu y faruat &amp; ćuary Sim Crnioy</text:p>
      <text:p text:style-name="Standard">De domino Archiepiscopo Preceptum est magistro V. De Croces quod faciat adjournari dominum Senonensem</text:p>
      <text:p text:style-name="Standard">&amp; vonen, -l</text:p>
      <text:p text:style-name="Standard">Senonensis</text:p>
      <text:p text:style-name="Standard">Ermpe fayuel ije Matrore.</text:p>
      <text:p text:style-name="Standard">Super hoc que ipse debet ecclesie.</text:p>
      <text:p text:style-name="Standard">S sp fe:</text:p>
      <text:p text:style-name="Standard">De distribucione facienda</text:p>
      <text:p text:style-name="Standard">fat AmusA per Nſt vibiuievcu paiffomu &amp;e eſieourmmy crra tutroruyy</text:p>
      <text:p text:style-name="Standard">Fiat amodo per distributores provisionis et clericorum matutinarum</text:p>
      <text:p text:style-name="Standard">J ftixbu.xs Ou-fſauinzt Gompeus: ſpaeerepto et von an.</text:p>
      <text:p text:style-name="Standard">distribucio anniversariorum compectorio incecepto et non ante</text:p>
      <text:p text:style-name="Standard">89g</text:p>
      <text:p text:style-name="Standard">De domino Philipo</text:p>
      <text:p text:style-name="Standard">qufiemile p</text:p>
      <text:p text:style-name="Standard">Infantis pro</text:p>
      <text:p text:style-name="Standard">Qevee D ſoſammeu lhrltipsz j. Rneptuuur pvaS monev,</text:p>
      <text:p text:style-name="Standard"><text:soft-page-break/>Hodie dominus Johannes Loubloyer presbyter acceptavit tradicionem</text:p>
      <text:p text:style-name="Standard">L'h3ab.d</text:p>
      <text:p text:style-name="Standard">domo Gabriel</text:p>
      <text:p text:style-name="Standard">jie fauatax A. Nrus &amp; pouitvoy frsb PποObu'A- qua ſnpna</text:p>
      <text:p text:style-name="Standard">sibi factam de domo ad portum $sancti L$ Nostre Domine de qua supra</text:p>
      <text:p text:style-name="Standard">quavy muur aye (peſuit- (u do&amp; a ſirunte qriſa opeſſa ql puo</text:p>
      <text:p text:style-name="Standard">quam nunc ipse inhabitat modo et forma quibus concessa est sibi</text:p>
      <text:p text:style-name="Standard">ſe c-pliy, &amp;. I-irrrvuuuue Svvrró quemp avue ſſćfitat' Shix</text:p>
      <text:p text:style-name="Standard">per Capitulum / et renunciavit domui quam nunc inhabitat dominus</text:p>
      <text:p text:style-name="Standard">vefineĺ fpauruny dt-operfur ꝙ blous Suo vlies defans- p &amp;i¬</text:p>
      <text:p text:style-name="Standard">Gabriel Harenger et consensiit quod tradatur domino Philippo Infantis Et</text:p>
      <text:p text:style-name="Standard">ſ firre ſpuu Nns ſhont arhnuitust ſis Cur-frn &amp;t puiru¬</text:p>
      <text:p text:style-name="Standard">hoc sine prejudicio juris antiquitatis sui beneficii et peciit</text:p>
      <text:p text:style-name="Standard">haO ſdu S Sutu &amp;ͬ πa9 Oua Amouns heν. Porι' lmors</text:p>
      <text:p text:style-name="Standard">habere licteras de dicta domo propter quod dicta domus urseu porcio domus</text:p>
      <text:p text:style-name="Standard">I qeſitat-paut pſs qlenee foobues eſd ct VpSS us St.</text:p>
      <text:p text:style-name="Standard">quam inhabitat dictus dominus Gabriel tradita est et expedita dicto</text:p>
      <text:p text:style-name="Standard">Due flrs pefaut ( bemnez' ſpouus fuo Ciꝰ fhuet. Nle ary pui¬</text:p>
      <text:p text:style-name="Standard">domino Philipo Infantis tenentis quamdiu fuerit vicarius Sancti Aniani prout</text:p>
      <text:p text:style-name="Standard">TSjue fire ſuSveí' artrjueaD Chrus vl y Crpe fur ur¬</text:p>
      <text:p text:style-name="Standard">est de presenti sine prejudicio antiquiorum vicarii pro tempore futuro</text:p>
      <text:p text:style-name="Standard">Gir q terleO S Vyaooes pui- boeu  lo itvu Dnu ppraſ'unce</text:p>
      <text:p text:style-name="Standard">Sic quod tenebitur ad reparaciones prout tenetur dictus dominus Gabriel</text:p>
      <text:p text:style-name="Standard">&amp; Lete ſar voauy mveidſ- ßrurs Tueby qRu yabuuce tier ſi</text:p>
      <text:p text:style-name="Standard">et tenebit eam modo et forma quibus idem Gabriel tenet suam</text:p>
      <text:p text:style-name="Standard">=FRAN_0393_05695_L.jpg=</text:p>
      <text:p text:style-name="Standard">cccc liii.</text:p>
      <text:p text:style-name="Standard">Mercurii sancta xvii aprilis capitulantibus dominis.</text:p>
      <text:p text:style-name="Standard">Cantore</text:p>
      <text:p text:style-name="Standard">Archidiacono</text:p>
      <text:p text:style-name="Standard">Victri</text:p>
      <text:p text:style-name="Standard">Burdelot</text:p>
      <text:p text:style-name="Standard">Succentore</text:p>
      <text:p text:style-name="Standard">Monnet</text:p>
      <text:p text:style-name="Standard">Boullard</text:p>
      <text:p text:style-name="Standard">Cancellario</text:p>
      <text:p text:style-name="Standard"><text:soft-page-break/>Parenti</text:p>
      <text:p text:style-name="Standard">Renouart</text:p>
      <text:p text:style-name="Standard">Penitenciario</text:p>
      <text:p text:style-name="Standard">Jerson</text:p>
      <text:p text:style-name="Standard">Hauny</text:p>
      <text:p text:style-name="Standard">Chacy</text:p>
      <text:p text:style-name="Standard">Harenger</text:p>
      <text:p text:style-name="Standard">Breton</text:p>
      <text:p text:style-name="Standard">De Brolio</text:p>
      <text:p text:style-name="Standard">Mondidier</text:p>
      <text:p text:style-name="Standard">Cotin</text:p>
      <text:p text:style-name="Standard">Aguenin</text:p>
      <text:p text:style-name="Standard">Luillier</text:p>
      <text:p text:style-name="Standard">} excusatis</text:p>
      <text:p text:style-name="Standard">Gaillon</text:p>
      <text:p text:style-name="Standard">Sohier</text:p>
      <text:p text:style-name="Standard">Vayli</text:p>
      <text:p text:style-name="Standard">Barre</text:p>
      <text:p text:style-name="Standard">Pion</text:p>
      <text:p text:style-name="Standard">Despars</text:p>
      <text:p text:style-name="Standard">Du Drac</text:p>
      <text:p text:style-name="Standard">Poytevin</text:p>
      <text:p text:style-name="Standard">De Croces</text:p>
      <text:p text:style-name="Standard">P Thomas</text:p>
      <text:p text:style-name="Standard">Capellania ad altare Sancti Thome in ecclesia Par. quam nuper obtinebat</text:p>
      <text:p text:style-name="Standard">magister Dyonisius Le Herpeur / vacans ad presens per resignacionem magistri N.</text:p>
      <text:p text:style-name="Standard">Couve alias Amici ejus procuratoris ad hoc sufficienter fundati et nomine</text:p>
      <text:p text:style-name="Standard">procuratorio ejusdem ex causa permutacionis et non alias faciende de ipsa cum magistro Ro. Boutin</text:p>
      <text:p text:style-name="Standard">presbytero magistro in artibus ad capellaniam de Malomdo Par. diocesis Salvo jure</text:p>
      <text:p text:style-name="Standard">cujuslibet collata est magistro G. Sohier procurator et nomine procuratorio dicti m. Ro.</text:p>
      <text:p text:style-name="Standard">qui juravit in forma prestito prius juramento quod in hujusmodi resignacione non intervenient</text:p>
      <text:p text:style-name="Standard">fraus dolus etc.</text:p>
      <text:p text:style-name="Standard">Audita relacione m. V. De Croces Placet dominis quod tradatur terra de</text:p>
      <text:p text:style-name="Standard">qua ipse hic locutus est et hoc per consilium ut melius et utilius poterit</text:p>
      <text:p text:style-name="Standard">Conclusum est ad requestam m. Jo. Bastardi nunc cantoris pacifiti</text:p>
      <text:p text:style-name="Standard">quod ex parte Capituli requiratur dominus Par. quod non velit dare competitorem</text:p>
      <text:p text:style-name="Standard"><text:soft-page-break/>eidem domino Cantori quam nunc ipse obtinet per et post obitum defuncti</text:p>
      <text:p text:style-name="Standard">ad dictam cantoriam</text:p>
      <text:p text:style-name="Standard">m. Jo. Paillard.</text:p>
      <text:p text:style-name="Standard">compotis m</text:p>
      <text:p text:style-name="Standard">V. De Croces</text:p>
      <text:p text:style-name="Standard">Hodie magister Jo. du Drac alter commissorum ad audiendum compotum m. V.</text:p>
      <text:p text:style-name="Standard">De Croces de officio horarum fecit suam relacionem de suis compotis</text:p>
      <text:p text:style-name="Standard">Super quo domini fuerunt contenti secundum ejus relacionem sed non exhibuit dicta</text:p>
      <text:p text:style-name="Standard">compota in capitulo neque quictanciam</text:p>
      <text:p text:style-name="Standard">Veneris sancta fuit festum</text:p>
      <text:p text:style-name="Standard">Collacio capellanie</text:p>
      <text:p text:style-name="Standard">485.</text:p>
      <text:p text:style-name="Standard">De terra</text:p>
      <text:p text:style-name="Standard">De domino Par. pro</text:p>
      <text:p text:style-name="Standard">domino cantore</text:p>
      <text:p text:style-name="Standard">=FRAN_0393_05696_L.jpg=</text:p>
      <text:p text:style-name="Standard">Povroti ad</text:p>
      <text:p text:style-name="Standard">ordines</text:p>
      <text:p text:style-name="Standard">486.</text:p>
      <text:p text:style-name="Standard">Sabbati in vigillia Pasche xx aprlis reverendus in Christo</text:p>
      <text:p text:style-name="Standard">dominus G. Dei gracia episcopus Par. in venerabilis ecclesia Par. sacros ordines celebrans</text:p>
      <text:p text:style-name="Standard">ad presentacionem seu nominacionem capituli promovit m. Mathurinum Bernardi</text:p>
      <text:p text:style-name="Standard">m. in artibus capellanum in ecclesia Par. Jacobum Le Quarrellier alias Lignage</text:p>
      <text:p text:style-name="Standard">canonicum Sancti Johannis Rotundi in ecclesia Par. m. Jo. Lerbier magistrum in artibus</text:p>
      <text:p text:style-name="Standard">canonicum Sancti Stephani de Gressibus accolitos ad subdyaconum . necnon</text:p>
      <text:p text:style-name="Standard">Dionis d'Espinollio alias Martini canonicum Sancti Johannis Rotundi Petrum</text:p>
      <text:p text:style-name="Standard">Dupuis capellanum in dicta ecclesia Par. et Jacobum Parvi clericum matutinarum</text:p>
      <text:p text:style-name="Standard">et machicotum dicte ecclesie subdyaconos ad dyaconum ordines favente</text:p>
      <text:p text:style-name="Standard">altissimo</text:p>
      <text:p text:style-name="Standard">=FRAN_0393_05697_L.jpg=</text:p>
      <text:p text:style-name="Standard">Anno Domini . M° CCCCmo liiii°</text:p>
      <text:p text:style-name="Standard">die dominica xxi mensis aprilis indicione secunda pontificatu domini</text:p>
      <text:p text:style-name="Standard">nostri pape N. quinta anno</text:p>
      <text:p text:style-name="Standard">. fuit festum Pasche seu</text:p>
      <text:p text:style-name="Standard">resurreccionis domini . Regnante in regno Francie domino nostro Rege Karolo</text:p>
      <text:p text:style-name="Standard">vi° domina Maria ejus uxore domino Delphino Viennensis eorum filio primo</text:p>
      <text:p text:style-name="Standard"><text:soft-page-break/>genito / et dominus Aureliannensis Philipo $P$ Burgundie ducibus et pluribus</text:p>
      <text:p text:style-name="Standard">aliis dominis de sanguine regali pacem et concordiam inter se</text:p>
      <text:p text:style-name="Standard">habentibus Et Anglicis a regno Francie expulsis tam a prima</text:p>
      <text:p text:style-name="Standard">Normanie quam Burdegalensi excepto loco de Calesyo in ecclesia</text:p>
      <text:p text:style-name="Standard">vero Par. domino G. Charetier Episcopo Par. Et in ecclesia Par. presidente nunc</text:p>
      <text:p text:style-name="Standard">magistro Jo. Bastardi Cantore Pacifico pro et post obitum deffuncti</text:p>
      <text:p text:style-name="Standard">m. Jo. Paillard qui cum eo nuper contendebat . Necnon magistrisJohanne</text:p>
      <text:p text:style-name="Standard">de Courcellis Archidiacono de Josayo . Jo. de Oliva Succentore Ro. Cibollo</text:p>
      <text:p text:style-name="Standard">Cancellario T. de Courcellis penitenciario Decanatu litigiosa inter magistros</text:p>
      <text:p text:style-name="Standard">G. Cotin . et Jo. de Vayli domino Episcopo Andegavensis Archidiacono Par.</text:p>
      <text:p text:style-name="Standard">absentem magistro Jo. Sellier Archidiaconio Brie vocem in capitulo Par. non habente</text:p>
      <text:p text:style-name="Standard">quia non est canonicatu.</text:p>
      <text:p text:style-name="Standard">487</text:p>
      <text:p text:style-name="Standard">Lune</text:p>
      <text:p text:style-name="Standard">Martis }</text:p>
      <text:p text:style-name="Standard">fuerunt festa $post$ propter solennitatem Pasche</text:p>
      <text:p text:style-name="Standard">Mercurii</text:p>
      <text:p text:style-name="Standard">Festa</text:p>
      <text:p text:style-name="Standard">=FRAN_0393_05698_L.jpg=</text:p>
      <text:p text:style-name="Standard">438.</text:p>
      <text:p text:style-name="Standard">Veneris post Pascha xxvi aprilis capitulantibus dominis</text:p>
      <text:p text:style-name="Standard">Cantore</text:p>
      <text:p text:style-name="Standard">Poytevin</text:p>
      <text:p text:style-name="Standard">Archidiacono</text:p>
      <text:p text:style-name="Standard">} excusatis</text:p>
      <text:p text:style-name="Standard">Succentore</text:p>
      <text:p text:style-name="Standard">Luillier</text:p>
      <text:p text:style-name="Standard">Despars</text:p>
      <text:p text:style-name="Standard">Cancellario</text:p>
      <text:p text:style-name="Standard">Parenti</text:p>
      <text:p text:style-name="Standard">Victri</text:p>
      <text:p text:style-name="Standard">Penitenciario</text:p>
      <text:p text:style-name="Standard">Jerson</text:p>
      <text:p text:style-name="Standard">Cotin infirmo</text:p>
      <text:p text:style-name="Standard">Chacy</text:p>
      <text:p text:style-name="Standard">Harenger</text:p>
      <text:p text:style-name="Standard"><text:soft-page-break/>De Croces extra</text:p>
      <text:p text:style-name="Standard">Breton</text:p>
      <text:p text:style-name="Standard">Sohier</text:p>
      <text:p text:style-name="Standard">Gaillon</text:p>
      <text:p text:style-name="Standard">Pion</text:p>
      <text:p text:style-name="Standard">Barre</text:p>
      <text:p text:style-name="Standard">P Thomas</text:p>
      <text:p text:style-name="Standard">Hauny</text:p>
      <text:p text:style-name="Standard">Boullardi</text:p>
      <text:p text:style-name="Standard">Du Drac</text:p>
      <text:p text:style-name="Standard">Dy. Le Herpeur</text:p>
      <text:p text:style-name="Standard">Mondidier</text:p>
      <text:p text:style-name="Standard">Burdelot.</text:p>
      <text:p text:style-name="Standard">Monnet</text:p>
      <text:p text:style-name="Standard">Renouart infirmo</text:p>
      <text:p text:style-name="Standard">Processiones generales</text:p>
      <text:p text:style-name="Standard">Fiant processiones generales die dominica proxime ad Sanctam Katherinam</text:p>
      <text:p text:style-name="Standard">de Valle scolarium aut alibi ad ordinacionem domini Par. et dominorum aliquorum</text:p>
      <text:p text:style-name="Standard">canonicorum Par. qui ibunt erga ipsum dominum.</text:p>
      <text:p text:style-name="Standard">De Dionisio</text:p>
      <text:p text:style-name="Standard">De Dionisio Martini de quo hic conqueritur qui se male et</text:p>
      <text:p text:style-name="Standard">Martini</text:p>
      <text:p text:style-name="Standard">indebite ac irreverentur et inhonneste se regit maxime in choro</text:p>
      <text:p text:style-name="Standard">ecclesie defferendo suum Birretum prout retulit dominus cantor ordinatum</text:p>
      <text:p text:style-name="Standard">est quod ipse dominus cantor corripiet ipsum prout videbit faciendum</text:p>
      <text:p text:style-name="Standard">De magistro puerorum</text:p>
      <text:p text:style-name="Standard">De magistro puerorum chori de quo hic conqueritur qui tenet pedagogium</text:p>
      <text:p text:style-name="Standard">chori.</text:p>
      <text:p text:style-name="Standard">videlicet plures personas in domo et mensa puerorum chori idem dominus</text:p>
      <text:p text:style-name="Standard">Cantor vocatis secum dominis Barre et Harenger et aliquibus aliis se</text:p>
      <text:p text:style-name="Standard">informabit super hoc et facta informacione refferet</text:p>
      <text:p text:style-name="Standard">de Jo. Galteri</text:p>
      <text:p text:style-name="Standard">De Johanne Galteri puer chori qui facit officium de Spé et qui</text:p>
      <text:p text:style-name="Standard">petit recipi in puerum chori expensis ecclesie prout alias pluries peciit</text:p>
      <text:p text:style-name="Standard">Fiat Convocacio ad primum capitulum</text:p>
      <text:p text:style-name="Standard">=FRAN_0393_05699_L.jpg=</text:p>
      <text:p text:style-name="Standard"><text:soft-page-break/>489.</text:p>
      <text:p text:style-name="Standard">Hodie venerabilis magister Dyonisius Le Herpeur in sacra theologia magister</text:p>
      <text:p text:style-name="Standard">Salvo jure cujuslibet fuit receptum ad canonicatum et prebendam ecclesie Parisiensis</text:p>
      <text:p text:style-name="Standard">Recepcio canonici Par.</text:p>
      <text:p text:style-name="Standard">quos dum viveret obtinebat deffunctus magister Jo. Paillard nuper vacantes</text:p>
      <text:p text:style-name="Standard">per ejus obitum et sibi collatos per dominum episcopum Par. qui juravit in</text:p>
      <text:p text:style-name="Standard">forma et fuit installatus in choro et in capitulo . Et hoc mediantibus</text:p>
      <text:p text:style-name="Standard">licteris collacionis dicti domini episcopi quarum tenor sequitur et est talis</text:p>
      <text:p text:style-name="Standard">Guillelmus miseracione divina episcopus Par. dilecto nobis in Christo magistro Dyonisio</text:p>
      <text:p text:style-name="Standard">Le Herpeur presbytero in sacra theologia magistro ad beneficia vacatura ad nostram</text:p>
      <text:p text:style-name="Standard">collacionem spectantem per aliam universitate Par. nobis nominato et juxta</text:p>
      <text:p text:style-name="Standard">pragmaticum sanccionem qualificato Salutem in domino . Canonicatum et</text:p>
      <text:p text:style-name="Standard">prebendam ecclesie nostre Par. quos nuper in eadem obtinebat deffunctus venerabilis et</text:p>
      <text:p text:style-name="Standard">circunspectus vir magister Johannes Paillard dum viveret domini nostri Regis</text:p>
      <text:p text:style-name="Standard">in sua parlamenti Curia consiliarius ad collacionem provisionem et ominimodam</text:p>
      <text:p text:style-name="Standard">disposicionem nostram pleno jure spectantes liberos nunc et vacantes per mortem</text:p>
      <text:p text:style-name="Standard">seu obitum ipsius m. Johannis Paillard dictorum canonicatus et prebende</text:p>
      <text:p text:style-name="Standard">ultimi et immediate possessoris aut alias quovismodo vacare dignoscuntur</text:p>
      <text:p text:style-name="Standard">vobis tam dicte nominatis vigore quam virorum intuitu meritorum</text:p>
      <text:p text:style-name="Standard">Contulimus et conferimus ac de illis providemus cum suis juribus</text:p>
      <text:p text:style-name="Standard">et pertinencis universis vos de eisdem investientis et in eisdem instituentis</text:p>
      <text:p text:style-name="Standard">per tradicionem nostrarum presencium licterarum et concessionem Quocirca dilectis</text:p>
      <text:p text:style-name="Standard">fatribus et concanonicis nostris Decano et Capitulo nostre Par. ecclesie predicte presencium</text:p>
      <text:p text:style-name="Standard">tenore mandati quatinus vos vel procuratore in vestrum nomine vestro et pro vobis ad dictos</text:p>
      <text:p text:style-name="Standard">canonicatum et prebendam juraque eorumdem universa recipiant et admictant et</text:p>
      <text:p text:style-name="Standard">in corporalem et realem possessionem eorumdem inducant ut moris est vosque</text:p>
      <text:p text:style-name="Standard">in suum et dicte par. ecclesie canonicatum recipiant atque fratrem Stallum in</text:p>
      <text:p text:style-name="Standard">choro et locum in capitulo cum plenitudine juris canonici prefate ecclesie nostre Par.</text:p>
      <text:p text:style-name="Standard">vobis seu dicto procuratorie vestro per vobis assignatis ac de dictorum canonicus et</text:p>
      <text:p text:style-name="Standard">prebende fruitibus redditus emolumentis et juribus universis respondeant et ab aliis</text:p>
      <text:p text:style-name="Standard">faciant plene et integre responderi adhibitis tamen solennitatibus in talibus assueitis</text:p>
      <text:p text:style-name="Standard">Datum Par. sub sigillo camere nostre anno Domini m° cccc° liii° die jovis sancta</text:p>
      <text:p text:style-name="Standard">xviii mensis aprilis Sic signatum decepto domini Hugonis.</text:p>
      <text:p text:style-name="Standard">cccc liiii</text:p>
      <text:p text:style-name="Standard">=FRAN_0393_05700_L.jpg=</text:p>
      <text:p text:style-name="Standard">490.</text:p>
      <text:p text:style-name="Standard"><text:soft-page-break/>Lune post Quasimodo penultima aprilis capitulantibus dominis</text:p>
      <text:p text:style-name="Standard">Cantore</text:p>
      <text:p text:style-name="Standard">Succentore</text:p>
      <text:p text:style-name="Standard">Le Herpeur</text:p>
      <text:p text:style-name="Standard">Hauny extra</text:p>
      <text:p text:style-name="Standard">Penitenciario</text:p>
      <text:p text:style-name="Standard">Sohier</text:p>
      <text:p text:style-name="Standard">Chacy</text:p>
      <text:p text:style-name="Standard">Pion</text:p>
      <text:p text:style-name="Standard">De Brolio</text:p>
      <text:p text:style-name="Standard">Breton</text:p>
      <text:p text:style-name="Standard">Boullard</text:p>
      <text:p text:style-name="Standard">Parenti</text:p>
      <text:p text:style-name="Standard">Gaillon</text:p>
      <text:p text:style-name="Standard">Renouart</text:p>
      <text:p text:style-name="Standard">Despars</text:p>
      <text:p text:style-name="Standard">Du Drac</text:p>
      <text:p text:style-name="Standard">de Longollio</text:p>
      <text:p text:style-name="Standard">P Thomas</text:p>
      <text:p text:style-name="Standard">} excusatis</text:p>
      <text:p text:style-name="Standard">Luillier</text:p>
      <text:p text:style-name="Standard">Monneti</text:p>
      <text:p text:style-name="Standard">Archiacono</text:p>
      <text:p text:style-name="Standard">Burdelot</text:p>
      <text:p text:style-name="Standard">Cotin</text:p>
      <text:p text:style-name="Standard">De Croces extra</text:p>
      <text:p text:style-name="Standard">Barre</text:p>
      <text:p text:style-name="Standard">} excusatis</text:p>
      <text:p text:style-name="Standard">Poytevin</text:p>
      <text:p text:style-name="Standard">Harenger</text:p>
      <text:p text:style-name="Standard">Cancellario</text:p>
      <text:p text:style-name="Standard">Vitri</text:p>
      <text:p text:style-name="Standard">Nichil actum saltem conclusum est in presenti capitulo et continuata est convocacio</text:p>
      <text:p text:style-name="Standard">pro spe ad primum Capitulum</text:p>
      <text:p text:style-name="Standard">Mercurii fuit festum Sanctorum Philipi et Jacobi</text:p>
      <text:p text:style-name="Standard">Veneris fuit festum invencionem sancte Crucis</text:p>
      <text:p text:style-name="Standard"><text:soft-page-break/>Lune fuit festum sancti Johannis ante portam latinam</text:p>
      <text:p text:style-name="Standard">Mercurii post misericordias domini viiia maii capitulantibus dominis</text:p>
      <text:p text:style-name="Standard">Cantore</text:p>
      <text:p text:style-name="Standard">Monnet</text:p>
      <text:p text:style-name="Standard">Archidiacono</text:p>
      <text:p text:style-name="Standard">Succentore</text:p>
      <text:p text:style-name="Standard">Luillier</text:p>
      <text:p text:style-name="Standard">Boullard</text:p>
      <text:p text:style-name="Standard">Fraxinis</text:p>
      <text:p text:style-name="Standard">Renouard</text:p>
      <text:p text:style-name="Standard">Cancellario</text:p>
      <text:p text:style-name="Standard">Penitenciario</text:p>
      <text:p text:style-name="Standard">De Longollio</text:p>
      <text:p text:style-name="Standard">Parenti</text:p>
      <text:p text:style-name="Standard">Chacy</text:p>
      <text:p text:style-name="Standard">Poytevin</text:p>
      <text:p text:style-name="Standard">Victri</text:p>
      <text:p text:style-name="Standard">Mondidier</text:p>
      <text:p text:style-name="Standard">Breton</text:p>
      <text:p text:style-name="Standard">Jerson</text:p>
      <text:p text:style-name="Standard">Harenger</text:p>
      <text:p text:style-name="Standard">Aguenin</text:p>
      <text:p text:style-name="Standard">} excusatis</text:p>
      <text:p text:style-name="Standard">Gaillon</text:p>
      <text:p text:style-name="Standard">De Brolio</text:p>
      <text:p text:style-name="Standard">Barre</text:p>
      <text:p text:style-name="Standard">Le Herpeur</text:p>
      <text:p text:style-name="Standard">P Thomas</text:p>
      <text:p text:style-name="Standard">Hauny</text:p>
      <text:p text:style-name="Standard">Sohier</text:p>
      <text:p text:style-name="Standard">Despars</text:p>
      <text:p text:style-name="Standard">De Croces</text:p>
      <text:p text:style-name="Standard">Pion</text:p>
      <text:p text:style-name="Standard">Burdelot</text:p>
      <text:p text:style-name="Standard">Significacion</text:p>
      <text:p text:style-name="Standard">Jaques vaillant sergent a signifié a messeigneurs qu'il a prins et mis en la main</text:p>
      <text:p text:style-name="Standard"><text:soft-page-break/>du Roy xii. £. de rente que chapitre dit avoir droit de prendre sur une maison</text:p>
      <text:p text:style-name="Standard">es halles devani la mercerie aux poirees faisans le coing de la lingerie en</text:p>
      <text:p text:style-name="Standard">laquelle maison demeure Jehan Valet jusque ad ce que chapitre ayt monstré</text:p>
      <text:p text:style-name="Standard">admortissement de ladite rente / et avec ce a arresté ladite rente es mains dudit</text:p>
      <text:p text:style-name="Standard">Valet jusque ad ce que le roy soyt payé de lxxii £. deues d'arrerages</text:p>
      <text:p text:style-name="Standard">a cause de viii £. que ledit seigneur a droit de prendre sur ladite mayson</text:p>
      <text:p text:style-name="Standard">nichil</text:p>
      <text:p text:style-name="Standard">Festa</text:p>
      <text:p text:style-name="Standard">=FRAN_0393_05701_L.jpg=</text:p>
      <text:p text:style-name="Standard">Relacio notarii pro</text:p>
      <text:p text:style-name="Standard">domo claustrali</text:p>
      <text:p text:style-name="Standard">cccc liiii</text:p>
      <text:p text:style-name="Standard">Hodie notarius Capituli retulit in Capitulo quod unus de dominis canonicis obtulit</text:p>
      <text:p text:style-name="Standard">de domo que fuit m. Jo. Paillard . C scuta auri et pro vino dminorum x.</text:p>
      <text:p text:style-name="Standard">scuta auri Super quo nichil actum est</text:p>
      <text:p text:style-name="Standard">De Dionisio Martin prisionarius in carceribus Capituli sunt jam</text:p>
      <text:p text:style-name="Standard">De Dionisio</text:p>
      <text:p text:style-name="Standard">Martin</text:p>
      <text:p text:style-name="Standard">ix dies propter sua demerita ordinatum est quod expediatur a</text:p>
      <text:p text:style-name="Standard">a dictis carceribus quod sic factum est / qui postmodum comparens</text:p>
      <text:p text:style-name="Standard">in capitulo peciit veniam dominis Cui inhibitum est quod non officiat</text:p>
      <text:p text:style-name="Standard">amplius videlicet quod non faciat amplius officium in choro nec in ecclesia</text:p>
      <text:p text:style-name="Standard">G. Harenger</text:p>
      <text:p text:style-name="Standard">Super requesta domini Gabrielis Harenger requirentis quod magister Ja.</text:p>
      <text:p text:style-name="Standard">Barre compellatur ad optandum alteram duarum domorum claustralium videlicet</text:p>
      <text:p text:style-name="Standard">illam quam ipse Barre nunc inhabitat aut illam que fuit m. R. Le Fourbeur</text:p>
      <text:p text:style-name="Standard">Ordinatum est partibus ipsis a Capitulo prius absentibus quod dictus Barre infra</text:p>
      <text:p text:style-name="Standard">primum capitulum deliberabit super hoc et respondebit</text:p>
      <text:p text:style-name="Standard">491.</text:p>
      <text:p text:style-name="Standard">=FRAN_0393_05702_L.jpg=</text:p>
      <text:p text:style-name="Standard">492.</text:p>
      <text:p text:style-name="Standard">Veneris post misericordias domini xa mai capitulantibus dominis</text:p>
      <text:p text:style-name="Standard">Cantore</text:p>
      <text:p text:style-name="Standard">Victri</text:p>
      <text:p text:style-name="Standard">Le Herpeur</text:p>
      <text:p text:style-name="Standard">Archidiacono</text:p>
      <text:p text:style-name="Standard"><text:soft-page-break/>Mondidier</text:p>
      <text:p text:style-name="Standard">Sohier</text:p>
      <text:p text:style-name="Standard">Succentore</text:p>
      <text:p text:style-name="Standard">Aguenin</text:p>
      <text:p text:style-name="Standard">P Thomas</text:p>
      <text:p text:style-name="Standard">Cancellario</text:p>
      <text:p text:style-name="Standard">Luillier</text:p>
      <text:p text:style-name="Standard">Penitenciario</text:p>
      <text:p text:style-name="Standard">Boullardi</text:p>
      <text:p text:style-name="Standard">Fraxinis</text:p>
      <text:p text:style-name="Standard">Chacy</text:p>
      <text:p text:style-name="Standard">Vaily</text:p>
      <text:p text:style-name="Standard">Renouart</text:p>
      <text:p text:style-name="Standard">Breton</text:p>
      <text:p text:style-name="Standard">de Longollio</text:p>
      <text:p text:style-name="Standard">Parenti</text:p>
      <text:p text:style-name="Standard">Gaillon</text:p>
      <text:p text:style-name="Standard">Monnet</text:p>
      <text:p text:style-name="Standard">Poytevin</text:p>
      <text:p text:style-name="Standard">Barre</text:p>
      <text:p text:style-name="Standard">De Brolio</text:p>
      <text:p text:style-name="Standard">Jerson</text:p>
      <text:p text:style-name="Standard">} excusatis</text:p>
      <text:p text:style-name="Standard">Hauny</text:p>
      <text:p text:style-name="Standard">Despars</text:p>
      <text:p text:style-name="Standard">Harenger</text:p>
      <text:p text:style-name="Standard">De Croces</text:p>
      <text:p text:style-name="Standard">Hodie magister Ja. Barre declaravit quod ipse non vult habere domum claustralem</text:p>
      <text:p text:style-name="Standard">Barre pro domo</text:p>
      <text:p text:style-name="Standard">sua</text:p>
      <text:p text:style-name="Standard">que fuit defuncti m. R. Le Fourbeur Sed vult habere domum quam ipse nunc</text:p>
      <text:p text:style-name="Standard">inhabitat et ibidem manere et ipsam optavit.</text:p>
      <text:p text:style-name="Standard">Super requesta m. R. Hauny petentis sibi mutui xx scuta auri</text:p>
      <text:p text:style-name="Standard">Hauny</text:p>
      <text:p text:style-name="Standard">pro reparacionibus domus claustralis m. Jo. Le Monstardier ad recuperandum</text:p>
      <text:p text:style-name="Standard">super assignatione sibi facta per capitulum . Fiat convocacio ad videndum</text:p>
      <text:p text:style-name="Standard"><text:soft-page-break/>ubi reperientur peccunie.</text:p>
      <text:p text:style-name="Standard">Super requesta Johannis Galteri facientis officium de Spé. petentis</text:p>
      <text:p text:style-name="Standard">Jo. Galteri</text:p>
      <text:p text:style-name="Standard">prout alias recipi in ecclesia expensis ecclesie . fiet convocacio antequam recipietur</text:p>
      <text:p text:style-name="Standard">Placet dominis quod magister G. Cotin lucretur et habeat suum panem</text:p>
      <text:p text:style-name="Standard">Cotin pro</text:p>
      <text:p text:style-name="Standard">capituli pro ista usque ad suum regressum de Rothomago ubi deputati Et</text:p>
      <text:p text:style-name="Standard">pane capituli</text:p>
      <text:p text:style-name="Standard">hoc de gracia</text:p>
      <text:p text:style-name="Standard">De domo des Connins in vico N. de qua hic locutus est magister T.</text:p>
      <text:p text:style-name="Standard">Deputati pro domo</text:p>
      <text:p text:style-name="Standard">de Victri deputantur domini archidiaconus De Croces et dictus de Victri ad videndum</text:p>
      <text:p text:style-name="Standard">des Connins.</text:p>
      <text:p text:style-name="Standard">et refferendum.</text:p>
      <text:p text:style-name="Standard">A viiie a faire foy pa G. de Dreux de son adjournement en cas d'appel</text:p>
      <text:p text:style-name="Standard">Cause</text:p>
      <text:p text:style-name="Standard">dont il se vante conre Pierre Genevoys procureur de Mahiez de Farcilli</text:p>
      <text:p text:style-name="Standard">Jehan de La voirie et nostre procureur adjoings avec ladite de Farcilli</text:p>
      <text:p text:style-name="Standard">Super requesta m. Jo. Notin petentis sibi restitui Bursam merellorum</text:p>
      <text:p text:style-name="Standard">Notin pro bursa</text:p>
      <text:p text:style-name="Standard">distribucione clericorum matutinarum que tradita est per dominum $vi$</text:p>
      <text:p text:style-name="Standard">merellorum</text:p>
      <text:p text:style-name="Standard">alteri de ecclesia nichil actum est</text:p>
      <text:p text:style-name="Standard">=FRAN_0393_05703_L.jpg=</text:p>
      <text:p text:style-name="Standard">cccc liiii</text:p>
      <text:p text:style-name="Standard">Lune post jubilate xiii maii capitulantibus dominis</text:p>
      <text:p text:style-name="Standard">Cantore</text:p>
      <text:p text:style-name="Standard">Archidiacono</text:p>
      <text:p text:style-name="Standard">Aguenin</text:p>
      <text:p text:style-name="Standard">Mondidier</text:p>
      <text:p text:style-name="Standard">Fraxinis</text:p>
      <text:p text:style-name="Standard">Succentore</text:p>
      <text:p text:style-name="Standard">Burrdelot</text:p>
      <text:p text:style-name="Standard">Cancellario</text:p>
      <text:p text:style-name="Standard">Vayli</text:p>
      <text:p text:style-name="Standard">Penitenciario</text:p>
      <text:p text:style-name="Standard"><text:soft-page-break/>De Brolio</text:p>
      <text:p text:style-name="Standard">Boullard</text:p>
      <text:p text:style-name="Standard">Chacy</text:p>
      <text:p text:style-name="Standard">Parenti</text:p>
      <text:p text:style-name="Standard">Sohier</text:p>
      <text:p text:style-name="Standard">Monneti</text:p>
      <text:p text:style-name="Standard">Renouart</text:p>
      <text:p text:style-name="Standard">Breton</text:p>
      <text:p text:style-name="Standard">Gaillon</text:p>
      <text:p text:style-name="Standard">Luillier</text:p>
      <text:p text:style-name="Standard">de Longollio</text:p>
      <text:p text:style-name="Standard">Barre</text:p>
      <text:p text:style-name="Standard">Poytevin</text:p>
      <text:p text:style-name="Standard">Despars } excusatis</text:p>
      <text:p text:style-name="Standard">Hauny</text:p>
      <text:p text:style-name="Standard">Jerson</text:p>
      <text:p text:style-name="Standard">Du Drac</text:p>
      <text:p text:style-name="Standard">Harenger</text:p>
      <text:p text:style-name="Standard">De Croces</text:p>
      <text:p text:style-name="Standard">Le Herpeur</text:p>
      <text:p text:style-name="Standard">Victri</text:p>
      <text:p text:style-name="Standard">P Thomas</text:p>
      <text:p text:style-name="Standard">Domus Claustralis que fuit m. Jo. Paillard canonici Par. deffuncti</text:p>
      <text:p text:style-name="Standard">Domus claustralis</text:p>
      <text:p text:style-name="Standard">M. Jo. Paillad</text:p>
      <text:p text:style-name="Standard">posita est in licitacione per capitulum ad tres ebdomadas ab hodie / videlicet</text:p>
      <text:p text:style-name="Standard">ad vixx scuta auri cum iiiior scutorum incarizacionis</text:p>
      <text:p text:style-name="Standard">Causa vicariorum Sancti Stephani de Gressibus citatorum ex officio</text:p>
      <text:p text:style-name="Standard">De vicariis sancti</text:p>
      <text:p text:style-name="Standard">coram officiali capituli pro eo quod non veniunt ad processiones generales</text:p>
      <text:p text:style-name="Standard">Stephani citatis</text:p>
      <text:p text:style-name="Standard">quando furint ex parte ecclesie evocata est ad capitulum sed capicerius</text:p>
      <text:p text:style-name="Standard">et canonici tenebuntur venue ut decet cum cruce ut consuetum est</text:p>
      <text:p text:style-name="Standard">493.</text:p>
      <text:p text:style-name="Standard">=FRAN_0393_05704_L.jpg=</text:p>
      <text:p text:style-name="Standard">494</text:p>
      <text:p text:style-name="Standard"><text:soft-page-break/>Mercurii post Jubilate xv maii capitulantibus dominis</text:p>
      <text:p text:style-name="Standard">Cantore</text:p>
      <text:p text:style-name="Standard">De Longollio</text:p>
      <text:p text:style-name="Standard">De Brolio</text:p>
      <text:p text:style-name="Standard">Cancellario</text:p>
      <text:p text:style-name="Standard">Jerson</text:p>
      <text:p text:style-name="Standard">P Thomas } excusatis</text:p>
      <text:p text:style-name="Standard">Penitenciario</text:p>
      <text:p text:style-name="Standard">Harenger</text:p>
      <text:p text:style-name="Standard">Despars</text:p>
      <text:p text:style-name="Standard">Chacy</text:p>
      <text:p text:style-name="Standard">Le Herpeur</text:p>
      <text:p text:style-name="Standard">Victri</text:p>
      <text:p text:style-name="Standard">Breton</text:p>
      <text:p text:style-name="Standard">Fraxinis</text:p>
      <text:p text:style-name="Standard">Gaillon</text:p>
      <text:p text:style-name="Standard">Succentore infirmo</text:p>
      <text:p text:style-name="Standard">Boullardi</text:p>
      <text:p text:style-name="Standard">Barre</text:p>
      <text:p text:style-name="Standard">Sohier</text:p>
      <text:p text:style-name="Standard">Hauny</text:p>
      <text:p text:style-name="Standard">Renouart</text:p>
      <text:p text:style-name="Standard">De Croces</text:p>
      <text:p text:style-name="Standard">Monnet</text:p>
      <text:p text:style-name="Standard">Parenti</text:p>
      <text:p text:style-name="Standard">Luillier</text:p>
      <text:p text:style-name="Standard">Burdelot</text:p>
      <text:p text:style-name="Standard">Super requesta illorum de collegio de Cerbonne petencium moderacionem</text:p>
      <text:p text:style-name="Standard">De collegio de</text:p>
      <text:p text:style-name="Standard">de vi l. redditus debitis supra domum du Figuier Placet dominis Audita relacione</text:p>
      <text:p text:style-name="Standard">Cerbonne</text:p>
      <text:p text:style-name="Standard">Camerarii clerici facere de Par. pro tor. pro isto anno dum tamen ponant</text:p>
      <text:p text:style-name="Standard">in reparacaionibus dictam graciam alias gracia nulla</text:p>
      <text:p text:style-name="Standard">Cantor</text:p>
      <text:p text:style-name="Standard">deputantur ad appunctuandum cum matriculariis</text:p>
      <text:p text:style-name="Standard">Archidiaconus</text:p>
      <text:p text:style-name="Standard"><text:soft-page-break/>Domini {</text:p>
      <text:p text:style-name="Standard">laicis ecclesie</text:p>
      <text:p text:style-name="Standard">Succentor</text:p>
      <text:p text:style-name="Standard">Fabricatores</text:p>
      <text:p text:style-name="Standard">De domo in Cugno de La Lingerie de qua hic locutus est de Croces</text:p>
      <text:p text:style-name="Standard">De quadam domo</text:p>
      <text:p text:style-name="Standard">in lingeria</text:p>
      <text:p text:style-name="Standard">quam petit habere quidem homo pro se et ejus uxore ad eorum vitam pro vi £. p.</text:p>
      <text:p text:style-name="Standard">redditus prefatus De Croces et Monnet videbunt dictam domum loquantur et</text:p>
      <text:p text:style-name="Standard">tractabuntur cum dicto homine et refferent</text:p>
      <text:p text:style-name="Standard">De quadam domo</text:p>
      <text:p text:style-name="Standard">De quadam domo versus Sanctum Germanum Autissiodorensem de qua hic locutus</text:p>
      <text:p text:style-name="Standard">est De Croces</text:p>
      <text:p text:style-name="Standard">=FRAN_0393_05705_L.jpg=</text:p>
      <text:p text:style-name="Standard">Veneris post jubilate xvii maii capitulantibus dominis</text:p>
      <text:p text:style-name="Standard">Cantore</text:p>
      <text:p text:style-name="Standard">Victri</text:p>
      <text:p text:style-name="Standard">P. Thomas</text:p>
      <text:p text:style-name="Standard">Archidiacono</text:p>
      <text:p text:style-name="Standard">Mondidier</text:p>
      <text:p text:style-name="Standard">Succentore</text:p>
      <text:p text:style-name="Standard">Burdelot</text:p>
      <text:p text:style-name="Standard">Luillier</text:p>
      <text:p text:style-name="Standard">Cancellario</text:p>
      <text:p text:style-name="Standard">Vayli</text:p>
      <text:p text:style-name="Standard">Fraxinis</text:p>
      <text:p text:style-name="Standard">Penitenciario</text:p>
      <text:p text:style-name="Standard">Monnet</text:p>
      <text:p text:style-name="Standard">Boullardi</text:p>
      <text:p text:style-name="Standard">Chacy</text:p>
      <text:p text:style-name="Standard">ᗞe Brolio</text:p>
      <text:p text:style-name="Standard">Sohier</text:p>
      <text:p text:style-name="Standard">Breton</text:p>
      <text:p text:style-name="Standard">ᗅguenin</text:p>
      <text:p text:style-name="Standard">Gaillon</text:p>
      <text:p text:style-name="Standard">Jerson</text:p>
      <text:p text:style-name="Standard"><text:soft-page-break/>Renouart</text:p>
      <text:p text:style-name="Standard">Barre</text:p>
      <text:p text:style-name="Standard">De Longollio</text:p>
      <text:p text:style-name="Standard">Pion</text:p>
      <text:p text:style-name="Standard">Hauny</text:p>
      <text:p text:style-name="Standard">Harenger</text:p>
      <text:p text:style-name="Standard">Parenti</text:p>
      <text:p text:style-name="Standard">De ᑕroces</text:p>
      <text:p text:style-name="Standard">Le Herpeur</text:p>
      <text:p text:style-name="Standard">Despars excusato</text:p>
      <text:p text:style-name="Standard">De absolucione m. Egidii</text:p>
      <text:p text:style-name="Standard">Domini decreverunt fore absolvendum m. E. de Grigny capellanum in ecclesia</text:p>
      <text:p text:style-name="Standard">de Grigny</text:p>
      <text:p text:style-name="Standard">parrochiali Sancti Christofori in Civitate A sentencia lata contra eum propter</text:p>
      <text:p text:style-name="Standard">deffectum synodi capituli Et hoc ad supplicacione decani et capituli Tornacensis</text:p>
      <text:p text:style-name="Standard">De aurifabris</text:p>
      <text:p text:style-name="Standard">Super requesta aurifabrum ville Parisiensis deputantur domini Succentor</text:p>
      <text:p text:style-name="Standard">Cancellarius Penitenciarius et Victry ad loquendum cum ipsis ad ipsos audiendum et refferendum</text:p>
      <text:p text:style-name="Standard">De emenda remissa</text:p>
      <text:p text:style-name="Standard">Super requesta domini G. Fabri petentis sibi remicti emendam per</text:p>
      <text:p text:style-name="Standard">domino G. Fabri</text:p>
      <text:p text:style-name="Standard">ipsum gagiatam taxatam ad viii s. remictitur sibi hujusmodi emenda et nichil</text:p>
      <text:p text:style-name="Standard">solvet promotori</text:p>
      <text:p text:style-name="Standard">De domo de</text:p>
      <text:p text:style-name="Standard">Josas</text:p>
      <text:p text:style-name="Standard">Commictuntur ad loquendum cum illo homine qui ut dicit petit</text:p>
      <text:p text:style-name="Standard">Grantsire</text:p>
      <text:p text:style-name="Standard">Domini Victri</text:p>
      <text:p text:style-name="Standard">De ᑕroces</text:p>
      <text:p text:style-name="Standard">habere domum de Grantsire in vico de Beaubourg ipsum audiendum</text:p>
      <text:p text:style-name="Standard">Camerarius</text:p>
      <text:p text:style-name="Standard">et refferendum Et sunt domini oppinionis quod vendatur pro bono</text:p>
      <text:p text:style-name="Standard">precio sed non fuit conclusus</text:p>
      <text:p text:style-name="Standard">Commissi ad visitandum Cantor} vocatis secum dominis quos voluerint evocare deputant ad</text:p>
      <text:p text:style-name="Standard">domos claustrales</text:p>
      <text:p text:style-name="Standard">visitandum domos claustrales quas tenent Caboureau et</text:p>
      <text:p text:style-name="Standard"><text:soft-page-break/>Commissi ad componendum</text:p>
      <text:p text:style-name="Standard">Hugo Paté et refferendum ad lune</text:p>
      <text:p text:style-name="Standard">cum abbate de Rivieres</text:p>
      <text:p text:style-name="Standard">Cantor</text:p>
      <text:p text:style-name="Standard">Victri et</text:p>
      <text:p text:style-name="Standard">deputantur ad componendum cum abbate de Rivieres de et</text:p>
      <text:p text:style-name="Standard">De ᑕroces} pro arreragiis debitis</text:p>
      <text:p text:style-name="Standard">A xve de Genevoys procureur de Mahiet de Farcille et ses consors</text:p>
      <text:p text:style-name="Standard">contre Guillaume de Dreux a fere foy par ledict Guillaume de son adjournement</text:p>
      <text:p text:style-name="Standard">come devant / pour l'absence de son conseil Sauf a lui que s'il delivre ladicte</text:p>
      <text:p text:style-name="Standard">cause dedens viiie ladicte cause sera mise au neant</text:p>
      <text:p text:style-name="Standard">CCCC liiii .</text:p>
      <text:p text:style-name="Standard">495.</text:p>
      <text:p text:style-name="Standard">Cause</text:p>
      <text:p text:style-name="Standard">=FRAN_0393_05706_L.jpg=</text:p>
      <text:p text:style-name="Standard">496.</text:p>
      <text:p text:style-name="Standard">Lune post Cantate xx maii capitulantibus dominis.</text:p>
      <text:p text:style-name="Standard">Succentore</text:p>
      <text:p text:style-name="Standard">Vayli</text:p>
      <text:p text:style-name="Standard">Boullardi</text:p>
      <text:p text:style-name="Standard">Cancellario</text:p>
      <text:p text:style-name="Standard">Aguenin</text:p>
      <text:p text:style-name="Standard">Secretain</text:p>
      <text:p text:style-name="Standard">Penitenciario</text:p>
      <text:p text:style-name="Standard">de Longolio</text:p>
      <text:p text:style-name="Standard">Chacy</text:p>
      <text:p text:style-name="Standard">Harenger</text:p>
      <text:p text:style-name="Standard">Parenti</text:p>
      <text:p text:style-name="Standard">Victri</text:p>
      <text:p text:style-name="Standard">Breton</text:p>
      <text:p text:style-name="Standard">Le Herpeur</text:p>
      <text:p text:style-name="Standard">Gaillon</text:p>
      <text:p text:style-name="Standard">De Brolio</text:p>
      <text:p text:style-name="Standard">Luillier</text:p>
      <text:p text:style-name="Standard">excusatis</text:p>
      <text:p text:style-name="Standard">Barre</text:p>
      <text:p text:style-name="Standard"><text:soft-page-break/>Despars</text:p>
      <text:p text:style-name="Standard">Hauny</text:p>
      <text:p text:style-name="Standard">Sohier</text:p>
      <text:p text:style-name="Standard">De Croces</text:p>
      <text:p text:style-name="Standard">Pion</text:p>
      <text:p text:style-name="Standard">Fraxinis</text:p>
      <text:p text:style-name="Standard">Commissi pro illis</text:p>
      <text:p text:style-name="Standard">Succentor }</text:p>
      <text:p text:style-name="Standard">deputantur ad videndum requestam illorum de</text:p>
      <text:p text:style-name="Standard">de Cristollio</text:p>
      <text:p text:style-name="Standard">Cancellarius</text:p>
      <text:p text:style-name="Standard">Cristollio traditam contra m. Jo. de Valli</text:p>
      <text:p text:style-name="Standard">De Croces</text:p>
      <text:p text:style-name="Standard">audiendum partes et refferendum</text:p>
      <text:p text:style-name="Standard">Foulon</text:p>
      <text:p text:style-name="Standard">Super requesta domini Johannis Foulon pro domo sua deputantur</text:p>
      <text:p text:style-name="Standard">domini Succentor et De Croces et refferendum</text:p>
      <text:p text:style-name="Standard">Hodie magister Jo. de Vayli contentens de decanatu Par. contra m. G. Cotin</text:p>
      <text:p text:style-name="Standard">De libro decani</text:p>
      <text:p text:style-name="Standard">se opposuit prout alias in manu notarii capituli Ne liber decanatus</text:p>
      <text:p text:style-name="Standard">opposicio de Vaili</text:p>
      <text:p text:style-name="Standard">sive decani Par. tradatur dicto Cotin presentibus ad hoc in capitulo</text:p>
      <text:p text:style-name="Standard">magistris T. de Courcellis et V. De Croces</text:p>
      <text:p text:style-name="Standard">=FRAN_0393_05707_L.jpg=</text:p>
      <text:p text:style-name="Standard">Mercurii post Cantate xxii maii capitulantibus dominis</text:p>
      <text:p text:style-name="Standard">Cantore</text:p>
      <text:p text:style-name="Standard">Succentore</text:p>
      <text:p text:style-name="Standard">Victri</text:p>
      <text:p text:style-name="Standard">Fraxinis</text:p>
      <text:p text:style-name="Standard">Archidiacono</text:p>
      <text:p text:style-name="Standard">Mondidier</text:p>
      <text:p text:style-name="Standard">Boullard</text:p>
      <text:p text:style-name="Standard">Cancellario</text:p>
      <text:p text:style-name="Standard">Aguenin</text:p>
      <text:p text:style-name="Standard">Secretain</text:p>
      <text:p text:style-name="Standard">Penitenciario</text:p>
      <text:p text:style-name="Standard"><text:soft-page-break/>Vaily</text:p>
      <text:p text:style-name="Standard">Parenti</text:p>
      <text:p text:style-name="Standard">Chacy</text:p>
      <text:p text:style-name="Standard">De Brolio</text:p>
      <text:p text:style-name="Standard">Burdelot</text:p>
      <text:p text:style-name="Standard">Breton</text:p>
      <text:p text:style-name="Standard">Jerson</text:p>
      <text:p text:style-name="Standard">P Thomas</text:p>
      <text:p text:style-name="Standard">Gaillon</text:p>
      <text:p text:style-name="Standard">Harenger</text:p>
      <text:p text:style-name="Standard">Despars excusato</text:p>
      <text:p text:style-name="Standard">Barre</text:p>
      <text:p text:style-name="Standard">Le Herpeur</text:p>
      <text:p text:style-name="Standard">Hauny</text:p>
      <text:p text:style-name="Standard">Luillier</text:p>
      <text:p text:style-name="Standard">Du Drac</text:p>
      <text:p text:style-name="Standard">Sohier</text:p>
      <text:p text:style-name="Standard">De Croces</text:p>
      <text:p text:style-name="Standard">Pion</text:p>
      <text:p text:style-name="Standard">De domo de Stuffis retro domum m. T. Charlet de qua hic</text:p>
      <text:p text:style-name="Standard">Locutus est De croces renunciatur eidem inquantum tangit officia</text:p>
      <text:p text:style-name="Standard">anniversariorum et horarum et loquatur cum domino Jo. Morain pro fabrica</text:p>
      <text:p text:style-name="Standard">De Jo. Galteri</text:p>
      <text:p text:style-name="Standard">Super requesta Jo. Galteri pententis prout alias recipi expensis ecclesie</text:p>
      <text:p text:style-name="Standard">Conclusum est quod ita fiat videlicet in prima die mensis junii proxime</text:p>
      <text:p text:style-name="Standard">Commissi ad</text:p>
      <text:p text:style-name="Standard">ibunt ad Sanctum Mathurinum de Liricantu in instante festo ascencionis domini</text:p>
      <text:p text:style-name="Standard">Sanctum Mathurinum</text:p>
      <text:p text:style-name="Standard">De Croces et</text:p>
      <text:p text:style-name="Standard">Pion</text:p>
      <text:p text:style-name="Standard">commissi ad loquendum</text:p>
      <text:p text:style-name="Standard">Archidiaconus</text:p>
      <text:p text:style-name="Standard">commictuntur ad loquendum cum quodam homine de quo hic locutus dictus</text:p>
      <text:p text:style-name="Standard">Cancellarius } dominus Cancellarius qui vult vendere ecclesie Centum scuta auri</text:p>
      <text:p text:style-name="Standard">quodam homine</text:p>
      <text:p text:style-name="Standard">De Croces</text:p>
      <text:p text:style-name="Standard"><text:soft-page-break/>Victri</text:p>
      <text:p text:style-name="Standard">redditus Super suis heredis.</text:p>
      <text:p text:style-name="Standard">Hodie dominus Cantor retulit dominis quod providerent servicio divino occasione quia</text:p>
      <text:p text:style-name="Standard">De provisione servicii</text:p>
      <text:p text:style-name="Standard">plures sunt qui non veniunt in servicio nec faciunt debitum suum et</text:p>
      <text:p text:style-name="Standard">divini facienda</text:p>
      <text:p text:style-name="Standard">specialiter in matutinis . Super quo habita deliberacione Conclusum est quod</text:p>
      <text:p text:style-name="Standard">Dionisius Martin privabitur et amonebitur a provisione et quod sibi dicetur</text:p>
      <text:p text:style-name="Standard">per notarium Et similiter Michael Bont clericus matutinarum privabitur ab</text:p>
      <text:p text:style-name="Standard">officio Et respectu Jacobi Parvi dicatur sibi per dictum dominum $decanum$</text:p>
      <text:p text:style-name="Standard">Cantorem quod faciat debitum suum alias privabitur Et respectu de</text:p>
      <text:p text:style-name="Standard">Notin qui petit solum pro die vind ita quod non teneatur ire ad matutinas</text:p>
      <text:p text:style-name="Standard">et faciet debitum suum per diem in aliis horis nichil innovabitur de</text:p>
      <text:p text:style-name="Standard">statutis clericorum matutinarum / Et respectu beneficiatorum mandabuntur</text:p>
      <text:p text:style-name="Standard">et venient in capitulo et $monebuntur$ erunt moniti ut faciant debitum</text:p>
      <text:p text:style-name="Standard">suum alias privabuntur.</text:p>
      <text:p text:style-name="Standard">cccc liiii</text:p>
      <text:p text:style-name="Standard">De domo de</text:p>
      <text:p text:style-name="Standard">Stuffis.</text:p>
      <text:p text:style-name="Standard">497.</text:p>
      <text:p text:style-name="Standard">=FRAN_0393_05708_L.jpg=</text:p>
      <text:p text:style-name="Standard">498.</text:p>
      <text:p text:style-name="Standard">$De opposicione facta$</text:p>
      <text:p text:style-name="Standard">$Hodie domini mei infrascripti videlicet Cantor Succentor Cancellarius penitenciarius$</text:p>
      <text:p text:style-name="Standard">$per nonnullos canonicos$</text:p>
      <text:p text:style-name="Standard">$Chacy Breton Gaillon Hauny De Croces Aguenin Harenger le Herpeur$</text:p>
      <text:p text:style-name="Standard">$Luillier Sohier Fraxinis Pion Parenti Burdelot P. Thomas canonici$</text:p>
      <text:p text:style-name="Standard">Par. se opposuerunt formaliter quod nullus teneat in capite domum claustralem</text:p>
      <text:p text:style-name="Standard">$seu canonialem nisi sit canonicus Par. prebendatus secundum statuta Capituli$</text:p>
      <text:p text:style-name="Standard">$presente ad hoc in capitulo domino Jo. de Marconnelle magno vicario et camerario$</text:p>
      <text:p text:style-name="Standard">$clerico ecclesie.$</text:p>
      <text:p text:style-name="Standard">Veneris post Cantate xxiiii maii capitulantibus dominis</text:p>
      <text:p text:style-name="Standard">Cantore</text:p>
      <text:p text:style-name="Standard">Victri</text:p>
      <text:p text:style-name="Standard">Fraxinis</text:p>
      <text:p text:style-name="Standard">Archidiacono</text:p>
      <text:p text:style-name="Standard"><text:soft-page-break/>Mondidier</text:p>
      <text:p text:style-name="Standard">Boullardi</text:p>
      <text:p text:style-name="Standard">Succentore</text:p>
      <text:p text:style-name="Standard">Aguenin</text:p>
      <text:p text:style-name="Standard">Cancellario</text:p>
      <text:p text:style-name="Standard">De Brolio</text:p>
      <text:p text:style-name="Standard">Secretain</text:p>
      <text:p text:style-name="Standard">penitenciario</text:p>
      <text:p text:style-name="Standard">Parenti</text:p>
      <text:p text:style-name="Standard">Jerson</text:p>
      <text:p text:style-name="Standard">Chacy</text:p>
      <text:p text:style-name="Standard">Harenger</text:p>
      <text:p text:style-name="Standard">Burdelot</text:p>
      <text:p text:style-name="Standard">Breton</text:p>
      <text:p text:style-name="Standard">Le Herpeur</text:p>
      <text:p text:style-name="Standard">P Thomas</text:p>
      <text:p text:style-name="Standard">Gaillon</text:p>
      <text:p text:style-name="Standard">Barre</text:p>
      <text:p text:style-name="Standard">Luillier</text:p>
      <text:p text:style-name="Standard">Despars excusato</text:p>
      <text:p text:style-name="Standard">Hauny</text:p>
      <text:p text:style-name="Standard">Sohier</text:p>
      <text:p text:style-name="Standard">De Croces</text:p>
      <text:p text:style-name="Standard">Pion</text:p>
      <text:p text:style-name="Standard">Opposicio facta per</text:p>
      <text:p text:style-name="Standard">Hodie domini mei infrascripti videlicet Cantor Succentor Cancellarius Penitenciarius</text:p>
      <text:p text:style-name="Standard">dominos canonicos</text:p>
      <text:p text:style-name="Standard">Chacy Breton Gaillon Hauny ᗞe Croces Aguenin Harenger Le</text:p>
      <text:p text:style-name="Standard">Herpeur Luillier Sohier Fraxinis Pion Parenti Burdelot</text:p>
      <text:p text:style-name="Standard">P. Thomas Canonic Par. / se opposuerunt formaliter quod nullus teneat</text:p>
      <text:p text:style-name="Standard">in Capite domum claustralem seu canonicalem Nisi $can$ sit canonicus</text:p>
      <text:p text:style-name="Standard">Par. prebendatus secundum statuta Capituli presente ad hoc in Capitulo domino</text:p>
      <text:p text:style-name="Standard">Johanne de Marconnelle magno vicario et Camerario clerico .</text:p>
      <text:p text:style-name="Standard">Commissi pro domino</text:p>
      <text:p text:style-name="Standard">Cantor } deputantur ad loquendum cum gentibus $dni$ domini vicedomini</text:p>
      <text:p text:style-name="Standard">Succentore } Ambianensi super requesta sua quam facit pro diminucione</text:p>
      <text:p text:style-name="Standard"><text:soft-page-break/>vicedomino ᗅmbianensi</text:p>
      <text:p text:style-name="Standard">Cancellarius redditus quem delet ecclesie audiendum et refferendum</text:p>
      <text:p text:style-name="Standard">=FRAN_0393_05709_L.jpg=</text:p>
      <text:p text:style-name="Standard">Commissi ad examinandum</text:p>
      <text:p text:style-name="Standard">Cantor</text:p>
      <text:p text:style-name="Standard">clericum matutinarum</text:p>
      <text:p text:style-name="Standard">Hauny }</text:p>
      <text:p text:style-name="Standard">deputantur ad examinandum quendam presbyterum qui vult</text:p>
      <text:p text:style-name="Standard">Harenger</text:p>
      <text:p text:style-name="Standard">et petit recipit in clericum matutinarum et refferendum</text:p>
      <text:p text:style-name="Standard">Hodie domini Archidiaconus Succentor et penitenciarius ad hoc commissorum retulerunt</text:p>
      <text:p text:style-name="Standard">relacio facta per dominos</text:p>
      <text:p text:style-name="Standard">quod dominus Par. offert solvere pro reparacionibus caparum xxx dies pro</text:p>
      <text:p text:style-name="Standard">canonicos a domino Par.</text:p>
      <text:p text:style-name="Standard">xla novissime preterita et xxx dies in xla proxime et similiter</text:p>
      <text:p text:style-name="Standard">de cetero xxx. dies in xla</text:p>
      <text:p text:style-name="Standard">Hodie magister Phs Braque consiliarius domini nostri regis virtute certarum licterarum</text:p>
      <text:p text:style-name="Standard">regiarum per m. Ste. Yver obtentarum occasione domus claustralis que fuit</text:p>
      <text:p text:style-name="Standard">defuncti magistro Jo. Paillard et per antea Baubignon retulit et dixit quod</text:p>
      <text:p text:style-name="Standard">ipse receperat dictum m. Ste. ad opposicionem et assignavit dominis capitulantibus diem</text:p>
      <text:p text:style-name="Standard">mercurii proxime coram dominis requestarum etc propter quod commictuntur domini Cantor</text:p>
      <text:p text:style-name="Standard">Fraxinis Burdelot et Camerarius clericus ad prosequendum hujusmodi negocium</text:p>
      <text:p text:style-name="Standard">et totaliter execucione de manendo per consilium ecclesie sine refferendo in capitulo</text:p>
      <text:p text:style-name="Standard">et pecierunt eopume licterarum et explecti</text:p>
      <text:p text:style-name="Standard">Lune post Vocem xxvii maii capitulantibus dominis</text:p>
      <text:p text:style-name="Standard">Cantore</text:p>
      <text:p text:style-name="Standard">Succentore</text:p>
      <text:p text:style-name="Standard">Vayli</text:p>
      <text:p text:style-name="Standard">Burdelot</text:p>
      <text:p text:style-name="Standard">De Brolio</text:p>
      <text:p text:style-name="Standard">Penitenciario</text:p>
      <text:p text:style-name="Standard">P. Thomas</text:p>
      <text:p text:style-name="Standard">Chacy</text:p>
      <text:p text:style-name="Standard">Jerson</text:p>
      <text:p text:style-name="Standard">Harenger</text:p>
      <text:p text:style-name="Standard">Cancellario</text:p>
      <text:p text:style-name="Standard"><text:soft-page-break/>Breton</text:p>
      <text:p text:style-name="Standard">Luillier</text:p>
      <text:p text:style-name="Standard">De Croces } excusatis</text:p>
      <text:p text:style-name="Standard">Gaillon</text:p>
      <text:p text:style-name="Standard">Sohier</text:p>
      <text:p text:style-name="Standard">Pion</text:p>
      <text:p text:style-name="Standard">Barre</text:p>
      <text:p text:style-name="Standard">Hauny</text:p>
      <text:p text:style-name="Standard">Fraxinis</text:p>
      <text:p text:style-name="Standard">Despars excusato</text:p>
      <text:p text:style-name="Standard">Victri</text:p>
      <text:p text:style-name="Standard">Boullardi</text:p>
      <text:p text:style-name="Standard">Mondidier</text:p>
      <text:p text:style-name="Standard">Secretain</text:p>
      <text:p text:style-name="Standard">Hodie dominus Cantor fecit suam relacionem de Appunctuamento habito cum</text:p>
      <text:p text:style-name="Standard">domino vicedomino Ambianensi seu suis gentibus Sed nichil actum est aliud</text:p>
      <text:p text:style-name="Standard">Hodie Michael Bont peciit remicti et recipi in clericum matutinarum</text:p>
      <text:p text:style-name="Standard">quia nuper fuit privatus Super quo domini remanserunt in alias deliberatis</text:p>
      <text:p text:style-name="Standard">videlicet quod non reciperietur</text:p>
      <text:p text:style-name="Standard">N. Bertin a ssignifié a messeigneurs que au jour d'ui est la premiere journee</text:p>
      <text:p text:style-name="Standard">criee de l'ostel de la dolouere</text:p>
      <text:p text:style-name="Standard">cccc liiii</text:p>
      <text:p text:style-name="Standard">Commissi</text:p>
      <text:p text:style-name="Standard">499.</text:p>
      <text:p text:style-name="Standard">de domino vicedomino</text:p>
      <text:p text:style-name="Standard">Ambianensi</text:p>
      <text:p text:style-name="Standard">Duredomino</text:p>
      <text:p text:style-name="Standard">Michael Bont</text:p>
      <text:p text:style-name="Standard">Significacion</text:p>
      <text:p text:style-name="Standard">=FRAN_0393_05710_L.jpg=</text:p>
      <text:p text:style-name="Standard">170.</text:p>
      <text:p text:style-name="Standard">Mercurii in vigillia ascencionis domini xxix maii capitulantibus dominis</text:p>
      <text:p text:style-name="Standard">Cantore</text:p>
      <text:p text:style-name="Standard">Succentore</text:p>
      <text:p text:style-name="Standard">Vayli</text:p>
      <text:p text:style-name="Standard">Secretain</text:p>
      <text:p text:style-name="Standard"><text:soft-page-break/>Penitenciario</text:p>
      <text:p text:style-name="Standard">Jerson</text:p>
      <text:p text:style-name="Standard">P Thomas</text:p>
      <text:p text:style-name="Standard">Chacy</text:p>
      <text:p text:style-name="Standard">Harenger</text:p>
      <text:p text:style-name="Standard">Archidiacono extra</text:p>
      <text:p text:style-name="Standard">Breton</text:p>
      <text:p text:style-name="Standard">Luillier</text:p>
      <text:p text:style-name="Standard">Gaillon</text:p>
      <text:p text:style-name="Standard">Le Herpeur</text:p>
      <text:p text:style-name="Standard">Hauny</text:p>
      <text:p text:style-name="Standard">} excusatis</text:p>
      <text:p text:style-name="Standard">Barre</text:p>
      <text:p text:style-name="Standard">ᗞespars</text:p>
      <text:p text:style-name="Standard">Du ᗞrac</text:p>
      <text:p text:style-name="Standard">Sohier</text:p>
      <text:p text:style-name="Standard">Boullardi</text:p>
      <text:p text:style-name="Standard">De Croces extra</text:p>
      <text:p text:style-name="Standard">Victri</text:p>
      <text:p text:style-name="Standard">Pion} extra</text:p>
      <text:p text:style-name="Standard">Aguenin</text:p>
      <text:p text:style-name="Standard">Parenti</text:p>
      <text:p text:style-name="Standard">Cancellario</text:p>
      <text:p text:style-name="Standard">ᗞe boulengario capituli</text:p>
      <text:p text:style-name="Standard">Venit ad primum Capituli boulengarius quia non facit bonum panem</text:p>
      <text:p text:style-name="Standard">Capituli et de sibi dicendo oneratus est dominus P. Famuli</text:p>
      <text:p text:style-name="Standard">Hodie magister G. Moys ut procurator m. Symone Cousin requisivit recipi</text:p>
      <text:p text:style-name="Standard">Requisicio receptacionis</text:p>
      <text:p text:style-name="Standard">ad prebendam Par. quam nunc obtinet seu nuper obtinebat dominus Guillelmus</text:p>
      <text:p text:style-name="Standard">ad prebendam Par.</text:p>
      <text:p text:style-name="Standard">d'Estampis nunc episopi Condomiensis Et hoc virtute licterarum apostolicarum hic exhibitarum</text:p>
      <text:p text:style-name="Standard">que tradite sunt per capitulum ad visitandum et refferendum magistro Jo. de Vaili canonico</text:p>
      <text:p text:style-name="Standard">Par. super quo fiet propter hoc convocacio ad primum capitulum et ibidem presens magister</text:p>
      <text:p text:style-name="Standard">Jo. Bastardi Cantor et canonicus Par. qui ut procurator dicti domini episcopi se opposuit</text:p>
      <text:p text:style-name="Standard">ne recipiatur ipse m. Sy. seu eius procurator et requisivit recipi ad</text:p>
      <text:p text:style-name="Standard">opposicionem alioquin appelat presentibus dominis suprascriptis</text:p>
      <text:p text:style-name="Standard"><text:soft-page-break/>Veneris post ascencionis ᗞomini ultima maii capitulantibus dominis</text:p>
      <text:p text:style-name="Standard">Succentore</text:p>
      <text:p text:style-name="Standard">Le Herpeur</text:p>
      <text:p text:style-name="Standard">Archidiacono</text:p>
      <text:p text:style-name="Standard">Penitenciario</text:p>
      <text:p text:style-name="Standard">Luillier</text:p>
      <text:p text:style-name="Standard">Barre</text:p>
      <text:p text:style-name="Standard">Chacy</text:p>
      <text:p text:style-name="Standard">Victri</text:p>
      <text:p text:style-name="Standard">excusatis</text:p>
      <text:p text:style-name="Standard">Sohier</text:p>
      <text:p text:style-name="Standard">Breton</text:p>
      <text:p text:style-name="Standard">Despars</text:p>
      <text:p text:style-name="Standard">Gaillon</text:p>
      <text:p text:style-name="Standard">Fraxinis</text:p>
      <text:p text:style-name="Standard">Cancellario</text:p>
      <text:p text:style-name="Standard">Hauny</text:p>
      <text:p text:style-name="Standard">Parenti</text:p>
      <text:p text:style-name="Standard">De Croces</text:p>
      <text:p text:style-name="Standard">extra</text:p>
      <text:p text:style-name="Standard">Jerson</text:p>
      <text:p text:style-name="Standard">Boullardi</text:p>
      <text:p text:style-name="Standard">Pion extra</text:p>
      <text:p text:style-name="Standard">Harenger</text:p>
      <text:p text:style-name="Standard">Cantore excusato</text:p>
      <text:p text:style-name="Standard">Causa promotoris capituli ad denunciacionem parrochianorum de Cristollio actorum</text:p>
      <text:p text:style-name="Standard">Continuacio</text:p>
      <text:p text:style-name="Standard">contra m. Jo. de Val presbyterum in ecclesia Sancti Mederici beneficiatum subditum etc</text:p>
      <text:p text:style-name="Standard">Cause promotoris</text:p>
      <text:p text:style-name="Standard">reum citatum ex officio ad hodie continuata est usque ad lune proxime per dominum</text:p>
      <text:p text:style-name="Standard">Succentorem alterum ad hoc commissorum per capitulum</text:p>
      <text:p text:style-name="Standard">=FRAN_0393_05711_L.jpg=</text:p>
      <text:p text:style-name="Standard">Davelius</text:p>
      <text:p text:style-name="Standard">CCCC liiii</text:p>
      <text:p text:style-name="Standard">Super requesta Johannis Davelius pro quadam domo sua apud Yvriacum</text:p>
      <text:p text:style-name="Standard">que spectat ad officium camere seu super qua idem officiarius percipit redditus nichil actum</text:p>
      <text:p text:style-name="Standard"><text:soft-page-break/>Quia conqueritur hic de magistro puerorum chori qui $dixit$ duxit heri de sero</text:p>
      <text:p text:style-name="Standard">pueros chori ad insulam hora qua debebat reascendi capsam sancti</text:p>
      <text:p text:style-name="Standard">Marcelli Deputantur domini Cantor et Le Herpeur ad loquendum cum ipso et</text:p>
      <text:p text:style-name="Standard">ad sibi demonstrandum deffectum commissum circa hoc.</text:p>
      <text:p text:style-name="Standard">continuacio convocacionis</text:p>
      <text:p text:style-name="Standard">Convocacio que fit ad hodie pro facto prebende ecclesie Par. ad quam</text:p>
      <text:p text:style-name="Standard">petit recipi procurator m. Symonis Cousin continuata est ad lune propter</text:p>
      <text:p text:style-name="Standard">absenciam nonnullorum dominorum Canonicorum</text:p>
      <text:p text:style-name="Standard">Causa promotoris Capituli actoris ad denunciacionem parrochianorum de Cristollio</text:p>
      <text:p text:style-name="Standard">Causa promotoris</text:p>
      <text:p text:style-name="Standard">Contra magistrum Jo. de Valle beneficiatum in ecclesia Sancti Mederici Parisiensis</text:p>
      <text:p text:style-name="Standard">contra m. Jo. de Vale</text:p>
      <text:p text:style-name="Standard">reum citatum ex officio continuata est per dominum Succentorem alterum commissorum ad hoc</text:p>
      <text:p text:style-name="Standard">ad lune in statu sub spe concordie de consensu parcium et alterius dictorum</text:p>
      <text:p text:style-name="Standard">parrochianorum qui elegit domicilium in hac causa et ejusdem deppendentes in domo habitis</text:p>
      <text:p text:style-name="Standard">domini Johannis Marconnelle presbyteri in claustro Par. et promisit refundere expendere</text:p>
      <text:p text:style-name="Standard">casu quo et quibus partibus injuntum est sub pena excommunicacionis et C marcarum argenti</text:p>
      <text:p text:style-name="Standard">ne alter alteri ipsorum dicat aut faciat aliquas juramentum presentibus Bernasse</text:p>
      <text:p text:style-name="Standard">promotore et dicto Marconnelle</text:p>
      <text:p text:style-name="Standard">De magistro puerorum</text:p>
      <text:p text:style-name="Standard">chori</text:p>
      <text:p text:style-name="Standard">501.</text:p>
      <text:p text:style-name="Standard">=FRAN_0393_05712_L.jpg=</text:p>
      <text:p text:style-name="Standard">502.</text:p>
      <text:p text:style-name="Standard">Lune iiia junii capitulantibus dominis</text:p>
      <text:p text:style-name="Standard">Cantore</text:p>
      <text:p text:style-name="Standard">De Croces</text:p>
      <text:p text:style-name="Standard">Archidiacono</text:p>
      <text:p text:style-name="Standard">Mondidier</text:p>
      <text:p text:style-name="Standard">Succentore</text:p>
      <text:p text:style-name="Standard">Aguenin</text:p>
      <text:p text:style-name="Standard">Cancellario</text:p>
      <text:p text:style-name="Standard">De Brolio</text:p>
      <text:p text:style-name="Standard">Penitenciario</text:p>
      <text:p text:style-name="Standard">Vayli</text:p>
      <text:p text:style-name="Standard">Chacy</text:p>
      <text:p text:style-name="Standard"><text:soft-page-break/>Luillier</text:p>
      <text:p text:style-name="Standard">Breton</text:p>
      <text:p text:style-name="Standard">Jerson</text:p>
      <text:p text:style-name="Standard">Gaillon</text:p>
      <text:p text:style-name="Standard">Gabriel</text:p>
      <text:p text:style-name="Standard">Barre</text:p>
      <text:p text:style-name="Standard">Le Herpeur</text:p>
      <text:p text:style-name="Standard">Hauny</text:p>
      <text:p text:style-name="Standard">Fraxinis</text:p>
      <text:p text:style-name="Standard">Du Drac</text:p>
      <text:p text:style-name="Standard">De domo m. Jo.</text:p>
      <text:p text:style-name="Standard">Hodie notarius capituli Par. retulit dominis capitulantibus quod de domo claustrali defuncti</text:p>
      <text:p text:style-name="Standard">Paillard</text:p>
      <text:p text:style-name="Standard">m. Jo. Paillard Cuius licitacio finitur ad hodie unus de dominis canonicis</text:p>
      <text:p text:style-name="Standard">obtulit et offert vixx et iiiior scuta Super quo nichil actum est.</text:p>
      <text:p text:style-name="Standard">Ad supplicacionem et requestam domini Gabrielis Harenger canonici Par. data est sibi</text:p>
      <text:p text:style-name="Standard">Gabriel</text:p>
      <text:p text:style-name="Standard">licencia facendi visitari reparaciones domus sue Claustralis.</text:p>
      <text:p text:style-name="Standard">Davelius</text:p>
      <text:p text:style-name="Standard">Super requesta Jo. Davelius petentis graciam et moderacionem de</text:p>
      <text:p text:style-name="Standard">xxiiii s. p. pro xxiiii s. t. placet dominis facere de parisiensi pro turonense pro isto anno</text:p>
      <text:p text:style-name="Standard">dumtaxat proviso quod gracia convertatur in reparacionibus</text:p>
      <text:p text:style-name="Standard">Super Colini Laurencii petentis sibi fieri graciam ad causam domus</text:p>
      <text:p text:style-name="Standard">quam inhabitat magister Philippus Dongny in vico de Champrosi Placet</text:p>
      <text:p text:style-name="Standard">dominis facere graciam de lx s.p. pro lx s. t. pro uno anno $dup$ dumtaxat</text:p>
      <text:p text:style-name="Standard">proviso quod gracia convertatur in reparacionibus</text:p>
      <text:p text:style-name="Standard">optacio prebende</text:p>
      <text:p text:style-name="Standard">pro magistro Pho. de</text:p>
      <text:p text:style-name="Standard">Hodie magister Jo. de Oliva ut procurator m. Phi. de Longollio canonici Par.</text:p>
      <text:p text:style-name="Standard">Longollio</text:p>
      <text:p text:style-name="Standard">optavit grossos fructus prebende m. G. d'Estampis casu quo</text:p>
      <text:p text:style-name="Standard">Magister Symon Cousin reciperetur ad ejus prebendam Par.</text:p>
      <text:p text:style-name="Standard">De boulengario</text:p>
      <text:p text:style-name="Standard">*</text:p>
      <text:p text:style-name="Standard">Hic comparuit boulengarius Capituli Et ipso audito qui commisit</text:p>
      <text:p text:style-name="Standard">Capituli Par.</text:p>
      <text:p text:style-name="Standard"><text:soft-page-break/>deffectus multos in pane Capituli ordinatum est quod ipse exnunc amoveatur</text:p>
      <text:p text:style-name="Standard">et quod fiat forum cum uno alio et ad providendum super hoc et de blado</text:p>
      <text:p text:style-name="Standard">tradito per m. Ro. de Fontanis deputantur domini Cantor Archidiaconus Succentor</text:p>
      <text:p text:style-name="Standard">Du Drac et dominus P. Famuli</text:p>
      <text:p text:style-name="Standard">De Colno</text:p>
      <text:p text:style-name="Standard">Laurens</text:p>
      <text:p text:style-name="Standard">Pion</text:p>
      <text:p text:style-name="Standard">Boullardi</text:p>
      <text:p text:style-name="Standard">Parenti</text:p>
      <text:p text:style-name="Standard">Secretain</text:p>
      <text:p text:style-name="Standard">P. Thomas</text:p>
      <text:p text:style-name="Standard">Sohier</text:p>
      <text:p text:style-name="Standard">Victri infirmo</text:p>
      <text:p text:style-name="Standard">Burdelot infirmo</text:p>
      <text:p text:style-name="Standard">Despars excusato</text:p>
      <text:p text:style-name="Standard">=FRAN_0393_05713_L.jpg=</text:p>
      <text:p text:style-name="Standard">Hodie discretus vir magister G. Moys ut procurator et nomine procuratorio venerabilis</text:p>
      <text:p text:style-name="Standard">viri m. Symonis Cousin canonici Par. Licterarum apostolicarum scriptoris Cubicularii.</text:p>
      <text:p text:style-name="Standard">Sanctissimi domini in Christo patris et domini nostri domini .N. divina providencia pape</text:p>
      <text:p text:style-name="Standard">quinti et familiaris continui commensalis ejusdem domini nostri licteratorie</text:p>
      <text:p text:style-name="Standard">Recepcio canonici Par.</text:p>
      <text:p text:style-name="Standard">fundata per instrumentum publicum signo et subscripcione magistri N. Bregion</text:p>
      <text:p text:style-name="Standard">Clerici Redonansis diocesis licterarum apostolicarum $m$ abreviatoris notarii publici munitum</text:p>
      <text:p text:style-name="Standard">de data Rome in domo habitacionis dicti m. Sy. Cousin sub anno a nativitate domini</text:p>
      <text:p text:style-name="Standard">millesimo cccc° liiii° indiccione secunda die vero xxiii mensis aprilis pontificatus ejusdem</text:p>
      <text:p text:style-name="Standard">G.de Stampis</text:p>
      <text:p text:style-name="Standard">domini nostri pape anno viii° peciit et requisivit prout alias recipi ad</text:p>
      <text:p text:style-name="Standard">canonicatum et prebendam ecclesie Par. quos obtinebat reverendus in Christo pater ac dominus dominus</text:p>
      <text:p text:style-name="Standard">G. Dei gracia episcopus Montisalbantis nuper liberos et vacantes per liberarum resignacionem</text:p>
      <text:p text:style-name="Standard">ipsius domini tunc episcopi Montisalbantis de illis quos unacum ecclesia</text:p>
      <text:p text:style-name="Standard">Montisalbantis Cui eciam preerat ex concessione et dispensacione sedis</text:p>
      <text:p text:style-name="Standard">apostolice obtinebat in manibus ipsius domini nostri pape sponte factam et per</text:p>
      <text:p text:style-name="Standard">ipsum dominum nostrum papam admissam ac eidem magistro Symoni cum suis juribus</text:p>
      <text:p text:style-name="Standard">et pertinentiis universis collatos / et de quibus canonicatu et prebenda cum suis juribus</text:p>
      <text:p text:style-name="Standard">et pertinentiis predictis ipse magister Symon fuit positus et inductus in</text:p>
      <text:p text:style-name="Standard"><text:soft-page-break/>in possessionem corporalem seu quasi per reverendum in Christo patrem ac dominum dominum Jacobum</text:p>
      <text:p text:style-name="Standard">eadem gracia episcopum Perusinum alterum judicum seu executorem dicte gracie et</text:p>
      <text:p text:style-name="Standard">licterarum apostolicarum super hoc confectarum prout de hujusmodi resignacione ac collacione dictorum</text:p>
      <text:p text:style-name="Standard">canonicatus et prebende sic factis per licteras apostolicas graciosas scilicet et excutores super hoc</text:p>
      <text:p text:style-name="Standard">confectus de data Rome apud secundum pe. anno incarnacionis domini millesimo</text:p>
      <text:p text:style-name="Standard">cccc liii° viii° idem marcii pountificatus eiusdem domini nostri Anno vii° ac possessione</text:p>
      <text:p text:style-name="Standard">hujusmodi sic tradita eidem magistro Symoni de dictis canonicatu et prebenda cum dictis</text:p>
      <text:p text:style-name="Standard">suis juribus per processum dicti domini episcopi Perusini inde secutum ejus</text:p>
      <text:p text:style-name="Standard">sigillo sigillatum signo et subscripcione dicti m. Niolay notarii publici signati de</text:p>
      <text:p text:style-name="Standard">data Rome apud dictum Sanctum Petrum in palacio apostolico sub anno a nativitate</text:p>
      <text:p text:style-name="Standard">domini millesimo cccc° liiii judicus secundum mensis vero aprilis die xvii pontificatus ejusdem domini</text:p>
      <text:p text:style-name="Standard">nostri pape Anno octavo legitime constitit et in eisdem videbitur contineri</text:p>
      <text:p text:style-name="Standard">Super quo ipso procuratore et venerabili viro magistro Jo. Bastardi cantore et canonico</text:p>
      <text:p text:style-name="Standard">Par. qui nuper ut procurator dicti domini episcopi Montisalbani recepit dicti m.</text:p>
      <text:p text:style-name="Standard">Symonis se opposuerant a capitulo absentibus domini capitulantes deliberaverunt</text:p>
      <text:p text:style-name="Standard">Et deliberacione super hoc prehabita / Audita prius relacione et oppinione</text:p>
      <text:p text:style-name="Standard">nonnullorum dominorum canonicorum Par. ad visitandum licteras et processus atque minuta</text:p>
      <text:p text:style-name="Standard">cccc liiii</text:p>
      <text:p text:style-name="Standard">503.</text:p>
      <text:p text:style-name="Standard">=FRAN_0393_05714_L.jpg=</text:p>
      <text:p text:style-name="Standard">504.</text:p>
      <text:p text:style-name="Standard">predicta et refferendum commissorum prefati domini capitulantibus prefatum magistrum</text:p>
      <text:p text:style-name="Standard">Symonem Cousin in persona venerabilis viri magistri $S$ Roberti Cibolle</text:p>
      <text:p text:style-name="Standard">cancellarii et Canonici Par. ibidem presentis procuratoris et nomine procuratorio dicti</text:p>
      <text:p text:style-name="Standard">m. Symonis per instrmentum publicum signo et subscripcione dicti m. N. Bregion</text:p>
      <text:p text:style-name="Standard">notarii publici munitum de data predicte diei xxiiii. aprilid anni</text:p>
      <text:p text:style-name="Standard">predicti cccc liiii indiccione secunda pontificatus dicti domini nostri pape anno</text:p>
      <text:p text:style-name="Standard">viii° / Ad Canonicatum et prebendam ecclesie Par. predictos et de quibus</text:p>
      <text:p text:style-name="Standard">in dictis licteris et processibus fit mencio et in eisdem lacius continetur</text:p>
      <text:p text:style-name="Standard">receperunt et admiserunt Quiquidem magister Ro. procurator et nomine procuratorio</text:p>
      <text:p text:style-name="Standard">antedictus juravit in forma ut continetur in parvo pastorali solvit</text:p>
      <text:p text:style-name="Standard">jura assueta videlicet xxii £. x s. pro sua hujusmodi recepcione Et post</text:p>
      <text:p text:style-name="Standard">modum fuit installiatus in choro adhibitis solenitatibus assuetis et postea</text:p>
      <text:p text:style-name="Standard">fuit sibi locus assignatus in capitulo ut moris est</text:p>
      <text:p text:style-name="Standard"><text:soft-page-break/>Hodie dum magister Jo. Bastardi ut cantor ecclesie Par. utendo jure suo</text:p>
      <text:p text:style-name="Standard">Opposicio et protestacio</text:p>
      <text:p text:style-name="Standard">$ex$ eciam ex ordinacione et mandato capituli Par. installeret in choro dicte</text:p>
      <text:p text:style-name="Standard">domini Cantoris</text:p>
      <text:p text:style-name="Standard">ecclesie prefatum magistrum Ro. Cibolle ut procuratorem dicti m. Sy. Cousin</text:p>
      <text:p text:style-name="Standard">qui hodie fuit receptus ad canonicatum et prebendam dicte ecclesie Par. de quibus</text:p>
      <text:p text:style-name="Standard">supra fit mencio protestatus est expresse quod non obstante hujusmodi installacione</text:p>
      <text:p text:style-name="Standard">non intendebat se desistere ab opposicione quam nuper fecerat ut protr reverendus in Christo</text:p>
      <text:p text:style-name="Standard">patris domini G. episcopi Montisalbantis recepcionis dicti m. Symonis sed eidem</text:p>
      <text:p text:style-name="Standard">intendebat persistere.</text:p>
      <text:p text:style-name="Standard">=FRAN_0393_05715_L.jpg=</text:p>
      <text:p text:style-name="Standard">Mercurii quinta junii capitulantibus dominis.</text:p>
      <text:p text:style-name="Standard">Cantore</text:p>
      <text:p text:style-name="Standard">Vayli</text:p>
      <text:p text:style-name="Standard">Du Drac</text:p>
      <text:p text:style-name="Standard">Archidiacono de Josayo</text:p>
      <text:p text:style-name="Standard">Luillier</text:p>
      <text:p text:style-name="Standard">Mondidier</text:p>
      <text:p text:style-name="Standard">} excusatis</text:p>
      <text:p text:style-name="Standard">Succentore</text:p>
      <text:p text:style-name="Standard">Jerson</text:p>
      <text:p text:style-name="Standard">Victri</text:p>
      <text:p text:style-name="Standard">Cancellario</text:p>
      <text:p text:style-name="Standard">Harenger</text:p>
      <text:p text:style-name="Standard">Despars</text:p>
      <text:p text:style-name="Standard">Penitenciario</text:p>
      <text:p text:style-name="Standard">Le Herpeur</text:p>
      <text:p text:style-name="Standard">Burdelot infirmo</text:p>
      <text:p text:style-name="Standard">Chacy</text:p>
      <text:p text:style-name="Standard">Sohier</text:p>
      <text:p text:style-name="Standard">Breton presente.</text:p>
      <text:p text:style-name="Standard">Gaillon</text:p>
      <text:p text:style-name="Standard">Fraxinis</text:p>
      <text:p text:style-name="Standard">Barre</text:p>
      <text:p text:style-name="Standard">Pion</text:p>
      <text:p text:style-name="Standard">Parenti</text:p>
      <text:p text:style-name="Standard"><text:soft-page-break/>Hauny</text:p>
      <text:p text:style-name="Standard">Secretain</text:p>
      <text:p text:style-name="Standard">De Croces</text:p>
      <text:p text:style-name="Standard">Aguenin</text:p>
      <text:p text:style-name="Standard">Boullardi</text:p>
      <text:p text:style-name="Standard">De Brolio</text:p>
      <text:p text:style-name="Standard">P. Thomas</text:p>
      <text:p text:style-name="Standard">Tradicio domus claustralis</text:p>
      <text:p text:style-name="Standard">Domus claustralis deffuncti m. Jo. Paillard dum viveret canonici Par. per</text:p>
      <text:p text:style-name="Standard">m. G. Burdelot</text:p>
      <text:p text:style-name="Standard">deliberacionem capituli tradita et expedita est magistro Guidoni Burdelot</text:p>
      <text:p text:style-name="Standard">canonico Par. licet absentem tamquam plus offerente et ultimo incarizante pro</text:p>
      <text:p text:style-name="Standard">vixx iiiior scutis auri . Modo et forma consuetis etc.</text:p>
      <text:p text:style-name="Standard">Hodie magister Ro. Cibolle ut procurator m. Sy. Cousin canonici Par. fuit instillatus</text:p>
      <text:p text:style-name="Standard">et sibi locus assignatus in capitulo Par. per domino Succentor loco et in absencia domini</text:p>
      <text:p text:style-name="Standard">Cantoris .</text:p>
      <text:p text:style-name="Standard">Hodie magister Jo. de Oliva ut procurator m. Phi. de Longollio optavit apud</text:p>
      <text:p text:style-name="Standard">Opcio &lt;</text:p>
      <text:p text:style-name="Standard">Layacum grossos fructus etc. loco m. G. d'Estampis ad prebendam</text:p>
      <text:p text:style-name="Standard">Cujus nuper fuit receptus m. Sy. Cousin.</text:p>
      <text:p text:style-name="Standard">Symiliter optavit magister Jo. Aguenin pro se.</text:p>
      <text:p text:style-name="Standard">Symiliter dominus Cantor loco dicti d'Estampis casu quo $c$ dimerent prebendam etc.</text:p>
      <text:p text:style-name="Standard">Super requesta Dyonisii Martin petentis habere provisionem saltim habere</text:p>
      <text:p text:style-name="Standard">illud quod sibi debetur ab ecclesia ordinatum est quod dicatur eidem quod recedat ab ecclesia</text:p>
      <text:p text:style-name="Standard">et solvatur de mense maii preterito et super hoc habuit mandatum Capituli magister V. de</text:p>
      <text:p text:style-name="Standard">Crosses officiarius etc videlicet de xli s. iiii d. par.</text:p>
      <text:p text:style-name="Standard">Hodie magister Ste. de Mondidier canonicus Par. existens in suo turno magno ad beneficia</text:p>
      <text:p text:style-name="Standard">conferenda etc. Cum protestaciobus assuetis / . Contulit in capitulo Par. Stephano George ejus</text:p>
      <text:p text:style-name="Standard">clerico diocesis Cameracensis capellaniam ad altare sancte Fidis in ecclesia Par. vacantem per</text:p>
      <text:p text:style-name="Standard">obitum deffuncti magistri Mathurini Bernardi postquam ipsa fuit prius declarata</text:p>
      <text:p text:style-name="Standard">vacans etc. presentibus magistris Jo. Aguenin et M. de Fraxinis cum pluribus aliis Canonicis</text:p>
      <text:p text:style-name="Standard">Conclusum est quod magister Martinus de Fraxinis habeat ad vitam domum claustralem</text:p>
      <text:p text:style-name="Standard">De domo claustrali</text:p>
      <text:p text:style-name="Standard">quam inhabitat Hugo Paté mediante C £. par. pro exponendo in reparacionibus neccessariis ordinacioni</text:p>
      <text:p text:style-name="Standard">juratorum sic quod ipsis expensis expositis tenebitur manutenere in tali aut meliori</text:p>
      <text:p text:style-name="Standard"><text:soft-page-break/>statu prout erit expositis dictis C. £. p. Quod ipse moere acceptavit propter quod nichil actum est</text:p>
      <text:p text:style-name="Standard">CCCC° liiii°</text:p>
      <text:p text:style-name="Standard">Installacio in capitulo</text:p>
      <text:p text:style-name="Standard">Canonici Par.</text:p>
      <text:p text:style-name="Standard">iiC liii fo</text:p>
      <text:p text:style-name="Standard">505</text:p>
      <text:p text:style-name="Standard">Ay Martini</text:p>
      <text:p text:style-name="Standard">i</text:p>
      <text:p text:style-name="Standard">Collacio capellani</text:p>
      <text:p text:style-name="Standard">=FRAN_0393_05716_L.jpg=</text:p>
      <text:p text:style-name="Standard">506.</text:p>
      <text:p text:style-name="Standard">Veneris viia junii capitulantibus dominis.</text:p>
      <text:p text:style-name="Standard">Cantore</text:p>
      <text:p text:style-name="Standard">De Croces</text:p>
      <text:p text:style-name="Standard">Archidiacono</text:p>
      <text:p text:style-name="Standard">Pion</text:p>
      <text:p text:style-name="Standard">Succentore</text:p>
      <text:p text:style-name="Standard">Mondidier</text:p>
      <text:p text:style-name="Standard">Parenti</text:p>
      <text:p text:style-name="Standard">Cancellario</text:p>
      <text:p text:style-name="Standard">Aguenin</text:p>
      <text:p text:style-name="Standard">Boullardi</text:p>
      <text:p text:style-name="Standard">Penitenciario</text:p>
      <text:p text:style-name="Standard">Luillier</text:p>
      <text:p text:style-name="Standard">Burdelot</text:p>
      <text:p text:style-name="Standard">Chacy</text:p>
      <text:p text:style-name="Standard">Jerson</text:p>
      <text:p text:style-name="Standard">Despars</text:p>
      <text:p text:style-name="Standard">Breton</text:p>
      <text:p text:style-name="Standard">De Brolio</text:p>
      <text:p text:style-name="Standard">P. Thomas</text:p>
      <text:p text:style-name="Standard">Gaillon</text:p>
      <text:p text:style-name="Standard">Harenger</text:p>
      <text:p text:style-name="Standard">Vayli</text:p>
      <text:p text:style-name="Standard">Hauny</text:p>
      <text:p text:style-name="Standard">Le Herpeur</text:p>
      <text:p text:style-name="Standard"><text:soft-page-break/>Secretain</text:p>
      <text:p text:style-name="Standard">Du Drac</text:p>
      <text:p text:style-name="Standard">Sohier</text:p>
      <text:p text:style-name="Standard">Victri</text:p>
      <text:p text:style-name="Standard">Barre excusato</text:p>
      <text:p text:style-name="Standard">Fraxinis</text:p>
      <text:p text:style-name="Standard">Hodie Guillelmus Coulon serviens regis adjournavit capitulum super tribus deffectis contra</text:p>
      <text:p text:style-name="Standard">illos de Sancta Opportuna ad causam certarum masuram prope Santam Opportunam concernandum</text:p>
      <text:p text:style-name="Standard">Adjournamentum</text:p>
      <text:p text:style-name="Standard">domus des Ras spectans pueris chori ecclesie Par. videlicet ad primam diem placitallem</text:p>
      <text:p text:style-name="Standard">in Castalleto Super quo ordinatum est quod fiat Cedula Petro Genenoys procuratori capituli</text:p>
      <text:p text:style-name="Standard">ut negat peticionem etc.</text:p>
      <text:p text:style-name="Standard">Hodie magister R. Hauny canonicus Par. supplicavit capitulo sibi tradi ex mutuo super sua</text:p>
      <text:p text:style-name="Standard">cedula aut super sibi debitis per dominum de La Tremoulle xx. aut xxx. scuta</text:p>
      <text:p text:style-name="Standard">auri pro exponendo in reparacionibus domus claustralis que fuit defuncti m. Jo.</text:p>
      <text:p text:style-name="Standard">Le Monstardier . Super quo placet dominis quod sibi tradantur ex mutuo xx scuta</text:p>
      <text:p text:style-name="Standard">Hodie m. Guido Burdelot canonicus Par. tradidit pro quolibet domino canonico Par. presenti</text:p>
      <text:p text:style-name="Standard">et lucrante ii s. par. pro parvo domus sue claustralis que fuit defuncti m. Jo.</text:p>
      <text:p text:style-name="Standard">Magister G. Burdelot</text:p>
      <text:p text:style-name="Standard">Paillard quam nuper emit a capitulo et obtulit consignare in manu m.</text:p>
      <text:p text:style-name="Standard">pro domo sua</text:p>
      <text:p text:style-name="Standard">V. de Croces aut notario capituli principale vendicionis dicte sue domus donec / et</text:p>
      <text:p text:style-name="Standard">quousque ipse fuerit pacificus possessor eiusdem domus videlicet vixx iiiior scuta</text:p>
      <text:p text:style-name="Standard">auri. Super quo placet dominis quod consignet in manu dicti m. V. ut petit</text:p>
      <text:p text:style-name="Standard">dictam summam.</text:p>
      <text:p text:style-name="Standard">Hodie domini Cancellarius De Croces et Pion fecerunt suam relacionem de Sancto</text:p>
      <text:p text:style-name="Standard">Mathurino de Liricantu ubi fuerunt in festo Ascencionis domini novissime</text:p>
      <text:p text:style-name="Standard">preterito Super quo domini regraciaverunt etc.</text:p>
      <text:p text:style-name="Standard">De domino P. Le Page actore contra m. Ja. Barre canonicum Par. citatum ad primam diem</text:p>
      <text:p text:style-name="Standard">Capitularem et tradet idem actor suam peticionem in scriptis per modum</text:p>
      <text:p text:style-name="Standard">Cedule cum partibus actore munito consilio Salion.</text:p>
      <text:p text:style-name="Standard">Per deliberacionem capituli inhibitum est in pleno Capitulo Dionisio Martini</text:p>
      <text:p text:style-name="Standard">canonico Sancti Jo. Rotundi ne de cetero faciat officium in choro ecclesie Par. et sibi</text:p>
      <text:p text:style-name="Standard">provideat alibi Alioquin providebitur per capitulum</text:p>
      <text:p text:style-name="Standard">Hauny</text:p>
      <text:p text:style-name="Standard">Relacio de Sancto</text:p>
      <text:p text:style-name="Standard"><text:soft-page-break/>Mathurino</text:p>
      <text:p text:style-name="Standard">Causa</text:p>
      <text:p text:style-name="Standard">De Dionisio</text:p>
      <text:p text:style-name="Standard">Martini</text:p>
      <text:p text:style-name="Standard">xxi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8</meta:editing-cycles>
    <meta:print-date>2023-01-31T21:48:00</meta:print-date>
    <meta:creation-date>2023-01-30T15:29:00</meta:creation-date>
    <dc:date>2023-07-11T17:08:10.115157312</dc:date>
    <meta:editing-duration>P1DT2H51M1S</meta:editing-duration>
    <meta:generator>LibreOffice/7.5.2.2$MacOSX_AARCH64 LibreOffice_project/53bb9681a964705cf672590721dbc85eb4d0c3a2</meta:generator>
    <meta:document-statistic meta:table-count="0" meta:image-count="0" meta:object-count="0" meta:page-count="89" meta:paragraph-count="3141" meta:word-count="14992" meta:character-count="99472" meta:non-whitespace-character-count="87621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